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070000242D00001B30E723C614.svm"/>
  <manifest:file-entry manifest:media-type="" manifest:full-path="Pictures/20000007000018CF000018CF1BAE2D9E.svm"/>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image/png" manifest:full-path="Object 61/Pictures/10000000000000200000002000309F1C.png"/>
  <manifest:file-entry manifest:media-type="text/xml" manifest:full-path="Object 61/settings.xml"/>
  <manifest:file-entry manifest:media-type="text/xml" manifest:full-path="Object 61/styles.xml"/>
  <manifest:file-entry manifest:media-type="application/vnd.oasis.opendocument.graphics"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image/png" manifest:full-path="Object 12/Pictures/10000000000000200000002000309F1C.png"/>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image/png" manifest:full-path="Object 17/Pictures/10000000000000200000002000309F1C.png"/>
  <manifest:file-entry manifest:media-type="text/xml" manifest:full-path="Object 17/settings.xml"/>
  <manifest:file-entry manifest:media-type="text/xml" manifest:full-path="Object 17/styles.xml"/>
  <manifest:file-entry manifest:media-type="application/vnd.oasis.opendocument.graphics" manifest:version="1.2" manifest:full-path="Object 17/"/>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rdf+xml" manifest:full-path="manifest.rdf"/>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 manifest:full-path="ObjectReplacements/Object 64"/>
  <manifest:file-entry manifest:media-type="" manifest:full-path="ObjectReplacements/Object 65"/>
  <manifest:file-entry manifest:media-type="" manifest:full-path="ObjectReplacements/Object 66"/>
  <manifest:file-entry manifest:media-type=""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4"/>
  <manifest:file-entry manifest:media-type="" manifest:full-path="ObjectReplacements/Object 8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83"/>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3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 manifest:full-path="ObjectReplacements/Object 58"/>
  <manifest:file-entry manifest:media-type=""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image/png" manifest:full-path="Object 53/Pictures/10000000000000200000002000309F1C.png"/>
  <manifest:file-entry manifest:media-type="text/xml" manifest:full-path="Object 53/settings.xml"/>
  <manifest:file-entry manifest:media-type="text/xml" manifest:full-path="Object 53/styles.xml"/>
  <manifest:file-entry manifest:media-type="application/vnd.oasis.opendocument.graphics"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image/png" manifest:full-path="Object 54/Pictures/10000000000000200000002000309F1C.png"/>
  <manifest:file-entry manifest:media-type="text/xml" manifest:full-path="Object 54/settings.xml"/>
  <manifest:file-entry manifest:media-type="text/xml" manifest:full-path="Object 54/styles.xml"/>
  <manifest:file-entry manifest:media-type="application/vnd.oasis.opendocument.graphics"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image/png" manifest:full-path="Object 23/Pictures/10000000000000200000002000309F1C.png"/>
  <manifest:file-entry manifest:media-type="text/xml" manifest:full-path="Object 23/settings.xml"/>
  <manifest:file-entry manifest:media-type="text/xml" manifest:full-path="Object 23/styles.xml"/>
  <manifest:file-entry manifest:media-type="application/vnd.oasis.opendocument.graphics"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4" svg:font-family="Arial"/>
    <style:font-face style:name="OpenSymbol1" svg:font-family="OpenSymbol"/>
    <style:font-face style:name="Courier New" svg:font-family="'Courier New'" style:font-family-generic="modern"/>
    <style:font-face style:name="Arial2"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Tabelle4" style:family="table">
      <style:table-properties style:width="177.8mm" table:align="margins"/>
    </style:style>
    <style:style style:name="Tabelle4.A" style:family="table-column">
      <style:table-column-properties style:column-width="158.04mm" style:rel-column-width="58251*"/>
    </style:style>
    <style:style style:name="Tabelle4.B" style:family="table-column">
      <style:table-column-properties style:column-width="19.76mm" style:rel-column-width="7284*"/>
    </style:style>
    <style:style style:name="Tabelle4.A1" style:family="table-cell">
      <style:table-cell-properties style:vertical-align="middle" fo:padding="0.97mm" fo:border="none"/>
    </style:style>
    <style:style style:name="Table1" style:family="table">
      <style:table-properties style:width="177.8mm" table:align="margins"/>
    </style:style>
    <style:style style:name="Table1.A" style:family="table-column">
      <style:table-column-properties style:column-width="158.04mm" style:rel-column-width="58251*"/>
    </style:style>
    <style:style style:name="Table1.B" style:family="table-column">
      <style:table-column-properties style:column-width="19.76mm" style:rel-column-width="7284*"/>
    </style:style>
    <style:style style:name="Table1.A1" style:family="table-cell">
      <style:table-cell-properties style:vertical-align="middle" fo:padding="0.97mm" fo:border="none"/>
    </style:style>
    <style:style style:name="Table2" style:family="table">
      <style:table-properties style:width="177.8mm" table:align="margins"/>
    </style:style>
    <style:style style:name="Table2.A" style:family="table-column">
      <style:table-column-properties style:column-width="158.04mm" style:rel-column-width="58251*"/>
    </style:style>
    <style:style style:name="Table2.B" style:family="table-column">
      <style:table-column-properties style:column-width="19.76mm" style:rel-column-width="7284*"/>
    </style:style>
    <style:style style:name="Table2.A1" style:family="table-cell">
      <style:table-cell-properties style:vertical-align="middle" fo:padding="0.97mm" fo:border="none"/>
    </style:style>
    <style:style style:name="Table4" style:family="table">
      <style:table-properties style:width="177.8mm" table:align="margins"/>
    </style:style>
    <style:style style:name="Table4.A" style:family="table-column">
      <style:table-column-properties style:column-width="158.04mm" style:rel-column-width="58251*"/>
    </style:style>
    <style:style style:name="Table4.B" style:family="table-column">
      <style:table-column-properties style:column-width="19.76mm" style:rel-column-width="7284*"/>
    </style:style>
    <style:style style:name="Table4.A1" style:family="table-cell">
      <style:table-cell-properties style:vertical-align="middle" fo:padding="0.97mm" fo:border="none"/>
    </style:style>
    <style:style style:name="Table3" style:family="table">
      <style:table-properties style:width="177.8mm" fo:margin-top="0mm" fo:margin-bottom="2.54mm" table:align="margins"/>
    </style:style>
    <style:style style:name="Table3.A" style:family="table-column">
      <style:table-column-properties style:column-width="158.04mm" style:rel-column-width="58251*"/>
    </style:style>
    <style:style style:name="Table3.B" style:family="table-column">
      <style:table-column-properties style:column-width="19.76mm" style:rel-column-width="7284*"/>
    </style:style>
    <style:style style:name="Table3.A1" style:family="table-cell">
      <style:table-cell-properties style:vertical-align="middle" fo:padding="0.97mm"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paragraph-properties fo:break-before="page"/>
    </style:style>
    <style:style style:name="P4" style:family="paragraph" style:parent-style-name="Text_20_body" style:list-style-name="Bullets_20_-_20_diamonds"/>
    <style:style style:name="P5" style:family="paragraph" style:parent-style-name="Text_20_body" style:list-style-name="Hierarchical_20_-_20_1_2c__20_a_2c__20_i_2c__20_etc."/>
    <style:style style:name="P6" style:family="paragraph" style:parent-style-name="Text_20_body_2c__20_no_20_space_20_after" style:list-style-name="Bullets_20_-_20_diamonds"/>
    <style:style style:name="T1" style:family="text">
      <style:text-properties style:font-name="OpenSymbol" style:font-name-asian="OpenSymbol" style:font-name-complex="OpenSymbol"/>
    </style:style>
    <style:style style:name="T2" style:family="text">
      <style:text-properties style:font-name="OpenSymbol" fo:font-style="normal" style:font-name-asian="OpenSymbol" style:font-style-asian="normal" style:font-name-complex="OpenSymbol" style:font-style-complex="normal"/>
    </style:style>
    <style:style style:name="T3" style:family="text">
      <style:text-properties style:font-name="Symbol" style:font-name-asian="Symbol" style:font-name-complex="Symbol"/>
    </style:style>
    <style:style style:name="T4" style:family="text">
      <style:text-properties style:font-name="Arial1"/>
    </style:style>
    <style:style style:name="T5" style:family="text">
      <style:text-properties style:font-name="Arial1" fo:font-style="normal" style:font-style-asian="normal" style:font-style-complex="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font-style="italic" style:font-style-asian="italic" style:font-weight-asian="bold" style:font-style-complex="italic"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style:text-position="sub 58%"/>
    </style:style>
    <style:style style:name="T12" style:family="text">
      <style:text-properties style:text-position="sub 58%" style:font-weight-asian="bold" style:font-weight-complex="bold"/>
    </style:style>
    <style:style style:name="T13" style:family="text">
      <style:text-properties style:text-position="sub 58%" fo:font-style="italic" style:font-style-asian="italic" style:font-style-complex="italic"/>
    </style:style>
    <style:style style:name="T14" style:family="text">
      <style:text-properties style:text-position="sub 58%" fo:font-style="normal" style:font-style-asian="normal" style:font-style-complex="normal"/>
    </style:style>
    <style:style style:name="T15" style:family="text">
      <style:text-properties style:font-weight-asian="bold" style:font-weight-complex="bold"/>
    </style:style>
    <style:style style:name="fr1" style:family="graphic" style:parent-style-name="Frame">
      <style:graphic-properties fo:margin-left="0mm" fo:margin-right="0mm" fo:margin-top="0mm" fo:margin-bottom="2.54mm" style:wrap="none" style:vertical-pos="from-top" style:vertical-rel="paragraph" style:horizontal-pos="from-left" style:horizontal-rel="paragraph" fo:padding="0mm" fo:border="non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OLE">
      <style:graphic-properties fo:margin-left="0mm" fo:margin-right="0mm" fo:margin-top="0mm" fo:margin-bottom="0mm" style:run-through="foreground" style:wrap="none" style:vertical-pos="top" style:vertical-rel="paragraph" style:horizontal-pos="center" style:horizontal-rel="paragraph" fo:padding="0mm" fo:border="none" style:shadow="none" draw:ole-draw-aspect="1"/>
    </style:style>
    <style:style style:name="fr5"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draw:ole-draw-aspect="1"/>
    </style:style>
    <style:style style:name="fr9" style:family="graphic" style:parent-style-name="Formula">
      <style:graphic-properties style:vertical-pos="middle" style:vertical-rel="text" style:horizontal-pos="from-left" style:horizontal-rel="paragraph-content" fo:padding="2.03mm" fo:border="0.35mm solid #000000" style:shadow="none" draw:ole-draw-aspect="1"/>
    </style:style>
    <style:style style:name="fr10"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librating a Bucket</text:p>
      <text:p text:style-name="Subtitle_2c__20_no_20_space">Don Peterson <text:a xlink:type="simple" xlink:href="mailto:someonesdad1@gmail.com" text:style-name="Internet_20_link" text:visited-style-name="Visited_20_Internet_20_Link">someonesdad1@gmail.com</text:a> </text:p>
      <text:p text:style-name="Subtitle">Created: <text:s/>18 Feb 2012, last changed 28 Oct 2023</text:p>
      <text:p text:style-name="Text_20_body">I have a 5 gallon paint bucket that I'd like to calibrate with marks on the bucket's side to indicate the volume contained in the bucket. <text:s/>I'd like to be able to mark the bucket with different units, such as gallons, liters, and cubic feet. <text:s/>A formula can be derived to do this. <text:s/>We'll give a couple of examples. <text:s/>If you're interested in the derivation, see the appendix. <text:s/>The calibration accuracy will likely be on the order of one to a few percent.</text:p>
      <text:p text:style-name="Text_20_body">The results given here work for a bucket of any cross-sectional shape and tapering sides:</text:p>
      <text:p text:style-name="Text_20_body"><draw:frame draw:style-name="fr1" draw:name="Frame5" text:anchor-type="paragraph" svg:x="18.45mm" svg:y="0.04mm" svg:width="140.93mm" draw:z-index="89"><draw:text-box fo:min-height="37.39mm"><text:p text:style-name="Figure"><draw:frame draw:style-name="fr4" draw:name="Object53" text:anchor-type="paragraph" svg:width="140.93mm" svg:height="37.39mm" style:rel-height="scale" draw:z-index="90"><draw:object xlink:href="./Object 53" xlink:type="simple" xlink:show="embed" xlink:actuate="onLoad"/><draw:image xlink:href="./ObjectReplacements/Object 53" xlink:type="simple" xlink:show="embed" xlink:actuate="onLoad"/></draw:frame>Figure <text:sequence text:ref-name="refFigure4" text:name="Figure" text:formula="ooow:Figure+1" style:num-format="1">1</text:sequence></text:p></draw:text-box></draw:frame>The requirements are that it be a right <text:a xlink:type="simple" xlink:href="https://en.wikipedia.org/wiki/Frustum" text:style-name="Internet_20_link" text:visited-style-name="Visited_20_Internet_20_Link">frustum</text:a>, which has been misspelled as "<text:span text:style-name="Misspelled">frustrum</text:span>" for millenia. <text:s/>In general, a frustum is a figure between two parallel planes cutting a solid. <text:s/>Here, I'll make the assumption that it's a conical frustum, which means that the lines constructing the sides as shown in <text:sequence-ref text:reference-format="text" text:ref-name="refFigure4">Figure 1</text:sequence-ref> all meet at a point. <text:s/>In addition, we'll make the following assumptions:</text:p>
      <text:list xml:id="list7209059577581906732" text:style-name="Bullets_20_-_20_diamonds">
        <text:list-item>
          <text:p text:style-name="P6">The top and bottom plane figures of the bucket are geometrically similar (they can be polygonal or a non-intersecting curve).</text:p>
        </text:list-item>
        <text:list-item>
          <text:p text:style-name="P6">The vertical axis is perpendicular to the top and bottom planes and is parallel to the gravitational acceleration vector.</text:p>
        </text:list-item>
        <text:list-item>
          <text:p text:style-name="P4">The top area is equal to or larger than the bottom area.</text:p>
        </text:list-item>
      </text:list>
      <text:h text:style-name="Heading_20_1" text:outline-level="1"><text:bookmark-start text:name="__RefHeading__95865_1768474089"/>5 gallon bucket<text:bookmark-end text:name="__RefHeading__95865_1768474089"/></text:h>
      <text:p text:style-name="Text_20_body">The 5 gallon bucket is a common size for paints and industrial chemicals and it's usually a frustum of a nearly circular cone. <text:s/>Since we wind up with one of these buckets after e.g. painting the house, it can be useful to make calibration marks on the exterior or interior to help with various tasks around the house. <text:s/>For mixing concrete, I like to have divisions in cubic feet. <text:s/>For other US-related things, I like to have gallons marked. <text:s/>For general use, having liters marked is handy to allow you to work in SI units.</text:p>
      <text:p text:style-name="Text_20_body">We'll assume the bucket has a circular cross section. <text:s/>It will taper from the top to the bottom (this is so it can be withdrawn from its mold). <text:s/>We need the following dimensions of the bucket:</text:p>
      <text:p text:style-name="Where">D = diameter at inside top</text:p>
      <text:p text:style-name="Where">d = diameter at inside bottom</text:p>
      <text:p text:style-name="Where">h = height from inside bottom to top</text:p>
      <text:p text:style-name="Where_20_end">offset = <text:span text:style-name="T1"></text:span> = distance from inside bottom to the plane that the bucket sits on</text:p>
      <text:p text:style-name="Text_20_body">The offset may be a bit confusing; here's a drawing of the bucket's cross section:</text:p>
      <text:p text:style-name="Text_20_body"><draw:frame draw:style-name="fr1" draw:name="Frame4" text:anchor-type="paragraph" svg:x="38.33mm" svg:y="-0.07mm" svg:width="120.7mm" draw:z-index="16"><draw:text-box fo:min-height="88.56mm"><text:p text:style-name="Figure"><draw:frame draw:style-name="fr5" draw:name="Object12" text:anchor-type="paragraph" svg:x="1.87mm" svg:y="2.13mm" svg:width="120.67mm" style:rel-width="100%" svg:height="88.53mm" style:rel-height="scale" draw:z-index="18"><draw:object xlink:href="./Object 12" xlink:type="simple" xlink:show="embed" xlink:actuate="onLoad"/><draw:image xlink:href="./ObjectReplacements/Object 12" xlink:type="simple" xlink:show="embed" xlink:actuate="onLoad"/></draw:frame>Figure <text:sequence text:ref-name="refFigure0" text:name="Figure" text:formula="ooow:Figure+1" style:num-format="1">2</text:sequence></text:p></draw:text-box></draw:frame><text:soft-page-break/>The dashed line is the ground and the offset indicates how much above the ground the inner bucket bottom lies. <text:s/>This is needed because we'll mark the exterior of the bucket using the outside edge that touches the ground as the zero reference (i.e., hook a tape measure to it). <text:s/>I find the easiest way to measure the offset is to put a flashlight in the bottom and illuminate the side; then use a rule to measure from the table top to the darker line of the bottom.</text:p>
      <text:p text:style-name="Text_20_body">If you want to mark the inside of the bucket with volume calibration marks, set the offset to zero.</text:p>
      <text:p text:style-name="Text_20_body">A Rheem bucket I have has the following dimensions in inches:</text:p>
      <text:p text:style-name="Where">D = 11.34</text:p>
      <text:p text:style-name="Where">d = 10.42</text:p>
      <text:p text:style-name="Where">h = 14.00</text:p>
      <text:p text:style-name="Where_20_end">offset = <draw:frame draw:style-name="fr6" draw:name="Object82" text:anchor-type="as-char" svg:width="2.2mm" svg:height="4.32mm" draw:z-index="19"><draw:object xlink:href="./Object 82" xlink:type="simple" xlink:show="embed" xlink:actuate="onLoad"/><draw:image xlink:href="./ObjectReplacements/Object 82" xlink:type="simple" xlink:show="embed" xlink:actuate="onLoad"/></draw:frame> = 0.47</text:p>
      <text:p text:style-name="Text_20_body">We can use equation <text:sequence-ref text:reference-format="text" text:ref-name="refText0">(1)</text:sequence-ref> <text:sequence-ref text:reference-format="direction" text:ref-name="refText0">below</text:sequence-ref> to calculate the total volume of the bucket:</text:p>
      <text:p text:style-name="Equation"><draw:frame draw:style-name="fr7" draw:name="Object19" text:anchor-type="as-char" svg:y="-4.48mm" svg:width="81.39mm" svg:height="7.57mm" draw:z-index="20"><draw:object xlink:href="./Object 19" xlink:type="simple" xlink:show="embed" xlink:actuate="onLoad"/><draw:image xlink:href="./ObjectReplacements/Object 19" xlink:type="simple" xlink:show="embed" xlink:actuate="onLoad"/></draw:frame> </text:p>
      <text:p text:style-name="Equation"><draw:frame draw:style-name="fr7" draw:name="Object20" text:anchor-type="as-char" svg:y="-4.67mm" svg:width="78.42mm" svg:height="7.57mm" draw:z-index="21"><draw:object xlink:href="./Object 20" xlink:type="simple" xlink:show="embed" xlink:actuate="onLoad"/><draw:image xlink:href="./ObjectReplacements/Object 20" xlink:type="simple" xlink:show="embed" xlink:actuate="onLoad"/></draw:frame></text:p>
      <text:p text:style-name="Text_20_body">Therefore the volume is </text:p>
      <text:p text:style-name="Equation"><draw:frame draw:style-name="fr6" draw:name="Object23" text:anchor-type="as-char" svg:width="112.87mm" svg:height="18.71mm" draw:z-index="22"><draw:object xlink:href="./Object 25" xlink:type="simple" xlink:show="embed" xlink:actuate="onLoad"/><draw:image xlink:href="./ObjectReplacements/Object 25" xlink:type="simple" xlink:show="embed" xlink:actuate="onLoad"/></draw:frame></text:p>
      <text:p text:style-name="Text_20_body">Since a gallon is 231 cubic inches, this is 5.64 gallons.</text:p>
      <text:p text:style-name="Text_20_body">Suppose we want to calibrate the bucket with marks for integer gallons. <text:s/>We use formula <text:sequence-ref text:reference-format="text" text:ref-name="refText4">(5)</text:sequence-ref>. <text:s/>First, we need <draw:frame draw:style-name="fr6" draw:name="Object25" text:anchor-type="as-char" svg:width="35.82mm" svg:height="9.26mm" draw:z-index="23"><draw:object xlink:href="./Object 26" xlink:type="simple" xlink:show="embed" xlink:actuate="onLoad"/><draw:image xlink:href="./ObjectReplacements/Object 26" xlink:type="simple" xlink:show="embed" xlink:actuate="onLoad"/></draw:frame>. <text:s/>When <text:span text:style-name="T3"></text:span> is small, the sides of the bucket aren't tapered a lot; in this case, the formula above <text:sequence-ref text:reference-format="text" text:ref-name="refText4">(5)</text:sequence-ref> in the appendix gives the angle of the side off the vertical as 2.05<text:span text:style-name="T4">°</text:span>.</text:p>
      <text:p text:style-name="Text_20_body">1 gallon is 231 in<text:span text:style-name="T6">3</text:span>; this is <draw:frame draw:style-name="fr7" draw:name="Object26" text:anchor-type="as-char" svg:y="-3.33mm" svg:width="3.65mm" svg:height="4.92mm" draw:z-index="24"><draw:object xlink:href="./Object 27" xlink:type="simple" xlink:show="embed" xlink:actuate="onLoad"/><draw:image xlink:href="./ObjectReplacements/Object 27" xlink:type="simple" xlink:show="embed" xlink:actuate="onLoad"/></draw:frame>. <text:s/>We can now calculate <text:span text:style-name="T7">x</text:span> from equation <text:sequence-ref text:reference-format="text" text:ref-name="refText4">(5)</text:sequence-ref>:</text:p>
      <text:p text:style-name="Equation"><text:soft-page-break/><draw:frame draw:style-name="fr6" draw:name="Object27" text:anchor-type="as-char" svg:width="139.14mm" svg:height="12.51mm" draw:z-index="25"><draw:object xlink:href="./Object 35" xlink:type="simple" xlink:show="embed" xlink:actuate="onLoad"/><draw:image xlink:href="./ObjectReplacements/Object 35" xlink:type="simple" xlink:show="embed" xlink:actuate="onLoad"/></draw:frame></text:p>
      <text:p text:style-name="Text_20_body">This <text:span text:style-name="T7">x</text:span> gives the <text:span text:style-name="T7">vertical</text:span><text:span text:style-name="T10"> distance up the side that the mark needs to be (as a fraction of the height </text:span><text:span text:style-name="T7">h</text:span><text:span text:style-name="T10">). <text:s/>To convert this to the slant distance along the bucket's side, we add the offset </text:span><text:span text:style-name="T2"></text:span><text:span text:style-name="T10"> and then divide the result by the cosine of 2.05</text:span><text:span text:style-name="T5">°</text:span>:</text:p>
      <text:p text:style-name="Equation"><draw:frame draw:style-name="fr6" draw:name="Object47" text:anchor-type="as-char" svg:width="75.02mm" svg:height="9.58mm" draw:z-index="26"><draw:object xlink:href="./Object 47" xlink:type="simple" xlink:show="embed" xlink:actuate="onLoad"/><draw:image xlink:href="./ObjectReplacements/Object 47" xlink:type="simple" xlink:show="embed" xlink:actuate="onLoad"/></draw:frame></text:p>
      <text:p text:style-name="Text_20_body">Thus, if we hook a tape measure to the outside bottom of the bucket and make a mark 3.14 inches up along the side, this will mark the 1 gallon fill point. <text:s/>The other calibration marks are calculated similarly.</text:p>
      <text:h text:style-name="Heading_20_2" text:outline-level="2"><text:bookmark-start text:name="__RefHeading__1422141_329766635"/>Measuring bucket dimensions<text:bookmark-end text:name="__RefHeading__1422141_329766635"/></text:h>
      <text:p text:style-name="Text_20_body">The best tool I have found for making these inside diameter measurements are 12 inch inside calipers (Starrett models 25, 27, 37, 39 or the models 85 or 90 extension dividers with the inside caliper legs). <text:s/>Alternatively, use two pieces of wood like Popsicle sticks clamped together with office binder clamps (usually called measuring sticks). <text:s/>High accuracy isn't required, as the buckets I've measured are often a mm or two out of round -- thus, for best accuracy, you'll want a mean diameter.</text:p>
      <text:h text:style-name="Heading_20_2" text:outline-level="2">What to expect</text:h>
      <text:p text:style-name="Text_20_body">With good mean diameters of a bucket, you can probably expect your calibration marks to be around one to a few percent accurate (getting 1% accuracy requires care). <text:s/>The first bucket I measured and marked with this method was an old 5 gallon paint bucket and I used a 1000 mL graduated cylinder to check the calibration marks by repeatedly filling the cylinder and pouring it into the bucket. <text:s/></text:p>
      <text:p text:style-name="Text_20_body">The graduated cylinder is marked TC/TD 20 °C, which means "to contain" and "to deliver" the fluid at 20 °C. <text:s/>This Nalgene graduated cylinder came from a friend who had some scrapped laboratory equipment. <text:s/>It is made from clear plastic, is 420 mm tall excluding the base, and has an inside diameter at the top of 58.5 mm. <text:s/>The inside diameter is tapered, as I could feel it with 8 inch Fay calipers. <text:s/>The calibration marks are molded into the side of the cylinder and are every 10 ml. <text:s/>I'd estimate the readability to be 3 ml, which would be 0.3%. <text:s/>Because of this and the care I took checking with two buckets, I'd estimate my measurement uncertainty levels to be on the order of 0.5%.</text:p>
      <text:h text:style-name="Heading_20_1" text:outline-level="1"><text:bookmark-start text:name="__RefHeading__95867_1768474089"/>Cat litter bucket<text:bookmark-end text:name="__RefHeading__95867_1768474089"/></text:h>
      <text:p text:style-name="Text_20_body">We have some 4 gallon cat litter buckets that are made by Ropak. <text:s/>These buckets have a cross section that is a square with rounded corners. <text:s/>The relevant dimensions in cm are:</text:p>
      <text:p text:style-name="Where">D = top width = 23.1</text:p>
      <text:p text:style-name="Where">d = bottom width = 20.7</text:p>
      <text:p text:style-name="Where">h = 33.0</text:p>
      <text:p text:style-name="Where"><text:span text:style-name="T1"></text:span> = 0.3</text:p>
      <text:p text:style-name="Where"><text:span text:style-name="T3"></text:span> = D/d - 1 = 0.1159</text:p>
      <text:p text:style-name="Where">v<text:span text:style-name="T11">x</text:span> = 9 liters = 9000 cm<text:span text:style-name="T6">3</text:span></text:p>
      <text:p text:style-name="Where_20_end">r = corner radius = 3.2</text:p>
      <text:p text:style-name="Text_20_body">The area of the bottom <draw:frame draw:style-name="fr7" draw:name="Object41" text:anchor-type="as-char" svg:y="-3.47mm" svg:width="4.16mm" svg:height="4.92mm" draw:z-index="27"><draw:object xlink:href="./Object 41" xlink:type="simple" xlink:show="embed" xlink:actuate="onLoad"/><draw:image xlink:href="./ObjectReplacements/Object 41" xlink:type="simple" xlink:show="embed" xlink:actuate="onLoad"/></draw:frame> is <draw:frame draw:style-name="fr7" draw:name="Object42" text:anchor-type="as-char" svg:y="-4.27mm" svg:width="3.86mm" svg:height="4.85mm" draw:z-index="28"><draw:object xlink:href="./Object 42" xlink:type="simple" xlink:show="embed" xlink:actuate="onLoad"/><draw:image xlink:href="./ObjectReplacements/Object 42" xlink:type="simple" xlink:show="embed" xlink:actuate="onLoad"/></draw:frame> with a correction subtracted off for the corner radii; this correction is <draw:frame draw:style-name="fr7" draw:name="Object43" text:anchor-type="as-char" svg:y="-4.09mm" svg:width="14.04mm" svg:height="5.03mm" draw:z-index="29"><draw:object xlink:href="./Object 43" xlink:type="simple" xlink:show="embed" xlink:actuate="onLoad"/><draw:image xlink:href="./ObjectReplacements/Object 43" xlink:type="simple" xlink:show="embed" xlink:actuate="onLoad"/></draw:frame> where <text:span text:style-name="T7">r</text:span> is the corner radius (see the appendix for derivation). <text:s/>Thus we have <draw:frame draw:style-name="fr6" draw:name="Object44" text:anchor-type="as-char" svg:width="59.9mm" svg:height="5.49mm" draw:z-index="30"><draw:object xlink:href="./Object 44" xlink:type="simple" xlink:show="embed" xlink:actuate="onLoad"/><draw:image xlink:href="./ObjectReplacements/Object 44" xlink:type="simple" xlink:show="embed" xlink:actuate="onLoad"/></draw:frame>. <text:s/>Similarly, we get for the area of the top of the bucket <draw:frame draw:style-name="fr6" draw:name="Object45" text:anchor-type="as-char" svg:width="61mm" svg:height="5.49mm" draw:z-index="31"><draw:object xlink:href="./Object 45" xlink:type="simple" xlink:show="embed" xlink:actuate="onLoad"/><draw:image xlink:href="./ObjectReplacements/Object 45" xlink:type="simple" xlink:show="embed" xlink:actuate="onLoad"/></draw:frame>. <text:s/>Note: <text:s/>I used the same corner radius for top and bottom of the bucket, but it's possible the radii changed over that distance (I didn't measure them closely). <text:s/>Using <text:soft-page-break/>equation <text:sequence-ref text:reference-format="text" text:ref-name="refText0">(1)</text:sequence-ref>, we get the volume for the whole bucket as <draw:frame draw:style-name="fr7" draw:name="Object46" text:anchor-type="as-char" svg:y="-4.22mm" svg:width="18.89mm" svg:height="4.85mm" draw:z-index="32"><draw:object xlink:href="./Object 46" xlink:type="simple" xlink:show="embed" xlink:actuate="onLoad"/><draw:image xlink:href="./ObjectReplacements/Object 46" xlink:type="simple" xlink:show="embed" xlink:actuate="onLoad"/></draw:frame> or 15.55 liters (4.11 gallons).</text:p>
      <text:p text:style-name="Text_20_body">Putting these numbers into equation <text:sequence-ref text:reference-format="text" text:ref-name="refText4">(5)</text:sequence-ref> yields</text:p>
      <text:p text:style-name="Equation"><draw:frame draw:style-name="fr6" draw:name="Object48" text:anchor-type="as-char" svg:width="67.45mm" svg:height="15.28mm" draw:z-index="33"><draw:object xlink:href="./Object 48" xlink:type="simple" xlink:show="embed" xlink:actuate="onLoad"/><draw:image xlink:href="./ObjectReplacements/Object 48" xlink:type="simple" xlink:show="embed" xlink:actuate="onLoad"/></draw:frame></text:p>
      <text:p text:style-name="Text_20_body">This <text:span text:style-name="T7">x</text:span> is the fraction of the overall bucket height that the level of fluid will assume in the bucket measured vertically from the bottom of the bucket.</text:p>
      <text:p text:style-name="Text_20_body">Solving for <text:span text:style-name="T7">y</text:span> gives</text:p>
      <text:p text:style-name="Equation"><draw:frame draw:style-name="fr6" draw:name="Object49" text:anchor-type="as-char" svg:width="95.32mm" svg:height="12.15mm" draw:z-index="34"><draw:object xlink:href="./Object 49" xlink:type="simple" xlink:show="embed" xlink:actuate="onLoad"/><draw:image xlink:href="./ObjectReplacements/Object 49" xlink:type="simple" xlink:show="embed" xlink:actuate="onLoad"/></draw:frame></text:p>
      <text:p text:style-name="Text_20_body">I used a 1000 ml graduated cylinder and filled the bucket with 9 liters of water. <text:s/>A tape measure showed that the water level was at 20.1 cm measured from the base of the bucket or 2 mm from the calculated value. <text:s/>This demonstrates the calibration accuracy is on the order of a percent or two.</text:p>
      <text:p text:style-name="Text_20_body">A similar check for 5 liters of added water gave a measured height of <text:span text:style-name="T7">y</text:span> = 11.8 cm. <text:s/>The calculated value for this situation gave <text:span text:style-name="T7">y</text:span> = 11.76 cm.</text:p>
      <text:h text:style-name="Heading_20_1" text:outline-level="1"><text:bookmark-start text:name="__RefHeading__5333_499004658"/>Other applications<text:bookmark-end text:name="__RefHeading__5333_499004658"/></text:h>
      <text:p text:style-name="Text_20_body">The formula is useful for calibrating the volume of things that don't look like the typical bucket. <text:s/>For example, consider a classically-shaped wheelbarrow. <text:s/>If the bottom and top are similar figures and the sides are planes, then you can calculate the volume calibration marks for this wheelbarrow. <text:s/>If the assumption of a frustum isn't valid, then you can use a calibrated bucket to fill the wheelbarrow and make the required volume marks. <text:s/></text:p>
      <text:p text:style-name="Text_20_body">You could calculate the volumes of the following wooden planter boxes:</text:p>
      <text:p text:style-name="Text_20_body"><draw:frame draw:style-name="fr2" draw:name="graphics1" text:anchor-type="paragraph" svg:width="63.52mm" svg:height="63.52mm" draw:z-index="4"><draw:image xlink:href="Pictures/20000007000018CF000018CF1BAE2D9E.svm" xlink:type="simple" xlink:show="embed" xlink:actuate="onLoad"/></draw:frame>Since these appear to be octagons, it's simple to get the relevant dimensions and areas needed to perform the calculations. <text:s/>The calculations would work for the following planter box:</text:p>
      <text:p text:style-name="Text_20_body"><draw:frame draw:style-name="fr3" draw:name="graphics2" text:anchor-type="paragraph" svg:x="42.6mm" svg:y="-0.55mm" svg:width="92.6mm" svg:height="69.6mm" draw:z-index="5"><draw:image xlink:href="Pictures/200000070000242D00001B30E723C614.svm" xlink:type="simple" xlink:show="embed" xlink:actuate="onLoad"/></draw:frame><text:soft-page-break/>This box could also be rectangular rather than square -- then the results would depend on which side you wanted to calibrate.</text:p>
      <text:p text:style-name="Text_20_body">You could even use the formula to calculate the volume of e.g. an overflow pond, as long as the sides sloped in such a way to satisfy the assumptions stated at the beginning.</text:p>
      <text:h text:style-name="Heading_20_1" text:outline-level="1"><text:bookmark-start text:name="__RefHeading__96401_1768474089"/>Python script<text:bookmark-end text:name="__RefHeading__96401_1768474089"/></text:h>
      <text:p text:style-name="Text_20_body">I've included a python script called <text:span text:style-name="Code">bucket.py</text:span>. <text:s/>It can make these calibration calculations for you (it's what I use to calibrate my buckets). <text:s/>If you run the script, you'll be prompted for the bucket dimensions; otherwise, you can put the bucket's dimensions in a datafile. <text:s/>Run the script with the <text:span text:style-name="Code">-h</text:span> option to see a usage statement.</text:p>
      <text:p text:style-name="Text_20_body">Here's an example datafile:</text:p>
      <text:p text:style-name="Code"># Test datafile for the bucket.py script.</text:p>
      <text:p text:style-name="Code">shape = "round"</text:p>
      <text:p text:style-name="Code">title = "Rheem 5 gallon bucket test case"</text:p>
      <text:p text:style-name="Code">input_units = "inches"</text:p>
      <text:p text:style-name="Code">D = 11.34</text:p>
      <text:p text:style-name="Code">d = 10.42</text:p>
      <text:p text:style-name="Code">offset = "11.9 mm"</text:p>
      <text:p text:style-name="Code">h = 14</text:p>
      <text:p text:style-name="Code_20_end">Report("liters", "mm", 1)</text:p>
      <text:p text:style-name="Text_20_body">When the <text:span text:style-name="Code">bucket.py</text:span> script is run with the command <text:span text:style-name="Code">python bucket.py bucket.rheem</text:span>, the results output are:</text:p>
      <text:p text:style-name="Code">Rheem 5 gallon bucket test case</text:p>
      <text:p text:style-name="Code"><text:s text:c="2"/>Expected values:</text:p>
      <text:p text:style-name="Code"><text:s text:c="5"/>5 L : 100.9 mm</text:p>
      <text:p text:style-name="Code"><text:s text:c="4"/>10 L : 186.1 mm</text:p>
      <text:p text:style-name="Code"><text:s text:c="4"/>15 L : 268.1 mm</text:p>
      <text:p text:style-name="Code"/>
      <text:p text:style-name="Code">Rheem 5 gallon bucket test case</text:p>
      <text:p text:style-name="Code"/>
      <text:p text:style-name="Code">Bucket volume calibration (Tue May 5 10:24:12 2015)</text:p>
      <text:p text:style-name="Code"><text:s text:c="3"/>Default units = inches</text:p>
      <text:p text:style-name="Code"><text:s text:c="3"/>Bucket shape = round</text:p>
      <text:p text:style-name="Code"><text:s text:c="3"/>D = 11.34 inches</text:p>
      <text:p text:style-name="Code"><text:s text:c="3"/>d = 10.42 inches</text:p>
      <text:p text:style-name="Code"><text:s text:c="3"/>offset = 11.9 mm</text:p>
      <text:p text:style-name="Code"><text:s text:c="3"/>h = 14 inches</text:p>
      <text:p text:style-name="Code"><text:s text:c="3"/>Volume:</text:p>
      <text:p text:style-name="Code"><text:s text:c="7"/>21.34 liters</text:p>
      <text:p text:style-name="Code"><text:s text:c="7"/>5.638 gallons</text:p>
      <text:p text:style-name="Code"><text:s text:c="7"/>0.7537 ft3</text:p>
      <text:p text:style-name="Code"><text:soft-page-break/><text:s text:c="7"/>1302 in3</text:p>
      <text:p text:style-name="Code"/>
      <text:p text:style-name="Code">Calibration table (volume in liters, length in mm)</text:p>
      <text:p text:style-name="Code"><text:s text:c="7"/>Volume <text:s text:c="13"/>Length <text:s text:c="6"/></text:p>
      <text:p text:style-name="Code"><text:s text:c="2"/>--------------- <text:s text:c="4"/>--------------- <text:s text:c="2"/></text:p>
      <text:p text:style-name="Code"><text:s text:c="9"/>1. <text:s text:c="16"/>30.01 <text:s text:c="6"/></text:p>
      <text:p text:style-name="Code"><text:s text:c="9"/>2. <text:s text:c="16"/>47.96 <text:s text:c="6"/></text:p>
      <text:p text:style-name="Code"><text:s text:c="9"/>3. <text:s text:c="16"/>65.75 <text:s text:c="6"/></text:p>
      <text:p text:style-name="Code"><text:s text:c="9"/>4. <text:s text:c="16"/>83.38 <text:s text:c="6"/></text:p>
      <text:p text:style-name="Code"><text:s text:c="9"/>5. <text:s text:c="15"/>100.9 <text:s text:c="7"/></text:p>
      <text:p text:style-name="Code"><text:s text:c="9"/>6. <text:s text:c="15"/>118.2 <text:s text:c="7"/></text:p>
      <text:p text:style-name="Code"><text:s text:c="9"/>7. <text:s text:c="15"/>135.4 <text:s text:c="7"/></text:p>
      <text:p text:style-name="Code"><text:s text:c="9"/>8. <text:s text:c="15"/>152.5 <text:s text:c="7"/></text:p>
      <text:p text:style-name="Code"><text:s text:c="9"/>9. <text:s text:c="15"/>169.4 <text:s text:c="7"/></text:p>
      <text:p text:style-name="Code"><text:s text:c="8"/>10. <text:s text:c="15"/>186.1 <text:s text:c="7"/></text:p>
      <text:p text:style-name="Code"><text:s text:c="8"/>11. <text:s text:c="15"/>202.8 <text:s text:c="7"/></text:p>
      <text:p text:style-name="Code"><text:s text:c="8"/>12. <text:s text:c="15"/>219.3 <text:s text:c="7"/></text:p>
      <text:p text:style-name="Code"><text:s text:c="8"/>13. <text:s text:c="15"/>235.7 <text:s text:c="7"/></text:p>
      <text:p text:style-name="Code"><text:s text:c="8"/>14. <text:s text:c="15"/>252.0 <text:s text:c="7"/></text:p>
      <text:p text:style-name="Code"><text:s text:c="8"/>15. <text:s text:c="15"/>268.1 <text:s text:c="7"/></text:p>
      <text:p text:style-name="Code"><text:s text:c="8"/>16. <text:s text:c="15"/>284.1 <text:s text:c="7"/></text:p>
      <text:p text:style-name="Code"><text:s text:c="8"/>17. <text:s text:c="15"/>300.0 <text:s text:c="7"/></text:p>
      <text:p text:style-name="Code"><text:s text:c="8"/>18. <text:s text:c="15"/>315.8 <text:s text:c="7"/></text:p>
      <text:p text:style-name="Code"><text:s text:c="8"/>19. <text:s text:c="15"/>331.5 <text:s text:c="7"/></text:p>
      <text:p text:style-name="Code"><text:s text:c="8"/>20. <text:s text:c="15"/>347.0 <text:s text:c="7"/></text:p>
      <text:p text:style-name="Code_20_end"><text:s text:c="8"/>21. <text:s text:c="15"/>362.5 <text:s text:c="7"/></text:p>
      <text:p text:style-name="Text_20_body">This particular example was used as a test case because I used a graduated cylinder to fill the bucket to a known volume, then measured the slant height with a tape measure. <text:s/>The accuracy was on the order of about 2%.</text:p>
      <text:p text:style-name="Text_20_body">The calculations assume the bucket is shaped geometrically perfectly; this is probably not the case for most real buckets.</text:p>
      <text:h text:style-name="Heading_20_2" text:outline-level="2"><text:bookmark-start text:name="__RefHeading__1422143_329766635"/>Percentages<text:bookmark-end text:name="__RefHeading__1422143_329766635"/></text:h>
      <text:p text:style-name="Text_20_body">The script allows you to enter <text:span text:style-name="Code">%</text:span> for the output units. <text:s/>This causes the output "volume" to be a percentage of a fraction of the bucket's total volume. <text:s/>You'll be prompted for this fraction, which must be in the interval (0, 1].</text:p>
      <text:h text:style-name="Heading_20_1" text:outline-level="1"><text:bookmark-start text:name="__RefHeading__95869_1768474089"/>Appendix: <text:s/>Derivation of formula<text:bookmark-end text:name="__RefHeading__95869_1768474089"/></text:h>
      <text:p text:style-name="Text_20_body">We assume the relevant volume is a frustum of a generalized cone with arbitrary cross section. <text:s/>For a <text:a xlink:type="simple" xlink:href="http://en.wikipedia.org/wiki/Frustum" text:style-name="Internet_20_link" text:visited-style-name="Visited_20_Internet_20_Link">frustum</text:a> with height h that has areas <draw:frame draw:style-name="fr7" draw:name="Object7" text:anchor-type="as-char" svg:y="-3.55mm" svg:width="4.18mm" svg:height="4.94mm" draw:z-index="35"><draw:object xlink:href="./Object 7" xlink:type="simple" xlink:show="embed" xlink:actuate="onLoad"/><draw:image xlink:href="./ObjectReplacements/Object 7" xlink:type="simple" xlink:show="embed" xlink:actuate="onLoad"/></draw:frame> and <draw:frame draw:style-name="fr6" draw:name="Object8" text:anchor-type="as-char" svg:width="4.16mm" svg:height="4.94mm" draw:z-index="36"><draw:object xlink:href="./Object 8" xlink:type="simple" xlink:show="embed" xlink:actuate="onLoad"/><draw:image xlink:href="./ObjectReplacements/Object 8" xlink:type="simple" xlink:show="embed" xlink:actuate="onLoad"/></draw:frame> on the ends, the volume of the frustum is (see <text:a xlink:type="simple" xlink:href="http://www.mathalino.com/reviewer/derivation-of-formulas/derivation-of-formula-for-volume-of-a-frustum" text:style-name="Internet_20_link" text:visited-style-name="Visited_20_Internet_20_Link">here</text:a> for a derivation):</text:p>
      <table:table table:name="Tabelle4" table:style-name="Tabelle4">
        <table:table-column table:style-name="Tabelle4.A"/>
        <table:table-column table:style-name="Tabelle4.B"/>
        <table:table-header-rows>
          <table:table-row>
            <table:table-cell table:style-name="Tabelle4.A1" office:value-type="string">
              <text:p text:style-name="P1"><draw:frame draw:style-name="fr6" draw:name="Object6" text:anchor-type="as-char" svg:width="39.95mm" svg:height="9.24mm" draw:z-index="37"><draw:object xlink:href="./Object 6" xlink:type="simple" xlink:show="embed" xlink:actuate="onLoad"/><draw:image xlink:href="./ObjectReplacements/Object 6"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Text_20_body">Note this formula was known nearly 4000 years ago.</text:p>
      <text:p text:style-name="Text_20_body">A test to assure yourself that you're dealing with a frustum is to extend the sides. <text:s/>If they meet in a point, then you have a frustum.</text:p>
      <text:p text:style-name="Text_20_body">The problem we want to solve is that we pick some value of volume we want, for example, an even number of gallons. <text:s/>Then we solve formula <text:sequence-ref text:reference-format="text" text:ref-name="refText0">(1)</text:sequence-ref> for the height h needed to give the desired volume. <text:s/>It turns out this results in a cubic equation in the unknown height and this equation has one real root (<text:span text:style-name="T7">A</text:span><text:span text:style-name="T14">1</text:span> is a function of <text:span text:style-name="T7">h</text:span>).</text:p>
      <text:p text:style-name="Text_20_body">Note it has to be a frustum -- this lets the volumes of the intermediate frustums vary proportionately between zero and the volume V. <text:s/>If the volume is not a frustum, you'll have to do some integration in general to find its volume.</text:p>
      <text:p text:style-name="Text_20_body">We'll suppose that the linear dimensions of the planar figure making up area <draw:frame draw:style-name="fr7" draw:name="Object2" text:anchor-type="as-char" svg:y="-3.37mm" svg:width="4.16mm" svg:height="4.92mm" draw:z-index="38"><draw:object xlink:href="./Object 2" xlink:type="simple" xlink:show="embed" xlink:actuate="onLoad"/><draw:image xlink:href="./ObjectReplacements/Object 2" xlink:type="simple" xlink:show="embed" xlink:actuate="onLoad"/></draw:frame> (the top of the <text:soft-page-break/>bucket) are <text:span text:style-name="T3"><draw:frame draw:style-name="fr7" draw:name="Object24" text:anchor-type="as-char" svg:y="-3.6mm" svg:width="7.92mm" svg:height="4.32mm" draw:z-index="39"><draw:object xlink:href="./Object 24" xlink:type="simple" xlink:show="embed" xlink:actuate="onLoad"/><draw:image xlink:href="./ObjectReplacements/Object 24" xlink:type="simple" xlink:show="embed" xlink:actuate="onLoad"/></draw:frame></text:span> times those making up area <draw:frame draw:style-name="fr7" draw:name="Object3" text:anchor-type="as-char" svg:y="-3.55mm" svg:width="4.16mm" svg:height="4.92mm" draw:z-index="40"><draw:object xlink:href="./Object 3" xlink:type="simple" xlink:show="embed" xlink:actuate="onLoad"/><draw:image xlink:href="./ObjectReplacements/Object 3" xlink:type="simple" xlink:show="embed" xlink:actuate="onLoad"/></draw:frame> where <draw:frame draw:style-name="fr7" draw:name="Object4" text:anchor-type="as-char" svg:y="-3.6mm" svg:width="9.54mm" svg:height="4.36mm" draw:z-index="41"><draw:object xlink:href="./Object 4" xlink:type="simple" xlink:show="embed" xlink:actuate="onLoad"/><draw:image xlink:href="./ObjectReplacements/Object 4" xlink:type="simple" xlink:show="embed" xlink:actuate="onLoad"/></draw:frame> (this gives a conventional upwards-opening bucket<text:note text:id="ftn1" text:note-class="footnote"><text:note-citation>1</text:note-citation><text:note-body><text:p text:style-name="Footnote">And helps make the problem algebraically more tractable, although it rules out degenerate cases like a cone where <text:span text:style-name="T7">A</text:span><text:span text:style-name="T13">0</text:span> is zero.</text:p></text:note-body></text:note>). <text:s/>We have <draw:frame draw:style-name="fr7" draw:name="Object5" text:anchor-type="as-char" svg:y="-4.55mm" svg:width="25.08mm" svg:height="5.94mm" draw:z-index="42"><draw:object xlink:href="./Object 5" xlink:type="simple" xlink:show="embed" xlink:actuate="onLoad"/><draw:image xlink:href="./ObjectReplacements/Object 5" xlink:type="simple" xlink:show="embed" xlink:actuate="onLoad"/></draw:frame>. <text:s/>We also require that the planar figure that is the top of the bucket is similar in a geometrical sense to the planar figure of the bottom of the bucket and with no rotation about an axis perpendicular to the plane. <text:s/>Here, similar means that one figure can be uniformly scaled and translated in such a way that it can be transformed into the other figure.</text:p>
      <text:p text:style-name="Text_20_body">In cross section, the bucket looks like</text:p>
      <text:p text:style-name="Text_20_body"><draw:frame draw:style-name="fr1" draw:name="Frame3" text:anchor-type="paragraph" svg:x="18.43mm" svg:y="0.28mm" svg:width="140.97mm" draw:z-index="14"><draw:text-box fo:min-height="68.97mm"><text:p text:style-name="Figure"><draw:frame draw:style-name="fr8" draw:name="Object17" text:anchor-type="paragraph" svg:x="0.04mm" svg:y="0.02mm" svg:width="140.92mm" style:rel-width="100%" svg:height="68.92mm" style:rel-height="scale" draw:z-index="15"><draw:object xlink:href="./Object 17" xlink:type="simple" xlink:show="embed" xlink:actuate="onLoad"/><draw:image xlink:href="./ObjectReplacements/Object 17" xlink:type="simple" xlink:show="embed" xlink:actuate="onLoad"/></draw:frame>Figure <text:sequence text:ref-name="refFigure1" text:name="Figure" text:formula="ooow:Figure+1" style:num-format="1">3</text:sequence></text:p></draw:text-box></draw:frame>where the dimension <draw:frame draw:style-name="fr7" draw:name="Object28" text:anchor-type="as-char" svg:y="-3.55mm" svg:width="2.52mm" svg:height="4.36mm" draw:z-index="43"><draw:object xlink:href="./Object 28" xlink:type="simple" xlink:show="embed" xlink:actuate="onLoad"/><draw:image xlink:href="./ObjectReplacements/Object 28" xlink:type="simple" xlink:show="embed" xlink:actuate="onLoad"/></draw:frame> characterizes the bottom. <text:s/>The top is the same planar shape scaled up in size by the factor <draw:frame draw:style-name="fr7" draw:name="Object29" text:anchor-type="as-char" svg:y="-3.74mm" svg:width="7.92mm" svg:height="4.32mm" draw:z-index="44"><draw:object xlink:href="./Object 29" xlink:type="simple" xlink:show="embed" xlink:actuate="onLoad"/><draw:image xlink:href="./ObjectReplacements/Object 29" xlink:type="simple" xlink:show="embed" xlink:actuate="onLoad"/></draw:frame>; we'll set <draw:frame draw:style-name="fr7" draw:name="Object15" text:anchor-type="as-char" svg:y="-3.39mm" svg:width="21.47mm" svg:height="4.46mm" draw:z-index="47"><draw:object xlink:href="./Object 15" xlink:type="simple" xlink:show="embed" xlink:actuate="onLoad"/><draw:image xlink:href="./ObjectReplacements/Object 15" xlink:type="simple" xlink:show="embed" xlink:actuate="onLoad"/></draw:frame>. <text:s/>We'll assume that the planar areas <draw:frame draw:style-name="fr7" draw:name="Object58" text:anchor-type="as-char" svg:y="-3.42mm" svg:width="4.16mm" svg:height="4.92mm" draw:z-index="48"><draw:object xlink:href="./Object 58" xlink:type="simple" xlink:show="embed" xlink:actuate="onLoad"/><draw:image xlink:href="./ObjectReplacements/Object 58" xlink:type="simple" xlink:show="embed" xlink:actuate="onLoad"/></draw:frame> and <draw:frame draw:style-name="fr7" draw:name="Object57" text:anchor-type="as-char" svg:y="-3.51mm" svg:width="4.16mm" svg:height="4.92mm" draw:z-index="56"><draw:object xlink:href="./Object 57" xlink:type="simple" xlink:show="embed" xlink:actuate="onLoad"/><draw:image xlink:href="./ObjectReplacements/Object 57" xlink:type="simple" xlink:show="embed" xlink:actuate="onLoad"/></draw:frame> are perpendicular to the local gravitational force vector, meaning that a surface of water at rest in the bucket is parallel to these two surfaces.</text:p>
      <text:p text:style-name="Text_20_body"><text:span text:style-name="Important_20_-_20_blue">The cross-sectional</text:span><text:span text:style-name="Important_20_-_20_blue"><text:note text:id="ftn2" text:note-class="footnote"><text:note-citation>2</text:note-citation><text:note-body><text:p text:style-name="Footnote">The plane of the cross-section is perpendicular to the gravitational acceleration vector.</text:p></text:note-body></text:note></text:span><text:span text:style-name="Important_20_-_20_blue"> shape of the bucket can be any closed planar figure with a well-defined area</text:span> -- a circle, ellipse, polygon, etc.</text:p>
      <text:p text:style-name="Text_20_body">Suppose we wish to determine the fraction <draw:frame draw:style-name="fr6" draw:name="Object30" text:anchor-type="as-char" svg:width="13.83mm" svg:height="4.46mm" draw:z-index="57"><draw:object xlink:href="./Object 30" xlink:type="simple" xlink:show="embed" xlink:actuate="onLoad"/><draw:image xlink:href="./ObjectReplacements/Object 30" xlink:type="simple" xlink:show="embed" xlink:actuate="onLoad"/></draw:frame>of the height <text:span text:style-name="T7">h</text:span> such that the volume of the frustum is <draw:frame draw:style-name="fr7" draw:name="Object39" text:anchor-type="as-char" svg:y="-3.55mm" svg:width="3.65mm" svg:height="4.92mm" draw:z-index="58"><draw:object xlink:href="./Object 39" xlink:type="simple" xlink:show="embed" xlink:actuate="onLoad"/><draw:image xlink:href="./ObjectReplacements/Object 39" xlink:type="simple" xlink:show="embed" xlink:actuate="onLoad"/></draw:frame> (the colored area in the above picture) where <draw:frame draw:style-name="fr7" draw:name="Object56" text:anchor-type="as-char" svg:y="-3.55mm" svg:width="11.18mm" svg:height="4.94mm" draw:z-index="59"><draw:object xlink:href="./Object 56" xlink:type="simple" xlink:show="embed" xlink:actuate="onLoad"/><draw:image xlink:href="./ObjectReplacements/Object 56" xlink:type="simple" xlink:show="embed" xlink:actuate="onLoad"/></draw:frame>. <text:s text:c="3"/>Let <draw:frame draw:style-name="fr7" draw:name="Object13" text:anchor-type="as-char" svg:y="-3.56mm" svg:width="4.15mm" svg:height="4.94mm" draw:z-index="60"><draw:object xlink:href="./Object 13" xlink:type="simple" xlink:show="embed" xlink:actuate="onLoad"/><draw:image xlink:href="./ObjectReplacements/Object 13" xlink:type="simple" xlink:show="embed" xlink:actuate="onLoad"/></draw:frame> be the area of the top of the colored volume at height <draw:frame draw:style-name="fr7" draw:name="Object1" text:anchor-type="as-char" svg:y="-3.63mm" svg:width="4.37mm" svg:height="4.36mm" draw:z-index="0"><draw:object xlink:href="./Object 1" xlink:type="simple" xlink:show="embed" xlink:actuate="onLoad"/><draw:image xlink:href="./ObjectReplacements/Object 1" xlink:type="simple" xlink:show="embed" xlink:actuate="onLoad"/></draw:frame>. <text:s/>The relevant linear dimension for the top of the colored volume is <draw:frame draw:style-name="fr7" draw:name="Object9" text:anchor-type="as-char" svg:y="-3.46mm" svg:width="25.36mm" svg:height="4.94mm" draw:z-index="2"><draw:object xlink:href="./Object 9" xlink:type="simple" xlink:show="embed" xlink:actuate="onLoad"/><draw:image xlink:href="./ObjectReplacements/Object 9" xlink:type="simple" xlink:show="embed" xlink:actuate="onLoad"/></draw:frame>. <text:s/>Then <draw:frame draw:style-name="fr7" draw:name="Object10" text:anchor-type="as-char" svg:y="-3.92mm" svg:width="28.59mm" svg:height="5.47mm" draw:z-index="3"><draw:object xlink:href="./Object 10" xlink:type="simple" xlink:show="embed" xlink:actuate="onLoad"/><draw:image xlink:href="./ObjectReplacements/Object 10" xlink:type="simple" xlink:show="embed" xlink:actuate="onLoad"/></draw:frame>. <text:s/>Substituting into equation <text:sequence-ref text:reference-format="text" text:ref-name="refText0">(1)</text:sequence-ref> gives the volume of the colored area as</text:p>
      <text:p text:style-name="Equation"><draw:frame draw:style-name="fr6" draw:name="Object40" text:anchor-type="as-char" svg:width="73.38mm" svg:height="9.28mm" draw:z-index="61"><draw:object xlink:href="./Object 40" xlink:type="simple" xlink:show="embed" xlink:actuate="onLoad"/><draw:image xlink:href="./ObjectReplacements/Object 40" xlink:type="simple" xlink:show="embed" xlink:actuate="onLoad"/></draw:frame></text:p>
      <text:p text:style-name="Text_20_body">This results in a cubic equation to be solved for x:</text:p>
      <text:p text:style-name="Equation"><draw:frame draw:style-name="fr6" draw:name="Object11" text:anchor-type="as-char" svg:width="42.77mm" svg:height="10.5mm" draw:z-index="62"><draw:object xlink:href="./Object 11" xlink:type="simple" xlink:show="embed" xlink:actuate="onLoad"/><draw:image xlink:href="./ObjectReplacements/Object 11" xlink:type="simple" xlink:show="embed" xlink:actuate="onLoad"/></draw:frame></text:p>
      <text:p text:style-name="Text_20_body">This equation can be put into Mathematica and solved for x (<text:span text:style-name="Code">s</text:span> is <text:span text:style-name="T3"></text:span>):</text:p>
      <text:p text:style-name="Code">f = s^2/3*x^3 + s*x^2 + x - vx/(h*A0);</text:p>
      <text:p text:style-name="Code_20_end">Simplify[Solve[f == 0, x]]</text:p>
      <text:p text:style-name="Text_20_body"/>
      <text:p text:style-name="P3">which yields the one real root</text:p>
      <text:p text:style-name="Code"><text:s text:c="21"/>1/3</text:p>
      <text:p text:style-name="Code"><text:s text:c="6"/>(A0 h + 3 s vx)</text:p>
      <text:p text:style-name="Code"><text:s/>-1 + ------------------</text:p>
      <text:p text:style-name="Code"><text:s text:c="12"/>1/3 <text:s/>1/3</text:p>
      <text:p text:style-name="Code"><text:s text:c="10"/>A0 <text:s text:c="3"/>h</text:p>
      <text:p text:style-name="Code"><text:s/>-----------------------</text:p>
      <text:p text:style-name="Code_20_end"><text:s text:c="12"/>s</text:p>
      <text:p text:style-name="Text_20_body">Alternatively, if you have <text:a xlink:type="simple" xlink:href="http://code.google.com/p/sympy/" text:style-name="Internet_20_link" text:visited-style-name="Visited_20_Internet_20_Link">sympy</text:a>, you can use the following script to get the solution:</text:p>
      <text:p text:style-name="Code">from sympy.solvers import solve</text:p>
      <text:p text:style-name="Code">from sympy import Symbol</text:p>
      <text:p text:style-name="Code">x, s, vx, h, A0 = map(Symbol, ("x", "s", "vx", "h", "A0"))</text:p>
      <text:p text:style-name="Code_20_end">print solve(s**2/3*x**3 + s*x**2 + x - vx/(h*A0), x)</text:p>
      <text:p text:style-name="Text_20_body">This produces the real root</text:p>
      <text:p text:style-name="Code_20_end">-(-1/s**3 - 3*vx/(A0*h*s**2))**(1/3) - 1/s</text:p>
      <text:p text:style-name="Text_20_body">which is the same result. <text:s/></text:p>
      <text:p text:style-name="Text_20_body">Finally, you can enter <text:span text:style-name="Code">solve s^2/3*x^3 + s*x^2 + x - a = 0 for x</text:span> into <text:a xlink:type="simple" xlink:href="http://www.wolframalpha.com/" text:style-name="Internet_20_link" text:visited-style-name="Visited_20_Internet_20_Link">Wolfram Alpha</text:a> and you'll see similar results.</text:p>
      <text:p text:style-name="Text_20_body">The solution is</text:p>
      <table:table table:name="Table1" table:style-name="Table1">
        <table:table-column table:style-name="Table1.A"/>
        <table:table-column table:style-name="Table1.B"/>
        <table:table-header-rows>
          <table:table-row>
            <table:table-cell table:style-name="Table1.A1" office:value-type="string">
              <text:p text:style-name="P1"><draw:frame draw:style-name="fr6" draw:name="Object18" text:anchor-type="as-char" svg:width="39.74mm" svg:height="12.47mm" draw:z-index="66"><draw:object xlink:href="./Object 18" xlink:type="simple" xlink:show="embed" xlink:actuate="onLoad"/><draw:image xlink:href="./ObjectReplacements/Object 18" xlink:type="simple" xlink:show="embed" xlink:actuate="onLoad"/><svg:desc>formula</svg:desc></draw:frame></text:p>
            </table:table-cell>
            <table:table-cell table:style-name="Table1.A1" office:value-type="string">
              <text:p text:style-name="P2">(<text:sequence text:ref-name="refText1" text:name="Text" text:formula="ooow:Text+1" style:num-format="1">2</text:sequence>)</text:p>
            </table:table-cell>
          </table:table-row>
        </table:table-header-rows>
      </table:table>
      <text:p text:style-name="Text_20_body">As <text:span text:style-name="T3"></text:span> approaches zero<text:note text:id="ftn3" text:note-class="footnote"><text:note-citation>3</text:note-citation><text:note-body><text:p text:style-name="Footnote">You'll have to use l'Hopital's rule to calculate the limit or e.g. let Mathematica do it for you.</text:p></text:note-body></text:note> (i.e., the bucket shape approaches a generalized cylinder), <text:span text:style-name="T7">x</text:span> approaches <draw:frame draw:style-name="fr6" draw:name="Object36" text:anchor-type="as-char" svg:width="7.64mm" svg:height="10.44mm" draw:z-index="63"><draw:object xlink:href="./Object 36" xlink:type="simple" xlink:show="embed" xlink:actuate="onLoad"/><draw:image xlink:href="./ObjectReplacements/Object 36" xlink:type="simple" xlink:show="embed" xlink:actuate="onLoad"/></draw:frame>; this is the fraction of the total volume of the vertical cylinder from the base, as we'd expect. <text:s/><text:span text:style-name="T7">xh</text:span> is the vertical height from the inside bottom of the bucket that marks the volume <text:span text:style-name="T7">v</text:span>; it is the height of the liquid surface of volume <draw:frame draw:style-name="fr7" draw:name="Object60" text:anchor-type="as-char" svg:y="-3.51mm" svg:width="3.65mm" svg:height="4.92mm" draw:z-index="64"><draw:object xlink:href="./Object 60" xlink:type="simple" xlink:show="embed" xlink:actuate="onLoad"/><draw:image xlink:href="./ObjectReplacements/Object 60" xlink:type="simple" xlink:show="embed" xlink:actuate="onLoad"/></draw:frame> measured along the gravitational vector from the bottom of the bucket. <text:s/>A real bucket will have its inside bottom a distance <text:span text:style-name="T1"></text:span> (what we called the offset in <text:sequence-ref text:reference-format="text" text:ref-name="refFigure0">Figure 2</text:sequence-ref> <text:sequence-ref text:reference-format="direction" text:ref-name="refFigure0">above</text:sequence-ref>) from from the plane surface that the bucket sits on. <text:s/>Thus, the vertical mark will be at a vertical height of <draw:frame draw:style-name="fr7" draw:name="Object32" text:anchor-type="as-char" svg:y="-3.56mm" svg:width="9.81mm" svg:height="4.34mm" draw:z-index="9"><draw:object xlink:href="./Object 32" xlink:type="simple" xlink:show="embed" xlink:actuate="onLoad"/><draw:image xlink:href="./ObjectReplacements/Object 32" xlink:type="simple" xlink:show="embed" xlink:actuate="onLoad"/></draw:frame>. <text:s/></text:p>
      <text:p text:style-name="Text_20_body">Plastic buckets are tapered so the bucket can be withdrawn from its mold. <text:s/>To allow us to measure along the side of the bucket, we need to increase <draw:frame draw:style-name="fr7" draw:name="Object33" text:anchor-type="as-char" svg:y="-3.55mm" svg:width="9.77mm" svg:height="4.32mm" draw:z-index="10"><draw:object xlink:href="./Object 33" xlink:type="simple" xlink:show="embed" xlink:actuate="onLoad"/><draw:image xlink:href="./ObjectReplacements/Object 33" xlink:type="simple" xlink:show="embed" xlink:actuate="onLoad"/><svg:desc>formula</svg:desc></draw:frame> by the factor <draw:frame draw:style-name="fr7" draw:name="Object34" text:anchor-type="as-char" svg:y="-3.56mm" svg:width="12.42mm" svg:height="4.32mm" draw:z-index="11"><draw:object xlink:href="./Object 34" xlink:type="simple" xlink:show="embed" xlink:actuate="onLoad"/><draw:image xlink:href="./ObjectReplacements/Object 34" xlink:type="simple" xlink:show="embed" xlink:actuate="onLoad"/></draw:frame> where <text:span text:style-name="T1"></text:span> is the angle the side of the bucket makes with the gravitational vector. <text:s/>Thus, the mark measured along the bucket's side to yield the volume <draw:frame draw:style-name="fr7" draw:name="Object14" text:anchor-type="as-char" svg:y="-3.67mm" svg:width="3.65mm" svg:height="4.92mm" draw:z-index="65"><draw:object xlink:href="./Object 14" xlink:type="simple" xlink:show="embed" xlink:actuate="onLoad"/><draw:image xlink:href="./ObjectReplacements/Object 14" xlink:type="simple" xlink:show="embed" xlink:actuate="onLoad"/></draw:frame> is</text:p>
      <table:table table:name="Table2" table:style-name="Table2">
        <table:table-column table:style-name="Table2.A"/>
        <table:table-column table:style-name="Table2.B"/>
        <table:table-header-rows>
          <table:table-row>
            <table:table-cell table:style-name="Table2.A1" office:value-type="string">
              <text:p text:style-name="P1"><draw:frame draw:style-name="fr6" draw:name="Object35" text:anchor-type="as-char" svg:width="17.94mm" svg:height="9.24mm" draw:z-index="13"><draw:object xlink:href="./Object 16" xlink:type="simple" xlink:show="embed" xlink:actuate="onLoad"/><draw:image xlink:href="./ObjectReplacements/Object 16" xlink:type="simple" xlink:show="embed" xlink:actuate="onLoad"/><svg:desc>formula</svg:desc></draw:frame> </text:p>
            </table:table-cell>
            <table:table-cell table:style-name="Table2.A1" office:value-type="string">
              <text:p text:style-name="P2">(<text:sequence text:ref-name="refText2" text:name="Text" text:formula="ooow:Text+1" style:num-format="1">3</text:sequence>)</text:p>
            </table:table-cell>
          </table:table-row>
        </table:table-header-rows>
      </table:table>
      <text:p text:style-name="Text_20_body_2c__20_no_20_space_20_after">where from similar triangles</text:p>
      <table:table table:name="Table4" table:style-name="Table4">
        <table:table-column table:style-name="Table4.A"/>
        <table:table-column table:style-name="Table4.B"/>
        <table:table-header-rows>
          <table:table-row>
            <table:table-cell table:style-name="Table4.A1" office:value-type="string">
              <text:p text:style-name="P1"><draw:frame draw:style-name="fr6" draw:name="Object16" text:anchor-type="as-char" svg:width="39.49mm" svg:height="12.98mm" draw:z-index="67"><draw:object xlink:href="./Object 21" xlink:type="simple" xlink:show="embed" xlink:actuate="onLoad"/><draw:image xlink:href="./ObjectReplacements/Object 21" xlink:type="simple" xlink:show="embed" xlink:actuate="onLoad"/><svg:desc>formula</svg:desc></draw:frame> </text:p>
            </table:table-cell>
            <table:table-cell table:style-name="Table4.A1" office:value-type="string">
              <text:p text:style-name="P2">(<text:sequence text:ref-name="refText3" text:name="Text" text:formula="ooow:Text+1" style:num-format="1">4</text:sequence>)</text:p>
            </table:table-cell>
          </table:table-row>
        </table:table-header-rows>
      </table:table>
      <text:p text:style-name="Text_20_body">(or <text:sequence-ref text:reference-format="text" text:ref-name="refFigure1">Figure 3</text:sequence-ref> shows <draw:frame draw:style-name="fr6" draw:name="Object55" text:anchor-type="as-char" svg:width="19.23mm" svg:height="9.28mm" draw:z-index="68"><draw:object xlink:href="./Object 55" xlink:type="simple" xlink:show="embed" xlink:actuate="onLoad"/><draw:image xlink:href="./ObjectReplacements/Object 55" xlink:type="simple" xlink:show="embed" xlink:actuate="onLoad"/></draw:frame>) and <draw:frame draw:style-name="fr7" draw:name="Object63" text:anchor-type="as-char" svg:y="-3.7mm" svg:width="3.79mm" svg:height="4.92mm" draw:z-index="69"><draw:object xlink:href="./Object 63" xlink:type="simple" xlink:show="embed" xlink:actuate="onLoad"/><draw:image xlink:href="./ObjectReplacements/Object 63" xlink:type="simple" xlink:show="embed" xlink:actuate="onLoad"/></draw:frame> is the relevant linear dimension of the top that is cut by the plane of the cross section (e.g., diameter, width) where the volume marks will be made. <text:s/>This particular <draw:frame draw:style-name="fr7" draw:name="Object64" text:anchor-type="as-char" svg:y="-3.53mm" svg:width="3.79mm" svg:height="4.92mm" draw:z-index="70"><draw:object xlink:href="./Object 64" xlink:type="simple" xlink:show="embed" xlink:actuate="onLoad"/><draw:image xlink:href="./ObjectReplacements/Object 64" xlink:type="simple" xlink:show="embed" xlink:actuate="onLoad"/><svg:desc>formula</svg:desc></draw:frame>, which is the width of a square bucket or the diameter of a round bucket, both at the bucket top, is the only place this particular dimension is needed -- and it's only used to calculate the angle of the bucket's side with respect to the vertical. <text:s/>If you were marking e.g. a bucket that was made with a polygonal cross section, the relevant value of <draw:frame draw:style-name="fr7" draw:name="Object65" text:anchor-type="as-char" svg:y="-3.7mm" svg:width="3.79mm" svg:height="4.92mm" draw:z-index="71"><draw:object xlink:href="./Object 65" xlink:type="simple" xlink:show="embed" xlink:actuate="onLoad"/><draw:image xlink:href="./ObjectReplacements/Object 65" xlink:type="simple" xlink:show="embed" xlink:actuate="onLoad"/><svg:desc>formula</svg:desc></draw:frame> would be the distance across the top where a plane parallel to the bucket's longitudinal axis contains the axis and also passes through the side surface where you want to make the volume calibration marks. <text:s/>If you make a sketch, you'll see <text:soft-page-break/>that this cosine was gotten from similar triangles and the Pythagorean theorem. <text:s/>Here's a picture that shows how the required <draw:frame draw:style-name="fr7" draw:name="Object66" text:anchor-type="as-char" svg:y="-3.53mm" svg:width="3.79mm" svg:height="4.92mm" draw:z-index="72"><draw:object xlink:href="./Object 66" xlink:type="simple" xlink:show="embed" xlink:actuate="onLoad"/><draw:image xlink:href="./ObjectReplacements/Object 66" xlink:type="simple" xlink:show="embed" xlink:actuate="onLoad"/><svg:desc>formula</svg:desc></draw:frame> is gotten; the cutting plane is perpendicular to the top and bottom surfaces (i.e., this cutting plane fully contains a gravitational vector).</text:p>
      <text:p text:style-name="Text_20_body"><draw:frame draw:style-name="fr1" draw:name="Frame2" text:anchor-type="paragraph" svg:x="18.45mm" svg:y="-0.09mm" svg:width="140.92mm" draw:z-index="8"><draw:text-box fo:min-height="59.94mm"><text:p text:style-name="Figure"><draw:frame draw:style-name="fr8" draw:name="Object54" text:anchor-type="paragraph" svg:x="0.04mm" svg:y="0.02mm" svg:width="140.92mm" style:rel-width="100%" svg:height="59.92mm" style:rel-height="scale" draw:z-index="12"><draw:object xlink:href="./Object 54" xlink:type="simple" xlink:show="embed" xlink:actuate="onLoad"/><draw:image xlink:href="./ObjectReplacements/Object 54" xlink:type="simple" xlink:show="embed" xlink:actuate="onLoad"/></draw:frame>Figure <text:sequence text:ref-name="refFigure2" text:name="Figure" text:formula="ooow:Figure+1" style:num-format="1">4</text:sequence></text:p></draw:text-box></draw:frame>The angle of the side of interest is the angle with respect to the gravitational vector; if the bucket isn't symmetrical, then use a <draw:frame draw:style-name="fr7" draw:name="Object67" text:anchor-type="as-char" svg:y="-3.51mm" svg:width="3.79mm" svg:height="4.92mm" draw:z-index="73"><draw:object xlink:href="./Object 67" xlink:type="simple" xlink:show="embed" xlink:actuate="onLoad"/><draw:image xlink:href="./ObjectReplacements/Object 67" xlink:type="simple" xlink:show="embed" xlink:actuate="onLoad"/><svg:desc>formula</svg:desc></draw:frame> that is appropriate for that particular side. <text:s/>Note, for example, that the centers of symmetry of the two planes don't have to lie on the same gravitational vector line. <text:s/>In other words, the two closed areas <draw:frame draw:style-name="fr7" draw:name="Object59" text:anchor-type="as-char" svg:y="-3.51mm" svg:width="17.89mm" svg:height="4.92mm" draw:z-index="74"><draw:object xlink:href="./Object 59" xlink:type="simple" xlink:show="embed" xlink:actuate="onLoad"/><draw:image xlink:href="./ObjectReplacements/Object 59" xlink:type="simple" xlink:show="embed" xlink:actuate="onLoad"/></draw:frame> can be moved around in the planes that contain them and the volume of the relevant solid doesn't change (shown by equation <text:sequence-ref text:reference-format="text" text:ref-name="refText0">(1)</text:sequence-ref> <text:sequence-ref text:reference-format="direction" text:ref-name="refText0">above</text:sequence-ref>) -- but the angle along the bucket edge does and varies solely because of the angle of the side with respect to the gravitational vector.</text:p>
      <text:p text:style-name="Text_20_body">This yields the final equation</text:p>
      <table:table table:name="Table3" table:style-name="Table3">
        <table:table-column table:style-name="Table3.A"/>
        <table:table-column table:style-name="Table3.B"/>
        <table:table-header-rows>
          <table:table-row>
            <table:table-cell table:style-name="Table3.A1" office:value-type="string">
              <text:p text:style-name="P1"><draw:frame draw:style-name="fr9" draw:name="Object21" text:anchor-type="as-char" svg:width="56.71mm" svg:height="29.32mm" draw:z-index="17"><draw:object xlink:href="./Object 22" xlink:type="simple" xlink:show="embed" xlink:actuate="onLoad"/><draw:image xlink:href="./ObjectReplacements/Object 22" xlink:type="simple" xlink:show="embed" xlink:actuate="onLoad"/><svg:desc>formula</svg:desc></draw:frame> </text:p>
            </table:table-cell>
            <table:table-cell table:style-name="Table3.A1" office:value-type="string">
              <text:p text:style-name="P2">(<text:sequence text:ref-name="refText4" text:name="Text" text:formula="ooow:Text+1" style:num-format="1">5</text:sequence>)</text:p>
            </table:table-cell>
          </table:table-row>
        </table:table-header-rows>
      </table:table>
      <text:p text:style-name="Text_20_body">Make sure you measure all linear dimensions in the same units (and the areas must be in the square of these units). <text:s/>Don't miss the cube root in equation <text:sequence-ref text:reference-format="text" text:ref-name="refText4">(5)</text:sequence-ref>.</text:p>
      <text:p text:style-name="Text_20_body">While <text:span text:style-name="T7">x</text:span> could be substituted into the expression for y and simplified a bit, it's useful to see the value for <text:span text:style-name="T7">x</text:span>, which is the fraction of the overall height of the bucket that represents the volume <text:span text:style-name="T7">v</text:span><text:span text:style-name="T13">x</text:span>. <text:s/>If you get a value for <text:span text:style-name="T7">x</text:span> such that <draw:frame draw:style-name="fr6" draw:name="Object87" text:anchor-type="as-char" svg:width="16.32mm" svg:height="4.32mm" draw:z-index="75"><draw:object xlink:href="./Object 87" xlink:type="simple" xlink:show="embed" xlink:actuate="onLoad"/><draw:image xlink:href="./ObjectReplacements/Object 87" xlink:type="simple" xlink:show="embed" xlink:actuate="onLoad"/></draw:frame> isn't true, then you know there's a mistake in the calculation somewhere.</text:p>
      <text:p text:style-name="Text_20_body">This formula gives the slant distance <text:span text:style-name="Important_20_-_20_red">y</text:span> (shown in red in <text:sequence-ref text:reference-format="text" text:ref-name="refFigure3">Figure 5</text:sequence-ref>) along the outside of the bucket and measured from the bottom of the bucket such that the top of the planar surface A is located so that the shaded volume of the frustum is <draw:frame draw:style-name="fr7" draw:name="Object62" text:anchor-type="as-char" svg:y="-3.55mm" svg:width="3.65mm" svg:height="4.92mm" draw:z-index="76"><draw:object xlink:href="./Object 62" xlink:type="simple" xlink:show="embed" xlink:actuate="onLoad"/><draw:image xlink:href="./ObjectReplacements/Object 62" xlink:type="simple" xlink:show="embed" xlink:actuate="onLoad"/></draw:frame>. <text:s/><text:span text:style-name="Important_20_-_20_blue">This distance</text:span> <text:span text:style-name="Important_20_-_20_red">y</text:span> <text:span text:style-name="Important_20_-_20_blue">lets you calibrate the bucket with a tape measure</text:span>.</text:p>
      <text:p text:style-name="Text_20_body"><draw:frame draw:style-name="fr1" draw:name="Frame1" text:anchor-type="paragraph" svg:x="24.2mm" svg:y="-0.78mm" svg:width="140.95mm" draw:z-index="6"><draw:text-box fo:min-height="68.95mm"><text:p text:style-name="Figure"><draw:frame draw:style-name="fr5" draw:name="Object61" text:anchor-type="paragraph" svg:x="0.74mm" svg:y="-0.53mm" svg:width="140.93mm" style:rel-width="100%" svg:height="68.93mm" style:rel-height="scale" draw:z-index="7"><draw:object xlink:href="./Object 61" xlink:type="simple" xlink:show="embed" xlink:actuate="onLoad"/><draw:image xlink:href="./ObjectReplacements/Object 61" xlink:type="simple" xlink:show="embed" xlink:actuate="onLoad"/></draw:frame>Figure <text:sequence text:ref-name="refFigure3" text:name="Figure" text:formula="ooow:Figure+1" style:num-format="1">5</text:sequence></text:p></draw:text-box></draw:frame><text:soft-page-break/>The symbols in the figure and equation <text:sequence-ref text:reference-format="text" text:ref-name="refText4">(5)</text:sequence-ref> are (<text:span text:style-name="T9">g</text:span> is the gravitational vector):</text:p>
      <text:p text:style-name="Where"><draw:frame draw:style-name="fr7" draw:name="Object68" text:anchor-type="as-char" svg:y="-3.65mm" svg:width="2.56mm" svg:height="4.32mm" draw:z-index="77"><draw:object xlink:href="./Object 68" xlink:type="simple" xlink:show="embed" xlink:actuate="onLoad"/><draw:image xlink:href="./ObjectReplacements/Object 68" xlink:type="simple" xlink:show="embed" xlink:actuate="onLoad"/></draw:frame> = linear dimension characterizing how much larger the top area <draw:frame draw:style-name="fr7" draw:name="Object70" text:anchor-type="as-char" svg:y="-3.47mm" svg:width="4.16mm" svg:height="4.92mm" draw:z-index="78"><draw:object xlink:href="./Object 70" xlink:type="simple" xlink:show="embed" xlink:actuate="onLoad"/><draw:image xlink:href="./ObjectReplacements/Object 70" xlink:type="simple" xlink:show="embed" xlink:actuate="onLoad"/></draw:frame> is from the bottom area <draw:frame draw:style-name="fr6" draw:name="Object69" text:anchor-type="as-char" svg:width="4.16mm" svg:height="4.92mm" draw:z-index="79"><draw:object xlink:href="./Object 69" xlink:type="simple" xlink:show="embed" xlink:actuate="onLoad"/><draw:image xlink:href="./ObjectReplacements/Object 69" xlink:type="simple" xlink:show="embed" xlink:actuate="onLoad"/></draw:frame></text:p>
      <text:p text:style-name="Where"><text:span text:style-name="T7">d</text:span> = linear dimension characterizing the area A<text:span text:style-name="T11">0</text:span> of the bottom of the frustum</text:p>
      <text:p text:style-name="Where"><draw:frame draw:style-name="fr7" draw:name="Object75" text:anchor-type="as-char" svg:y="-3.47mm" svg:width="3.79mm" svg:height="4.92mm" draw:z-index="80"><draw:object xlink:href="./Object 75" xlink:type="simple" xlink:show="embed" xlink:actuate="onLoad"/><draw:image xlink:href="./ObjectReplacements/Object 75" xlink:type="simple" xlink:show="embed" xlink:actuate="onLoad"/></draw:frame> = linear dimension characterizing the area A of the top of the colored frustum</text:p>
      <text:p text:style-name="Where"><draw:frame draw:style-name="fr6" draw:name="Object76" text:anchor-type="as-char" svg:width="2.2mm" svg:height="4.32mm" draw:z-index="81"><draw:object xlink:href="./Object 72" xlink:type="simple" xlink:show="embed" xlink:actuate="onLoad"/><draw:image xlink:href="./ObjectReplacements/Object 72" xlink:type="simple" xlink:show="embed" xlink:actuate="onLoad"/></draw:frame> = offset of bucket (see <text:sequence-ref text:reference-format="text" text:ref-name="refFigure0">Figure 2</text:sequence-ref> on page <text:sequence-ref text:reference-format="page" text:ref-name="refFigure0">2</text:sequence-ref>)</text:p>
      <text:p text:style-name="Where"><draw:frame draw:style-name="fr7" draw:name="Object72" text:anchor-type="as-char" svg:y="-3.47mm" svg:width="4.18mm" svg:height="4.94mm" draw:z-index="82"><draw:object xlink:href="./Object 76" xlink:type="simple" xlink:show="embed" xlink:actuate="onLoad"/><draw:image xlink:href="./ObjectReplacements/Object 76" xlink:type="simple" xlink:show="embed" xlink:actuate="onLoad"/><svg:desc>formula</svg:desc></draw:frame> = bottom planar area of frustum (is in a plane perpendicular to <text:span text:style-name="T9">g</text:span>)</text:p>
      <text:p text:style-name="Where"><draw:frame draw:style-name="fr7" draw:name="Object71" text:anchor-type="as-char" svg:y="-3.47mm" svg:width="4.16mm" svg:height="4.92mm" draw:z-index="83"><draw:object xlink:href="./Object 71" xlink:type="simple" xlink:show="embed" xlink:actuate="onLoad"/><draw:image xlink:href="./ObjectReplacements/Object 71" xlink:type="simple" xlink:show="embed" xlink:actuate="onLoad"/></draw:frame> = top planar area of frustum (is in a plane perpendicular to <text:span text:style-name="T9">g</text:span>)</text:p>
      <text:p text:style-name="Where"><text:span text:style-name="T7">A </text:span>= area of top of colored frustum at height xh (is in a plane perpendicular to <text:span text:style-name="T9">g</text:span>)</text:p>
      <text:p text:style-name="Where"><text:span text:style-name="T7">h</text:span> = height of frustum</text:p>
      <text:p text:style-name="Where"><text:span text:style-name="T7">x</text:span> = fraction of height h that has the planar area A such that the colored volume is <draw:frame draw:style-name="fr7" draw:name="Object73" text:anchor-type="as-char" svg:y="-3.47mm" svg:width="3.65mm" svg:height="4.92mm" draw:z-index="84"><draw:object xlink:href="./Object 73" xlink:type="simple" xlink:show="embed" xlink:actuate="onLoad"/><draw:image xlink:href="./ObjectReplacements/Object 73" xlink:type="simple" xlink:show="embed" xlink:actuate="onLoad"/></draw:frame></text:p>
      <text:p text:style-name="Where"><draw:frame draw:style-name="fr7" draw:name="Object74" text:anchor-type="as-char" svg:y="-3.47mm" svg:width="3.65mm" svg:height="4.92mm" draw:z-index="85"><draw:object xlink:href="./Object 74" xlink:type="simple" xlink:show="embed" xlink:actuate="onLoad"/><draw:image xlink:href="./ObjectReplacements/Object 74" xlink:type="simple" xlink:show="embed" xlink:actuate="onLoad"/></draw:frame> = volume of the colored frustum in <text:sequence-ref text:reference-format="text" text:ref-name="refFigure3">Figure 5</text:sequence-ref></text:p>
      <text:p text:style-name="Where_20_end"><text:span text:style-name="Important_20_-_20_red"><text:span text:style-name="T8">y</text:span></text:span><text:span text:style-name="Important_20_-_20_red"><text:span text:style-name="T15"> = distance to measure along edge of bucket to mark volume v</text:span></text:span><text:span text:style-name="Important_20_-_20_red"><text:span text:style-name="T12">x</text:span></text:span></text:p>
      <text:h text:style-name="Heading_20_2" text:outline-level="2"><text:bookmark-start text:name="__RefHeading__147428_1993841014"/>Bucket calibration algorithm<text:bookmark-end text:name="__RefHeading__147428_1993841014"/></text:h>
      <text:p text:style-name="Text_20_body">Because the formulas and symbols can be confusing (they were confusing to me when I came back and read this material again), here's how to use equation <text:sequence-ref text:reference-format="text" text:ref-name="refText4">(5)</text:sequence-ref> to calibrate a round bucket as shown in <text:sequence-ref text:reference-format="text" text:ref-name="refFigure0">Figure 2</text:sequence-ref>; modify the instructions appropriately if the cross-section of the frustum is not circular.</text:p>
      <text:list xml:id="list8923329201806351293" text:style-name="Hierarchical_20_-_20_1_2c__20_a_2c__20_i_2c__20_etc.">
        <text:list-item>
          <text:p text:style-name="P5">For the bucket, measure the dimensions <text:span text:style-name="T7">d</text:span>, <text:span text:style-name="T7">D</text:span>, <text:span text:style-name="T7">h</text:span>, and offset = <draw:frame draw:style-name="fr6" draw:name="Object81" text:anchor-type="as-char" svg:width="2.2mm" svg:height="4.32mm" draw:z-index="86"><draw:object xlink:href="./Object 81" xlink:type="simple" xlink:show="embed" xlink:actuate="onLoad"/><draw:image xlink:href="./ObjectReplacements/Object 81" xlink:type="simple" xlink:show="embed" xlink:actuate="onLoad"/></draw:frame> as shown in <text:sequence-ref text:reference-format="text" text:ref-name="refFigure0">Figure 2</text:sequence-ref>. <text:s/></text:p>
        </text:list-item>
        <text:list-item>
          <text:p text:style-name="P5">Calculate <draw:frame draw:style-name="fr6" draw:name="Object77" text:anchor-type="as-char" svg:width="16.99mm" svg:height="9.26mm" draw:z-index="87"><draw:object xlink:href="./Object 77" xlink:type="simple" xlink:show="embed" xlink:actuate="onLoad"/><draw:image xlink:href="./ObjectReplacements/Object 77" xlink:type="simple" xlink:show="embed" xlink:actuate="onLoad"/></draw:frame>.</text:p>
        </text:list-item>
        <text:list-item>
          <text:p text:style-name="P5">Calculate <draw:frame draw:style-name="fr6" draw:name="Object78" text:anchor-type="as-char" svg:width="16.79mm" svg:height="9.81mm" draw:z-index="88"><draw:object xlink:href="./Object 78" xlink:type="simple" xlink:show="embed" xlink:actuate="onLoad"/><draw:image xlink:href="./ObjectReplacements/Object 78" xlink:type="simple" xlink:show="embed" xlink:actuate="onLoad"/></draw:frame>. <text:s/>You'll have to use a different formula for the area if the cross section of the bucket is not round.</text:p>
        </text:list-item>
        <text:list-item>
          <text:p text:style-name="P5">Pick the volume <draw:frame draw:style-name="fr7" draw:name="Object79" text:anchor-type="as-char" svg:y="-3.65mm" svg:width="3.65mm" svg:height="4.92mm" draw:z-index="45"><draw:object xlink:href="./Object 79" xlink:type="simple" xlink:show="embed" xlink:actuate="onLoad"/><draw:image xlink:href="./ObjectReplacements/Object 79" xlink:type="simple" xlink:show="embed" xlink:actuate="onLoad"/></draw:frame> that you want to mark on the side of the bucket.</text:p>
        </text:list-item>
        <text:list-item>
          <text:p text:style-name="P5">Calculate <text:span text:style-name="T7">x</text:span> in equation <text:sequence-ref text:reference-format="text" text:ref-name="refText4">(5)</text:sequence-ref> (don't miss the cube root), then calculate the value of <text:span text:style-name="T7">y</text:span> (the slant distance up the side of the bucket that marks volume <draw:frame draw:style-name="fr7" draw:name="Object80" text:anchor-type="as-char" svg:y="-3.51mm" svg:width="3.65mm" svg:height="4.92mm" draw:z-index="46"><draw:object xlink:href="./Object 80" xlink:type="simple" xlink:show="embed" xlink:actuate="onLoad"/><draw:image xlink:href="./ObjectReplacements/Object 80" xlink:type="simple" xlink:show="embed" xlink:actuate="onLoad"/></draw:frame>). <text:s/>Mark off the distance <text:span text:style-name="T7">y</text:span> on the side of the bucket.</text:p>
        </text:list-item>
      </text:list>
      <text:p text:style-name="Text_20_body">Here's an example calculation for the Rheem bucket with a round cross section. <text:s/>The dimensions in inches were</text:p>
      <text:p text:style-name="Where">D = 11.34</text:p>
      <text:p text:style-name="Where">d = 10.42</text:p>
      <text:p text:style-name="Where">h = 14.00</text:p>
      <text:p text:style-name="Where_20_end"><text:soft-page-break/>offset = <draw:frame draw:style-name="fr6" draw:name="Object83" text:anchor-type="as-char" svg:width="2.2mm" svg:height="4.32mm" draw:z-index="49"><draw:object xlink:href="./Object 83" xlink:type="simple" xlink:show="embed" xlink:actuate="onLoad"/><draw:image xlink:href="./ObjectReplacements/Object 83" xlink:type="simple" xlink:show="embed" xlink:actuate="onLoad"/><svg:desc>formula</svg:desc></draw:frame> = 0.47</text:p>
      <text:p text:style-name="Text_20_body">We calculate <draw:frame draw:style-name="fr7" draw:name="Object84" text:anchor-type="as-char" svg:y="-6.01mm" svg:width="46.87mm" svg:height="9.26mm" draw:z-index="50"><draw:object xlink:href="./Object 84" xlink:type="simple" xlink:show="embed" xlink:actuate="onLoad"/><draw:image xlink:href="./ObjectReplacements/Object 84" xlink:type="simple" xlink:show="embed" xlink:actuate="onLoad"/></draw:frame>. <text:s/>The area <draw:frame draw:style-name="fr7" draw:name="Object85" text:anchor-type="as-char" svg:y="-3.53mm" svg:width="4.16mm" svg:height="4.92mm" draw:z-index="51"><draw:object xlink:href="./Object 85" xlink:type="simple" xlink:show="embed" xlink:actuate="onLoad"/><draw:image xlink:href="./ObjectReplacements/Object 85" xlink:type="simple" xlink:show="embed" xlink:actuate="onLoad"/></draw:frame> of the bottom of the bucket is 85.2757 in<text:span text:style-name="T6">3</text:span>.</text:p>
      <text:p text:style-name="Text_20_body">Suppose we want to mark the side of the bucket where the volume <text:span text:style-name="T7">v</text:span><text:span text:style-name="T13">x</text:span> is 10 liters or 610.237 in<text:span text:style-name="T6">3</text:span>. <text:s/>Plugging these numbers into equation <text:sequence-ref text:reference-format="text" text:ref-name="refText4">(5)</text:sequence-ref>, we calculate</text:p>
      <text:p text:style-name="Equation"><draw:frame draw:style-name="fr6" draw:name="Object86" text:anchor-type="as-char" svg:width="25.63mm" svg:height="8.87mm" draw:z-index="52"><draw:object xlink:href="./Object 86" xlink:type="simple" xlink:show="embed" xlink:actuate="onLoad"/><draw:image xlink:href="./ObjectReplacements/Object 86" xlink:type="simple" xlink:show="embed" xlink:actuate="onLoad"/></draw:frame></text:p>
      <text:p text:style-name="Text_20_body">The calculated slant distance up the side of the bucket to mark 10 liters is 7.334 inches or 186.3 mm. <text:s/>I checked the calibration by filling this bucket with 10 liters from a Nalgene 1000 ml graduated cylinder. <text:s/>The measured distance of the water level up the side of the bucket was 186.5 mm.</text:p>
      <text:p text:style-name="Text_20_body">I recommend using the python script to print out calibration tables, as you will save time over doing the calculations manually.</text:p>
      <text:h text:style-name="Heading_20_2" text:outline-level="2"><text:bookmark-start text:name="__RefHeading__95871_1768474089"/>Bucket with rounded corners<text:bookmark-end text:name="__RefHeading__95871_1768474089"/></text:h>
      <text:p text:style-name="Text_20_body">To calculate the area of a rectangular or square bucket with rounded corners, you need to subtract off a correction from the rectangle's area. <text:s/>Here's a picture:</text:p>
      <text:p text:style-name="Text_20_body"><draw:frame draw:style-name="fr10" draw:name="Object22" text:anchor-type="paragraph" svg:x="18.33mm" svg:y="-0.48mm" svg:width="140.92mm" svg:height="58.21mm" draw:z-index="1"><draw:object xlink:href="./Object 23" xlink:type="simple" xlink:show="embed" xlink:actuate="onLoad"/><draw:image xlink:href="./ObjectReplacements/Object 23" xlink:type="simple" xlink:show="embed" xlink:actuate="onLoad"/></draw:frame>We want the area of the gray portion (sometimes called a spandrel). <text:s/>The square's area is <draw:frame draw:style-name="fr7" draw:name="Object50" text:anchor-type="as-char" svg:y="-4.16mm" svg:width="3.25mm" svg:height="4.85mm" draw:z-index="53"><draw:object xlink:href="./Object 50" xlink:type="simple" xlink:show="embed" xlink:actuate="onLoad"/><draw:image xlink:href="./ObjectReplacements/Object 50" xlink:type="simple" xlink:show="embed" xlink:actuate="onLoad"/></draw:frame>. <text:s/>The circular part is one-fourth the area of a circle, so we subtract off <draw:frame draw:style-name="fr6" draw:name="Object51" text:anchor-type="as-char" svg:width="7.28mm" svg:height="8.82mm" draw:z-index="54"><draw:object xlink:href="./Object 51" xlink:type="simple" xlink:show="embed" xlink:actuate="onLoad"/><draw:image xlink:href="./ObjectReplacements/Object 51" xlink:type="simple" xlink:show="embed" xlink:actuate="onLoad"/></draw:frame>. <text:s/>Since there are four corners, the area of the four gray portions is <draw:frame draw:style-name="fr6" draw:name="Object52" text:anchor-type="as-char" svg:width="14.8mm" svg:height="5.03mm" draw:z-index="55"><draw:object xlink:href="./Object 52" xlink:type="simple" xlink:show="embed" xlink:actuate="onLoad"/><draw:image xlink:href="./ObjectReplacements/Object 52" xlink:type="simple" xlink:show="embed" xlink:actuate="onLoad"/></draw:frame>. <text:s/>This is the correction that must be subtracted from a rectangular area to account for the curved corner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4" svg:font-family="Arial"/>
    <style:font-face style:name="OpenSymbol1" svg:font-family="OpenSymbol"/>
    <style:font-face style:name="Courier New" svg:font-family="'Courier New'" style:font-family-generic="modern"/>
    <style:font-face style:name="Arial2"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mm" fo:margin-right="0mm" fo:text-indent="0mm" style:auto-text-indent="false"/>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e6e6e6">
        <style:background-image/>
      </style:paragraph-properties>
      <style:text-properties style:font-size-rel="5pt" fo:font-weight="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paragraph-properties fo:margin-left="10.16mm" fo:margin-right="0mm" fo:margin-top="0mm" fo:margin-bottom="0mm" fo:text-indent="0mm" style:auto-text-indent="false"/>
      <style:text-properties fo:color="#00538d" style:font-name="Lucida Console" fo:font-size="10pt" fo:language="zxx" fo:country="none"/>
    </style:style>
    <style:style style:name="Equation" style:family="paragraph" style:parent-style-name="Text_20_body" style:class="text">
      <style:paragraph-properties fo:text-align="center" style:justify-single-word="false"/>
      <style:text-properties fo:language="zxx" fo:country="non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mm" fo:margin-bottom="1.52mm"/>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mm" fo:margin-bottom="1.02mm" style:shadow="none"/>
    </style:style>
    <style:style style:name="Contents_20_Heading" style:display-name="Contents Heading" style:family="paragraph" style:parent-style-name="Heading" style:class="index" style:master-page-name="">
      <style:paragraph-properties fo:margin-left="0mm" fo:margin-right="0mm" fo:text-align="center" style:justify-single-word="false" fo:text-indent="0mm" style:auto-text-indent="false" style:page-number="auto"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7.8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2.81m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tyle="normal" fo:font-weight="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7.82mm" style:type="right" style:leader-style="dotted" style:leader-tex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Aside" style:family="paragraph" style:parent-style-name="Text_20_body">
      <style:paragraph-properties fo:margin-left="10.16mm" fo:margin-right="5.08mm" fo:text-indent="0mm" style:auto-text-indent="false"/>
      <style:text-properties style:font-size-rel="-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Quotations" style:family="paragraph" style:parent-style-name="Standard" style:class="html">
      <style:paragraph-properties fo:margin-left="10mm" fo:margin-right="10mm" fo:margin-top="0mm" fo:margin-bottom="4.99mm" fo:text-indent="0mm" style:auto-text-indent="false"/>
    </style:style>
    <style:style style:name="Default_20_Paragraph_20_Font" style:display-name="Default Paragraph Font" style:family="text"/>
    <style:style style:name="TT" style:family="text" style:parent-style-name="Default_20_Paragraph_20_Font">
      <style:text-properties style:font-name="Courier New"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1" fo:font-size="11pt" fo:background-color="transparent" style:font-name-asian="Courier New1" style:font-name-complex="Courier New1"/>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parent-style-name="Default_2c__20_custom">
      <style:text-properties fo:color="#00538d" style:font-name="Lucida Console" style:font-size-rel="-1pt" fo:language="zxx" fo:country="none"/>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0099"/>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Default_2c__20_custom">
      <style:text-properties fo:font-style="italic"/>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Article_20_title" style:display-name="Article title" style:family="text" style:parent-style-name="Book_20_title">
      <style:text-properties fo:font-style="normal"/>
    </style:style>
    <style:style style:name="Code_2c__20_important" style:display-name="Code, important" style:family="text" style:parent-style-name="Code">
      <style:text-properties fo:color="#d632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Default_2c__20_custom" style:display-name="Default, custom" style:family="text">
      <style:text-properties style:font-name="Arial" fo:font-size="11pt"/>
    </style:style>
    <style:style style:name="Misspelled" style:family="text">
      <style:text-properties style:font-name="Arial" fo:font-size="11pt" fo:language="zxx" fo:country="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2.5mm" fo:padding-right="2.5mm" fo:padding-top="1.25mm" fo:padding-bottom="1.25mm" fo:border="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6.35mm" text:min-label-width="6.35mm" text:min-label-distance="1.27mm"/>
      </text:list-level-style-number>
      <text:list-level-style-number text:level="2" text:style-name="Numbering_20_Symbols" style:num-prefix=" " style:num-suffix=" " style:num-format="1" text:display-levels="2">
        <style:list-level-properties text:space-before="12.7mm" text:min-label-width="6.35mm" text:min-label-distance="1.27mm"/>
      </text:list-level-style-number>
      <text:list-level-style-number text:level="3" text:style-name="Numbering_20_Symbols" style:num-prefix=" " style:num-suffix=" " style:num-format="1" text:display-levels="3">
        <style:list-level-properties text:space-before="19.05mm" text:min-label-width="6.35mm" text:min-label-distance="1.27mm"/>
      </text:list-level-style-number>
      <text:list-level-style-number text:level="4" text:style-name="Numbering_20_Symbols" style:num-prefix=" " style:num-suffix=" " style:num-format="1" text:display-levels="4">
        <style:list-level-properties text:space-before="25.4mm" text:min-label-width="6.35mm" text:min-label-distance="1.27mm"/>
      </text:list-level-style-number>
      <text:list-level-style-number text:level="5" text:style-name="Numbering_20_Symbols" style:num-prefix=" " style:num-suffix=" " style:num-format="1" text:display-levels="5">
        <style:list-level-properties text:space-before="31.75mm" text:min-label-width="6.35mm" text:min-label-distance="1.27mm"/>
      </text:list-level-style-number>
      <text:list-level-style-number text:level="6" text:style-name="Numbering_20_Symbols" style:num-prefix=" " style:num-suffix=" " style:num-format="1" text:display-levels="6">
        <style:list-level-properties text:space-before="38.1mm" text:min-label-width="6.35mm" text:min-label-distance="1.27mm"/>
      </text:list-level-style-number>
      <text:list-level-style-number text:level="7" text:style-name="Numbering_20_Symbols" style:num-prefix=" " style:num-suffix=" " style:num-format="1" text:display-levels="7">
        <style:list-level-properties text:space-before="44.45mm" text:min-label-width="6.35mm" text:min-label-distance="1.27mm"/>
      </text:list-level-style-number>
      <text:list-level-style-number text:level="8" text:style-name="Numbering_20_Symbols" style:num-prefix=" " style:num-suffix=" " style:num-format="1" text:display-levels="8">
        <style:list-level-properties text:space-before="50.8mm" text:min-label-width="6.35mm" text:min-label-distance="1.27mm"/>
      </text:list-level-style-number>
      <text:list-level-style-number text:level="9" text:style-name="Numbering_20_Symbols" style:num-prefix=" " style:num-suffix=" " style:num-format="1" text:display-levels="9">
        <style:list-level-properties text:space-before="57.15mm" text:min-label-width="6.35mm" text:min-label-distance="1.27mm"/>
      </text:list-level-style-number>
      <text:list-level-style-number text:level="10" text:style-name="Numbering_20_Symbols" style:num-prefix=" " style:num-suffix=" " style:num-format="1" text:display-levels="10">
        <style:list-level-properties text:space-before="63.5mm" text:min-label-width="6.35mm" text:min-label-distance="1.27mm"/>
      </text:list-level-style-number>
    </text:list-style>
    <text:list-style style:name="Bullets_20_-_20_round" style:display-name="Bullets - round">
      <text:list-level-style-bullet text:level="1" text:style-name="Bullet_20_Symbols" text:bullet-char="•">
        <style:list-level-properties text:space-before="6.35mm" text:min-label-width="5.08mm"/>
        <style:text-properties style:font-name="StarSymbol"/>
      </text:list-level-style-bullet>
      <text:list-level-style-bullet text:level="2" text:style-name="Bullet_20_Symbols" text:bullet-char="•">
        <style:list-level-properties text:space-before="12.7mm" text:min-label-width="5.08mm"/>
        <style:text-properties style:font-name="StarSymbol"/>
      </text:list-level-style-bullet>
      <text:list-level-style-bullet text:level="3" text:style-name="Bullet_20_Symbols" text:bullet-char="•">
        <style:list-level-properties text:space-before="19.05mm" text:min-label-width="5.08mm"/>
        <style:text-properties style:font-name="StarSymbol"/>
      </text:list-level-style-bullet>
      <text:list-level-style-bullet text:level="4" text:style-name="Bullet_20_Symbols" text:bullet-char="•">
        <style:list-level-properties text:space-before="25.4mm" text:min-label-width="5.08mm"/>
        <style:text-properties style:font-name="StarSymbol"/>
      </text:list-level-style-bullet>
      <text:list-level-style-bullet text:level="5" text:style-name="Bullet_20_Symbols" text:bullet-char="•">
        <style:list-level-properties text:space-before="31.75mm" text:min-label-width="5.08mm"/>
        <style:text-properties style:font-name="StarSymbol"/>
      </text:list-level-style-bullet>
      <text:list-level-style-bullet text:level="6" text:style-name="Bullet_20_Symbols" text:bullet-char="•">
        <style:list-level-properties text:space-before="38.1mm" text:min-label-width="5.08mm"/>
        <style:text-properties style:font-name="StarSymbol"/>
      </text:list-level-style-bullet>
      <text:list-level-style-bullet text:level="7" text:style-name="Bullet_20_Symbols" text:bullet-char="•">
        <style:list-level-properties text:space-before="44.45mm" text:min-label-width="5.08mm"/>
        <style:text-properties style:font-name="StarSymbol"/>
      </text:list-level-style-bullet>
      <text:list-level-style-bullet text:level="8" text:style-name="Bullet_20_Symbols" text:bullet-char="•">
        <style:list-level-properties text:space-before="50.8mm" text:min-label-width="5.08mm"/>
        <style:text-properties style:font-name="StarSymbol"/>
      </text:list-level-style-bullet>
      <text:list-level-style-bullet text:level="9" text:style-name="Bullet_20_Symbols" text:bullet-char="•">
        <style:list-level-properties text:space-before="57.15mm" text:min-label-width="5.08mm"/>
        <style:text-properties style:font-name="StarSymbol"/>
      </text:list-level-style-bullet>
      <text:list-level-style-bullet text:level="10" text:style-name="Bullet_20_Symbols" text:bullet-char="•">
        <style:list-level-properties text:space-before="63.5mm" text:min-label-width="5.08mm"/>
        <style:text-properties style:font-name="StarSymbol"/>
      </text:list-level-style-bullet>
    </text:list-style>
    <text:list-style style:name="Bullets_20_-_20_diamonds" style:display-name="Bullets - diamonds">
      <text:list-level-style-bullet text:level="1" text:style-name="Bullet_20_Symbols" text:bullet-char="">
        <style:list-level-properties text:space-before="5.08mm" text:min-label-width="5.08mm"/>
        <style:text-properties style:font-name="StarSymbol"/>
      </text:list-level-style-bullet>
      <text:list-level-style-bullet text:level="2" text:style-name="Bullet_20_Symbols" text:bullet-char="">
        <style:list-level-properties text:space-before="10.16mm" text:min-label-width="5.08mm"/>
        <style:text-properties style:font-name="StarSymbol"/>
      </text:list-level-style-bullet>
      <text:list-level-style-bullet text:level="3" text:style-name="Bullet_20_Symbols" text:bullet-char="">
        <style:list-level-properties text:space-before="15.24mm" text:min-label-width="5.08mm"/>
        <style:text-properties style:font-name="StarSymbol"/>
      </text:list-level-style-bullet>
      <text:list-level-style-bullet text:level="4" text:style-name="Bullet_20_Symbols" text:bullet-char="">
        <style:list-level-properties text:space-before="20.32mm" text:min-label-width="5.08mm"/>
        <style:text-properties style:font-name="StarSymbol"/>
      </text:list-level-style-bullet>
      <text:list-level-style-bullet text:level="5" text:style-name="Bullet_20_Symbols" text:bullet-char="">
        <style:list-level-properties text:space-before="25.4mm" text:min-label-width="5.08mm"/>
        <style:text-properties style:font-name="StarSymbol"/>
      </text:list-level-style-bullet>
      <text:list-level-style-bullet text:level="6" text:style-name="Bullet_20_Symbols" text:bullet-char="">
        <style:list-level-properties text:space-before="30.48mm" text:min-label-width="5.08mm"/>
        <style:text-properties style:font-name="StarSymbol"/>
      </text:list-level-style-bullet>
      <text:list-level-style-bullet text:level="7" text:style-name="Bullet_20_Symbols" text:bullet-char="">
        <style:list-level-properties text:space-before="35.56mm" text:min-label-width="5.08mm"/>
        <style:text-properties style:font-name="StarSymbol"/>
      </text:list-level-style-bullet>
      <text:list-level-style-bullet text:level="8" text:style-name="Bullet_20_Symbols" text:bullet-char="">
        <style:list-level-properties text:space-before="40.64mm" text:min-label-width="5.08mm"/>
        <style:text-properties style:font-name="StarSymbol"/>
      </text:list-level-style-bullet>
      <text:list-level-style-bullet text:level="9" text:style-name="Bullet_20_Symbols" text:bullet-char="">
        <style:list-level-properties text:space-before="45.72mm" text:min-label-width="5.08mm"/>
        <style:text-properties style:font-name="StarSymbol"/>
      </text:list-level-style-bullet>
      <text:list-level-style-bullet text:level="10" text:style-name="Bullet_20_Symbols" text:bullet-char="">
        <style:list-level-properties text:space-before="50.8mm" text:min-label-width="5.08mm"/>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2.54mm" fo:margin-left="12.7mm"/>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2.54mm" fo:margin-left="15.24mm"/>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2.54mm" fo:margin-left="17.78mm"/>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2.54mm" fo:margin-left="12.7mm"/>
        </style:list-level-properties>
      </text:list-level-style-number>
      <text:list-level-style-bullet text:level="5"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6"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7"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8"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9"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10"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9.05mm" fo:margin-bottom="19.05mm" fo:margin-left="19.05mm" fo:margin-right="19.05mm" style:writing-mode="lr-tb" style:layout-grid-color="#c0c0c0" style:layout-grid-lines="38" style:layout-grid-base-height="6.35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79.4mm" fo:page-height="215.9mm" style:num-format="1" style:print-orientation="landscape" fo:margin-top="12.7mm" fo:margin-bottom="12.7mm" fo:margin-left="12.7mm" fo:margin-right="12.7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5.9mm" fo:page-height="279.4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0">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11">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2">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7"/>
    <style:master-page style:name="Landscape_2c__20_0.3_22__20_margins" style:display-name="Landscape, 0.3&quot; margins" style:page-layout-name="Mpm8"/>
    <style:master-page style:name="Landscape_2c__20_1_2f_2_22__20_margins" style:display-name="Landscape, 1/2&quot; margins" style:page-layout-name="Mpm9"/>
    <style:master-page style:name="Landscape_2c__20_3_2f_4_22__20_margins" style:display-name="Landscape, 3/4&quot; margins" style:page-layout-name="Mpm5"/>
    <style:master-page style:name="Portrait_2c__20_1_22__20_margins" style:display-name="Portrait, 1&quot; margins" style:page-layout-name="Mpm10"/>
    <style:master-page style:name="Landscape_2c__20_1_22__20_margins" style:display-name="Landscape, 1&quot; margins" style:page-layout-name="Mpm11"/>
    <style:master-page style:name="Title_20_page_2c__20_portrait" style:display-name="Title page, portrait" style:page-layout-name="Mpm12" style:next-style-name="Standard"/>
    <style:master-page style:name="Title_20_page_2c__20_landscape" style:display-name="Title page, landscape"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05T14:08:27.917515314</meta:creation-date>
    <meta:editing-cycles>22</meta:editing-cycles>
    <meta:editing-duration>PT4H1M22S</meta:editing-duration>
    <meta:generator>OpenOffice/4.1.6$Win32 OpenOffice.org_project/416m1$Build-9790</meta:generator>
    <dc:date>2023-10-28T10:12:47.91</dc:date>
    <meta:document-statistic meta:table-count="5" meta:image-count="2" meta:object-count="84" meta:page-count="11" meta:paragraph-count="217" meta:word-count="3656" meta:character-count="20683"/>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

<file path=Object 1/content.xml><?xml version="1.0" encoding="utf-8"?>
<math xmlns="http://www.w3.org/1998/Math/MathML">
  <semantics>
    <mrow>
      <mi mathvariant="italic">xh</mi>
    </mrow>
    <annotation encoding="StarMath 5.0">xh</annotation>
  </semantics>
</math>
</file>

<file path=Object 10/content.xml><?xml version="1.0" encoding="utf-8"?>
<math xmlns="http://www.w3.org/1998/Math/MathML">
  <semantics>
    <mrow>
      <msub>
        <mi>A</mi>
        <mi>x</mi>
      </msub>
      <mrow>
        <mi/>
        <mi mathvariant="normal">=</mi>
        <mi/>
      </mrow>
      <msup>
        <mrow>
          <mo stretchy="false">(</mo>
          <mrow>
            <mrow>
              <mn>1</mn>
              <mo stretchy="false">+</mo>
              <mi>x</mi>
            </mrow>
            <mo stretchy="false">σ</mo>
          </mrow>
          <mo stretchy="false">)</mo>
        </mrow>
        <mn>2</mn>
      </msup>
      <msub>
        <mi>A</mi>
        <mn>0</mn>
      </msub>
    </mrow>
    <annotation encoding="StarMath 5.0">A_x `=` (1 + x%sigma)^2 A_0</annotation>
  </semantics>
</math>
</file>

<file path=Object 11/content.xml><?xml version="1.0" encoding="utf-8"?>
<math xmlns="http://www.w3.org/1998/Math/MathML">
  <semantics>
    <mrow>
      <mfrac>
        <msup>
          <mo stretchy="false">σ</mo>
          <mn>2</mn>
        </msup>
        <mn>3</mn>
      </mfrac>
      <mrow>
        <msup>
          <mi>x</mi>
          <mn>3</mn>
        </msup>
        <mo stretchy="false">+</mo>
        <mo stretchy="false">σ</mo>
      </mrow>
      <mrow>
        <mrow>
          <msup>
            <mi>x</mi>
            <mn>2</mn>
          </msup>
          <mo stretchy="false">+</mo>
          <mi>x</mi>
        </mrow>
        <mi mathvariant="normal">−</mi>
        <mfrac>
          <msub>
            <mi>v</mi>
            <mi>x</mi>
          </msub>
          <mrow>
            <mi>h</mi>
            <msub>
              <mi>A</mi>
              <mn>0</mn>
            </msub>
          </mrow>
        </mfrac>
      </mrow>
      <mrow>
        <mi/>
        <mi mathvariant="normal">=</mi>
        <mi/>
      </mrow>
      <mn>0</mn>
    </mrow>
    <annotation encoding="StarMath 5.0">%sigma^2 over 3 x^3 + %sigma x^2 + x - v_x over {h A_0} `=` 0</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dash" draw:stroke-dash="Ultrafine_20_2_20_Dots_20_3_20_Dashes" svg:stroke-width="0.025cm" svg:stroke-color="#c0c0c0" draw:marker-start-width="0.33cm" draw:marker-end-width="0.33cm" draw:textarea-horizontal-align="center" draw:textarea-vertical-align="middle" fo:padding-top="0.137cm" fo:padding-bottom="0.137cm" fo:padding-left="0.262cm" fo:padding-right="0.262cm" draw:shadow-offset-x="0.305cm" draw:shadow-offset-y="0.305cm"/>
    </style:style>
    <style:style style:name="gr3" style:family="graphic" style:parent-style-name="measure" style:list-style-name="L1">
      <style:graphic-properties draw:textarea-horizontal-align="center" draw:textarea-vertical-align="middle" draw:placing="below"/>
    </style:style>
    <style:style style:name="gr4" style:family="graphic" style:parent-style-name="measure" style:list-style-name="L1">
      <style:graphic-properties draw:textarea-horizontal-align="center" draw:textarea-vertical-align="middle" draw:line-distance="0.279cm"/>
    </style:style>
    <style:style style:name="gr5" style:family="graphic" style:parent-style-name="measure">
      <style:graphic-properties draw:textarea-horizontal-align="center" draw:textarea-vertical-align="middle"/>
    </style:style>
    <style:style style:name="gr6" style:family="graphic" style:parent-style-name="measure" style:list-style-name="L1">
      <style:graphic-properties draw:textarea-horizontal-align="center" draw:textarea-vertical-align="middle" draw:placing="below" draw:parallel="true"/>
    </style:style>
    <style:style style:name="gr7" style:family="graphic" style:parent-style-name="standard">
      <style:graphic-properties draw:stroke="dash" draw:stroke-dash="Fine_20_Dashed_20__28_var_29_" svg:stroke-width="0.075cm" svg:stroke-color="#000000" draw:marker-start-width="0.417cm" draw:marker-end-width="0.417cm" draw:textarea-horizontal-align="center" draw:textarea-vertical-align="middle" fo:padding-top="0.162cm" fo:padding-bottom="0.162cm" fo:padding-left="0.287cm" fo:padding-right="0.287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bold"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family="Arial" style:font-family-generic="roman" style:font-pitch="variable" fo:font-size="12pt" fo:font-style="normal" fo:text-shadow="none" style:text-underline-style="none" fo:font-weight="bold"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Cross_20_section" draw:layer="layout" svg:width="3.618cm" svg:height="6.349cm" svg:x="2.731cm" svg:y="2.133cm" svg:viewBox="0 0 3619 6350" draw:points="0,0 239,0 444,5850 3619,5860 3619,6060 495,6060 495,6350 239,6350 0,0 201,0">
          <text:p/>
        </draw:polygon>
        <draw:line draw:style-name="gr1" draw:text-style-name="P1" draw:layer="layout" svg:x1="3.175cm" svg:y1="7.993cm" svg:x2="6.35cm" svg:y2="7.993cm">
          <text:p/>
        </draw:line>
        <draw:g>
          <draw:line draw:style-name="Thin_20_lines" draw:layer="layout" svg:x1="2.731cm" svg:y1="2.133cm" svg:x2="2.97cm" svg:y2="8.483cm">
            <text:p/>
          </draw:line>
          <draw:line draw:style-name="Thin_20_lines" draw:layer="layout" svg:x1="2.97cm" svg:y1="8.483cm" svg:x2="6.332cm" svg:y2="8.483cm">
            <text:p/>
          </draw:line>
          <draw:line draw:style-name="Thin_20_lines" draw:layer="layout" svg:x1="2.97cm" svg:y1="2.133cm" svg:x2="6.35cm" svg:y2="2.133cm">
            <text:p/>
          </draw:line>
        </draw:g>
        <draw:line draw:style-name="gr2" draw:text-style-name="P1" draw:layer="layout" svg:x1="6.35cm" svg:y1="1.6cm" svg:x2="6.35cm" svg:y2="9.209cm">
          <text:p/>
        </draw:line>
        <draw:measure draw:style-name="gr3" draw:text-style-name="P2" draw:layer="measurelines" svg:x1="2.775cm" svg:y1="7.983cm" svg:x2="2.779cm" svg:y2="8.483cm">
          <text:p text:style-name="P2"><text:span text:style-name="T1">offset</text:span></text:p>
        </draw:measure>
        <draw:polygon draw:style-name="Cross_20_section" draw:layer="layout" svg:width="3.618cm" svg:height="6.349cm" svg:x="6.351cm" svg:y="2.133cm" svg:viewBox="0 0 3619 6350" draw:points="3619,0 3380,0 3175,5850 0,5860 0,6060 3124,6060 3124,6350 3380,6350 3619,0 3418,0">
          <text:p/>
        </draw:polygon>
        <draw:g>
          <draw:line draw:style-name="Thin_20_lines" draw:layer="layout" svg:x1="10.004cm" svg:y1="2.133cm" svg:x2="9.765cm" svg:y2="8.483cm">
            <text:p/>
          </draw:line>
          <draw:line draw:style-name="Thin_20_lines" draw:layer="layout" svg:x1="9.765cm" svg:y1="8.483cm" svg:x2="6.403cm" svg:y2="8.483cm">
            <text:p/>
          </draw:line>
          <draw:line draw:style-name="Thin_20_lines" draw:layer="layout" svg:x1="9.765cm" svg:y1="2.133cm" svg:x2="6.385cm" svg:y2="2.133cm">
            <text:p/>
          </draw:line>
        </draw:g>
        <draw:measure draw:style-name="gr4" draw:text-style-name="P3" draw:layer="measurelines" svg:x1="3.175cm" svg:y1="8.157cm" svg:x2="9.526cm" svg:y2="8.147cm">
          <text:p text:style-name="P3"><text:span text:style-name="T2">d</text:span></text:p>
        </draw:measure>
        <draw:measure draw:style-name="gr5" draw:text-style-name="P1" draw:layer="measurelines" svg:x1="2.97cm" svg:y1="2.133cm" svg:x2="9.765cm" svg:y2="2.133cm">
          <text:p text:style-name="P4"><text:span text:style-name="T2">D</text:span></text:p>
        </draw:measure>
        <draw:measure draw:style-name="gr6" draw:text-style-name="P3" draw:layer="measurelines" svg:x1="3.175cm" svg:y1="7.993cm" svg:x2="3.173cm" svg:y2="2.133cm">
          <text:p text:style-name="P3"><text:span text:style-name="T2">h</text:span></text:p>
        </draw:measure>
        <draw:line draw:style-name="gr7" draw:text-style-name="P1" draw:layer="layout" svg:x1="11.208cm" svg:y1="8.489cm" svg:x2="0.273cm" svg:y2="8.483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fo:font-weight="bold"/>
    </style:style>
    <style:style style:name="Cross_20_section" style:display-name="Cross section" style:family="graphic" style:parent-style-name="objectwithoutfill">
      <style:graphic-properties draw:stroke-dash="Dashed_20__28_var_29__20_2" svg:stroke-width="0.051cm" draw:marker-start-width="0.381cm" draw:marker-end-width="0.381cm" draw:fill="hatch" draw:fill-color="#99ccff" draw:fill-gradient-name="Gradient_20_7" draw:fill-hatch-name="Black_20_45_20_Degrees" draw:fill-hatch-solid="false" draw:fill-image-name="Bitmape_20_1" draw:fill-image-width="0cm" draw:fill-image-height="0cm" draw:textarea-horizontal-align="center" draw:textarea-vertical-align="middle"/>
      <style:paragraph-properties fo:text-align="center"/>
    </style:style>
    <style:style style:name="Thin_20_lines" style:display-name="Thin lines" style:family="graphic" style:parent-style-name="standard">
      <style:graphic-properties draw:stroke="solid" draw:stroke-dash="Dashed_20__28_var_29__20_2" svg:stroke-width="0.025cm" svg:stroke-color="#000000" draw:marker-start-width="0.33cm" draw:marker-start-center="false" draw:marker-end-width="0.33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Thin_20_lines" style:display-name="Thin lin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math xmlns="http://www.w3.org/1998/Math/MathML">
  <semantics>
    <msub>
      <mi>A</mi>
      <mi>x</mi>
    </msub>
    <annotation encoding="StarMath 5.0">A_x</annotation>
  </semantics>
</math>
</file>

<file path=Object 14/content.xml><?xml version="1.0" encoding="utf-8"?>
<math xmlns="http://www.w3.org/1998/Math/MathML">
  <semantics>
    <msub>
      <mi>v</mi>
      <mi>x</mi>
    </msub>
    <annotation encoding="StarMath 5.0">v_x</annotation>
  </semantics>
</math>
</file>

<file path=Object 15/content.xml><?xml version="1.0" encoding="utf-8"?>
<math xmlns="http://www.w3.org/1998/Math/MathML">
  <semantics>
    <mrow>
      <mi>D</mi>
      <mrow>
        <mi/>
        <mi mathvariant="normal">=</mi>
        <mi/>
      </mrow>
      <mi>d</mi>
      <mrow>
        <mo stretchy="false">(</mo>
        <mrow>
          <mn>1</mn>
          <mo stretchy="false">+</mo>
          <mo stretchy="false">σ</mo>
        </mrow>
        <mo stretchy="false">)</mo>
      </mrow>
    </mrow>
    <annotation encoding="StarMath 5.0">D `=` d(1 + %sigma)</annotation>
  </semantics>
</math>
</file>

<file path=Object 16/content.xml><?xml version="1.0" encoding="utf-8"?>
<math xmlns="http://www.w3.org/1998/Math/MathML">
  <semantics>
    <mrow>
      <mi>y</mi>
      <mrow>
        <mi/>
        <mi mathvariant="normal">=</mi>
        <mi/>
      </mrow>
      <mfrac>
        <mrow>
          <mi mathvariant="italic">xh</mi>
          <mo stretchy="false">+</mo>
          <mo stretchy="false">δ</mo>
        </mrow>
        <mrow>
          <mi>cos</mi>
          <mo stretchy="false">θ</mo>
        </mrow>
      </mfrac>
    </mrow>
    <annotation encoding="StarMath 5.0">y `=` {xh + %delta} over {cos %theta}</annotation>
  </semantics>
</math>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measure">
      <style:graphic-properties draw:textarea-horizontal-align="center" draw:textarea-vertical-align="middle"/>
    </style:style>
    <style:style style:name="gr2" style:family="graphic" style:parent-style-name="measure" style:list-style-name="L1">
      <style:graphic-properties draw:textarea-horizontal-align="center" draw:textarea-vertical-align="middle" draw:placing="below"/>
    </style:style>
    <style:style style:name="gr3" style:family="graphic" style:parent-style-name="standard">
      <style:graphic-properties draw:stroke="none" svg:stroke-color="#000000" draw:fill="none" draw:fill-color="#ffffff" fo:min-height="0.999cm"/>
    </style:style>
    <style:style style:name="gr4" style:family="graphic" style:parent-style-name="standard">
      <style:graphic-properties draw:stroke="none" svg:stroke-color="#000000" draw:fill="none" draw:fill-color="#ffffff" fo:min-height="0.563cm"/>
    </style:style>
    <style:style style:name="gr5" style:family="graphic" style:parent-style-name="standard">
      <style:graphic-properties draw:stroke="none" svg:stroke-color="#000000" draw:fill="none" draw:fill-color="#ffffff" fo:min-height="0.529cm"/>
    </style:style>
    <style:style style:name="gr6" style:family="graphic" style:parent-style-name="standard">
      <style:graphic-properties svg:stroke-width="0.051cm" draw:marker-start-width="0.381cm" draw:marker-end-width="0.381cm" draw:textarea-horizontal-align="center" draw:textarea-vertical-align="middle" fo:padding-top="0.025cm" fo:padding-bottom="0.025cm" fo:padding-left="0.025cm" fo:padding-right="0.025cm"/>
    </style:style>
    <style:style style:name="gr7" style:family="graphic" style:parent-style-name="objectwithoutfill">
      <style:graphic-properties svg:stroke-width="0.05cm" draw:marker-start-width="0.375cm" draw:marker-end-width="0.375cm" draw:fill="none" draw:textarea-horizontal-align="center" draw:textarea-vertical-align="middle" fo:padding-top="0.025cm" fo:padding-bottom="0.025cm" fo:padding-left="0.025cm" fo:padding-right="0.025cm"/>
    </style:style>
    <style:style style:name="gr8" style:family="graphic" style:parent-style-name="standard">
      <style:graphic-properties draw:stroke="none" svg:stroke-color="#000000" draw:fill="none" draw:fill-color="#ffffff" draw:textarea-horizontal-align="left" draw:auto-grow-height="true" draw:auto-grow-width="true" fo:min-height="0.437cm" fo:min-width="0.218cm"/>
    </style:style>
    <style:style style:name="gr9" style:family="graphic" style:parent-style-name="standard">
      <style:graphic-properties draw:stroke="none" svg:stroke-color="#000000" draw:fill="none" draw:fill-color="#ffffff" draw:textarea-horizontal-align="left" draw:auto-grow-height="true" draw:auto-grow-width="true" fo:min-height="0.425cm" fo:min-width="0.828cm"/>
    </style:style>
    <style:style style:name="gr10" style:family="graphic" style:parent-style-name="standard">
      <style:graphic-properties draw:stroke="none" svg:stroke-color="#000000" draw:fill="none" draw:fill-color="#ffffff" draw:textarea-horizontal-align="left" draw:auto-grow-height="true" draw:auto-grow-width="true" fo:min-height="0.437cm" fo:min-width="3.516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family="Arial" style:font-family-generic="swiss" style:font-pitch="variable"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OpenSymbol" style:font-style-name="Regular" style:font-charset="x-symbol"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5" style:family="text">
      <style:text-properties style:text-position="sub 58%"/>
    </style:style>
    <style:style style:name="T6" style:family="text">
      <style:text-properties style:text-position="-33% 58%"/>
    </style:style>
    <style:style style:name="T7" style:family="text">
      <style:text-properties style:use-window-font-color="true" style:text-outline="false" style:text-line-through-style="none" style:text-position="sub 58%"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fo:font-family="StarSymbol" style:font-style-name="Regular" style:font-charset="x-symbol" fo:font-size="12pt" fo:font-style="normal" fo:text-shadow="none" style:text-underline-style="none" fo:font-weight="normal" style:letter-kerning="true" style:font-family-asian="StarSymbol" style:font-style-name-asian="Regular" style:font-charset-asian="x-symbol" style:font-size-asian="18pt" style:font-style-asian="normal" style:font-weight-asian="normal" style:font-family-complex="Star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9"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Bucket_2c__20_filled" xml:id="id2" draw:id="id2" draw:layer="layout" svg:width="3.4cm" svg:height="2.432cm" svg:x="4.026cm" svg:y="3.95cm" svg:viewBox="0 0 3401 2433" draw:points="555,2433 0,0 3401,0 2856,2433">
          <text:p/>
        </draw:polygon>
        <draw:measure draw:style-name="gr1" draw:text-style-name="P2" draw:layer="measurelines" svg:x1="5.923cm" svg:y1="6.383cm" svg:x2="5.923cm" svg:y2="3.95cm">
          <text:p text:style-name="P1"><text:span text:style-name="T1">xh</text:span></text:p>
        </draw:measure>
        <draw:polygon draw:style-name="Bucket" xml:id="id5" draw:id="id5" draw:layer="layout" svg:width="4.099cm" svg:height="4.199cm" svg:x="3.681cm" svg:y="2.183cm" svg:viewBox="0 0 4100 4200" draw:points="901,4200 0,0 4100,0 3201,4200">
          <text:p/>
        </draw:polygon>
        <draw:measure draw:style-name="gr1" draw:text-style-name="P2" draw:layer="measurelines" svg:x1="7.781cm" svg:y1="2.183cm" svg:x2="7.781cm" svg:y2="6.383cm">
          <text:p text:style-name="P1"><text:span text:style-name="T1">h</text:span></text:p>
        </draw:measure>
        <draw:measure draw:style-name="gr2" draw:text-style-name="P3" draw:layer="measurelines" svg:x1="4.581cm" svg:y1="6.383cm" svg:x2="6.881cm" svg:y2="6.383cm">
          <text:p text:style-name="P3"><text:span text:style-name="T1">d</text:span></text:p>
        </draw:measure>
        <draw:measure draw:style-name="gr1" draw:text-style-name="P2" draw:layer="measurelines" svg:x1="3.681cm" svg:y1="2.183cm" svg:x2="7.781cm" svg:y2="2.183cm">
          <text:p text:style-name="P1"><text:span text:style-name="T2">D = (1+</text:span><text:span text:style-name="T3">)</text:span><text:span text:style-name="T4">d</text:span></text:p>
        </draw:measure>
        <draw:frame draw:style-name="gr3" draw:text-style-name="P2" draw:layer="layout" svg:width="1.895cm" svg:height="0.999cm" svg:x="5.4cm" svg:y="4.367cm">
          <draw:text-box>
            <text:p text:style-name="P2">Volume</text:p>
            <text:p text:style-name="P2">v<text:span text:style-name="T5">x</text:span></text:p>
          </draw:text-box>
        </draw:frame>
        <draw:frame draw:style-name="gr4" xml:id="id1" draw:id="id1" draw:layer="layout" svg:width="0.476cm" svg:height="0.563cm" svg:x="3.058cm" svg:y="6.636cm">
          <draw:text-box>
            <text:p>A<text:span text:style-name="T5">0</text:span></text:p>
          </draw:text-box>
        </draw:frame>
        <draw:connector draw:style-name="Connector" draw:layer="layout" draw:type="curve" svg:x1="3.534cm" svg:y1="6.917cm" svg:x2="5.726cm" svg:y2="6.383cm" draw:start-shape="id1" draw:start-glue-point="1" draw:end-shape="id2" draw:end-glue-point="2" svg:d="M3534 6917c1462 0 2192-178 2192-534">
          <text:p/>
        </draw:connector>
        <draw:frame draw:style-name="gr5" xml:id="id3" draw:id="id3" draw:layer="layout" svg:width="0.535cm" svg:height="0.529cm" svg:x="4.795cm" svg:y="3.22cm">
          <draw:text-box>
            <text:p>A<text:span text:style-name="T6">x</text:span></text:p>
          </draw:text-box>
        </draw:frame>
        <draw:connector draw:style-name="Connector" draw:layer="layout" draw:type="curve" svg:x1="5.33cm" svg:y1="3.484cm" svg:x2="5.726cm" svg:y2="3.95cm" draw:start-shape="id3" draw:start-glue-point="1" draw:end-shape="id2" draw:end-glue-point="0" svg:d="M5330 3484c264 0 396 155 396 466">
          <text:p/>
        </draw:connector>
        <draw:frame draw:style-name="gr4" draw:text-style-name="P2" xml:id="id4" draw:id="id4" draw:layer="layout" svg:width="0.585cm" svg:height="0.563cm" svg:x="2.57cm" svg:y="1.401cm">
          <draw:text-box>
            <text:p text:style-name="P2">A<text:span text:style-name="T5">1</text:span></text:p>
          </draw:text-box>
        </draw:frame>
        <draw:connector draw:style-name="Connector" draw:layer="layout" draw:type="curve" svg:x1="3.155cm" svg:y1="1.682cm" svg:x2="5.731cm" svg:y2="2.183cm" draw:start-shape="id4" draw:start-glue-point="1" draw:end-shape="id5" svg:d="M3155 1682c1718 0 2576 167 2576 501">
          <text:p/>
        </draw:connector>
        <draw:line draw:style-name="gr6" draw:text-style-name="P2" draw:layer="layout" svg:x1="4.026cm" svg:y1="3.95cm" svg:x2="7.427cm" svg:y2="3.95cm">
          <text:p/>
        </draw:line>
        <draw:measure draw:style-name="gr1" draw:text-style-name="P2" draw:layer="measurelines" svg:x1="4.026cm" svg:y1="3.95cm" svg:x2="7.427cm" svg:y2="3.95cm">
          <text:p text:style-name="P1"><text:span text:style-name="T1">d</text:span><text:span text:style-name="T7">x</text:span></text:p>
        </draw:measure>
        <draw:polygon draw:style-name="gr7" draw:text-style-name="P2" draw:layer="layout" svg:width="0.899cm" svg:height="4.179cm" svg:x="1.58cm" svg:y="2.22cm" svg:viewBox="0 0 900 4180" draw:points="0,0 0,4180 900,4180 900,4120 900,4180">
          <text:p/>
        </draw:polygon>
        <draw:frame draw:style-name="gr8" draw:layer="layout" svg:width="0.218cm" svg:height="0.437cm" svg:x="1.22cm" svg:y="4.34cm">
          <draw:text-box>
            <text:p>h</text:p>
          </draw:text-box>
        </draw:frame>
        <draw:frame draw:style-name="gr9" draw:layer="layout" svg:width="0.828cm" svg:height="0.425cm" svg:x="1.62cm" svg:y="6.441cm">
          <draw:text-box>
            <text:p text:style-name="P2"><text:span text:style-name="T8"></text:span><text:span text:style-name="T8">d/2</text:span></text:p>
          </draw:text-box>
        </draw:frame>
        <draw:frame draw:style-name="gr10" draw:layer="layout" svg:width="3.516cm" svg:height="0.437cm" draw:transform="rotate (-1.34146006308378) translate (2.103cm 2.511cm)">
          <draw:text-box>
            <text:p>Slope of bucket side</text:p>
          </draw:text-box>
        </draw:frame>
        <draw:frame draw:style-name="gr8" draw:layer="layout" svg:width="0.218cm" svg:height="0.437cm" svg:x="1.72cm" svg:y="4.041cm">
          <draw:text-box>
            <text:p><text:span text:style-name="T9">θ</text:span></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ucket" style:family="graphic" style:parent-style-name="objectwithoutfill">
      <style:graphic-properties draw:stroke-dash="Dash_20_2" svg:stroke-width="0.051cm" draw:marker-start-width="0.381cm" draw:marker-end-width="0.381cm" draw:fill="none" draw:fill-gradient-name="Gradient_20_7" draw:fill-hatch-name="Hatch_20_1" draw:fill-image-name="Bitmape_20_1" draw:textarea-horizontal-align="center" draw:textarea-vertical-align="middle"/>
      <style:paragraph-properties fo:text-align="center"/>
    </style:style>
    <style:style style:name="Bucket_2c__20_filled" style:display-name="Bucket, filled" style:family="graphic" style:parent-style-name="Bucket">
      <style:graphic-properties draw:stroke="none" svg:stroke-width="0.025cm" draw:marker-start-width="0.33cm" draw:marker-end-width="0.33cm" draw:fill="solid" draw:fill-color="#ffff00" draw:opacity="20%" draw:fill-image-width="0cm" draw:fill-image-height="0cm" draw:shadow-opacity="20%"/>
    </style:style>
    <style:style style:name="Connector"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math xmlns="http://www.w3.org/1998/Math/MathML">
  <semantics>
    <mrow>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annotation encoding="StarMath 5.0">x `=` 1 over %sigma left [ nroot{3}{1 + {3 %sigma v_x} over {A_0 h}} ``-` 1 right ]</annotation>
  </semantics>
</math>
</file>

<file path=Object 19/content.xml><?xml version="1.0" encoding="utf-8"?>
<math xmlns="http://www.w3.org/1998/Math/MathML">
  <semantics>
    <mrow>
      <mtext>Bottom surface area</mtext>
      <mrow>
        <mi/>
        <mo stretchy="false">=</mo>
        <mi/>
      </mrow>
      <msub>
        <mi>A</mi>
        <mn>0</mn>
      </msub>
      <mrow>
        <mi/>
        <mo stretchy="false">=</mo>
        <mi/>
      </mrow>
      <mfrac>
        <mo stretchy="false">π</mo>
        <mn>4</mn>
      </mfrac>
      <msup>
        <mi>d</mi>
        <mn>2</mn>
      </msup>
      <mrow>
        <mi/>
        <mo stretchy="false">=</mo>
        <mi/>
      </mrow>
      <mn>85.2757</mn>
      <msup>
        <mtext> in</mtext>
        <mn>2</mn>
      </msup>
      <mtext/>
    </mrow>
    <annotation encoding="StarMath 5.0">"Bottom surface area" `=` A_0 `=` %pi over 4 d^2 `=` 85.2757 " in"^2 "</annotation>
  </semantics>
</math>
</file>

<file path=Object 2/content.xml><?xml version="1.0" encoding="utf-8"?>
<math xmlns="http://www.w3.org/1998/Math/MathML">
  <semantics>
    <msub>
      <mi>A</mi>
      <mn>1</mn>
    </msub>
    <annotation encoding="StarMath 5.0">A_1</annotation>
  </semantics>
</math>
</file>

<file path=Object 20/content.xml><?xml version="1.0" encoding="utf-8"?>
<math xmlns="http://www.w3.org/1998/Math/MathML">
  <semantics>
    <mrow>
      <mtext>Top surface area</mtext>
      <mrow>
        <mi/>
        <mo stretchy="false">=</mo>
        <mi/>
      </mrow>
      <msub>
        <mi>A</mi>
        <mn>1</mn>
      </msub>
      <mrow>
        <mi/>
        <mo stretchy="false">=</mo>
        <mi/>
      </mrow>
      <mfrac>
        <mo stretchy="false">π</mo>
        <mn>4</mn>
      </mfrac>
      <msup>
        <mi>D</mi>
        <mn>2</mn>
      </msup>
      <mrow>
        <mi/>
        <mo stretchy="false">=</mo>
        <mi/>
      </mrow>
      <mn>100.9987</mn>
      <msup>
        <mtext> in</mtext>
        <mn>2</mn>
      </msup>
      <mtext/>
    </mrow>
    <annotation encoding="StarMath 5.0">"Top surface area" `=` A_1 `=` %pi over 4 D^2 `=` 100.9987 " in"^2 "</annotation>
  </semantics>
</math>
</file>

<file path=Object 21/content.xml><?xml version="1.0" encoding="utf-8"?>
<math xmlns="http://www.w3.org/1998/Math/MathML">
  <semantics>
    <mrow>
      <mi>cos</mi>
      <mo stretchy="false">θ</mo>
      <mrow>
        <mi/>
        <mi mathvariant="normal">=</mi>
        <mi/>
      </mrow>
      <msup>
        <mfenced open="[" close="]">
          <mrow>
            <mn>1</mn>
            <mo stretchy="false">+</mo>
            <msup>
              <mfenced open="" close="">
                <mfrac>
                  <mrow>
                    <mo stretchy="false">σ</mo>
                    <msub>
                      <mi>d</mi>
                      <mi>x</mi>
                    </msub>
                  </mrow>
                  <mrow>
                    <mn>2</mn>
                    <mi>h</mi>
                  </mrow>
                </mfrac>
              </mfenced>
              <mn>2</mn>
            </msup>
          </mrow>
        </mfenced>
        <mrow>
          <mrow>
            <mi mathvariant="normal">−</mi>
            <mn>1</mn>
          </mrow>
          <mi mathvariant="normal">/</mi>
          <mn>2</mn>
        </mrow>
      </msup>
    </mrow>
    <annotation encoding="StarMath 5.0">cos %theta `=` left [ 1 + left ({%sigma d_x} over {2 h} right )^2 right ]^{-1/2}</annotation>
  </semantics>
</math>
</file>

<file path=Object 22/content.xml><?xml version="1.0" encoding="utf-8"?>
<math xmlns="http://www.w3.org/1998/Math/MathML">
  <semantics>
    <mtable>
      <mtr>
        <mtd>
          <mrow>
            <mi>y</mi>
            <mrow>
              <mi/>
              <mi mathvariant="normal">=</mi>
              <mi/>
            </mrow>
            <mrow>
              <mo stretchy="false">(</mo>
              <mrow>
                <mi mathvariant="italic">xh</mi>
                <mo stretchy="false">+</mo>
                <mo stretchy="false">δ</mo>
              </mrow>
              <mo stretchy="false">)</mo>
            </mrow>
            <msqrt>
              <mrow>
                <mn>1</mn>
                <mo stretchy="false">+</mo>
                <msup>
                  <mfenced open="" close="">
                    <mfrac>
                      <mrow>
                        <mo stretchy="false">σ</mo>
                        <mrow>
                          <mo stretchy="false">(</mo>
                          <mrow>
                            <mn>1</mn>
                            <mo stretchy="false">+</mo>
                            <mi>x</mi>
                          </mrow>
                          <mo stretchy="false">)</mo>
                        </mrow>
                        <mi>d</mi>
                      </mrow>
                      <mrow>
                        <mn>2</mn>
                        <mi>h</mi>
                      </mrow>
                    </mfrac>
                  </mfenced>
                  <mn>2</mn>
                </msup>
              </mrow>
            </msqrt>
          </mrow>
        </mtd>
      </mtr>
      <mtr>
        <mtd>
          <mrow>
            <mtext>where </mtext>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mtd>
      </mtr>
    </mtable>
    <annotation encoding="StarMath 5.0">y `=` (xh + %delta) sqrt{ 1 + left ({%sigma (1 + x) d} over {2 h} right )^2} newline
"where " x `=` 1 over %sigma left [ nroot{3}{1 + {3 %sigma v_x} over {A_0 h}} ``-` 1 right ]</annotation>
  </semantics>
</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none" svg:stroke-width="0cm" draw:marker-start-width="0.305cm" draw:marker-end-width="0.305cm" draw:fill="solid" draw:fill-color="#808080" draw:opacity="50%" draw:textarea-horizontal-align="center" draw:textarea-vertical-align="middle" draw:shadow-opacity="50%"/>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437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4.665cm" svg:height="4.478cm" svg:x="4.342cm" svg:y="2.485cm" svg:viewBox="0 0 4666 4479" draw:points="0,0 0,4479 4666,4479 3835,4479 3170,4174 2535,3849 1819,3409 1108,2792 489,1942 299,1410 134,942 0,412">
          <text:p/>
        </draw:polygon>
        <draw:rect draw:style-name="gr2" draw:text-style-name="P1" draw:layer="layout" svg:width="4.848cm" svg:height="4.848cm" svg:x="4.318cm" svg:y="2.116cm">
          <text:p/>
        </draw:rect>
        <draw:ellipse draw:style-name="gr3" draw:text-style-name="P1" draw:layer="layout" svg:width="9.696cm" svg:height="9.532cm" svg:x="4.318cm" svg:y="-2.568cm" draw:kind="arc" draw:start-angle="180" draw:end-angle="270">
          <text:p/>
        </draw:ellipse>
        <draw:line draw:style-name="gr4" draw:text-style-name="P1" draw:layer="layout" svg:x1="9.166cm" svg:y1="2.116cm" svg:x2="5.993cm" svg:y2="5.752cm">
          <text:p/>
        </draw:line>
        <draw:frame draw:style-name="gr5" draw:layer="layout" svg:width="0.61cm" svg:height="0.687cm" svg:x="6.913cm" svg:y="3.67cm">
          <draw:text-box>
            <text:p>r</text:p>
          </draw:text-box>
        </draw:frame>
        <draw:frame draw:style-name="gr5" draw:layer="layout" svg:width="0.61cm" svg:height="0.687cm" svg:x="9.313cm" svg:y="3.999cm">
          <draw:text-box>
            <text:p>r</text:p>
          </draw:text-box>
        </draw:frame>
        <draw:frame draw:style-name="gr5" draw:layer="layout" svg:width="0.61cm" svg:height="0.687cm" svg:x="6.38cm" svg:y="1.293cm">
          <draw:text-box>
            <text:p>r</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4/content.xml><?xml version="1.0" encoding="utf-8"?>
<math xmlns="http://www.w3.org/1998/Math/MathML">
  <semantics>
    <mrow>
      <mn>1</mn>
      <mo stretchy="false">+</mo>
      <mo stretchy="false">σ</mo>
    </mrow>
    <annotation encoding="StarMath 5.0">1+%sigma</annotation>
  </semantics>
</math>
</file>

<file path=Object 25/content.xml><?xml version="1.0" encoding="utf-8"?>
<math xmlns="http://www.w3.org/1998/Math/MathML">
  <semantics>
    <mrow>
      <mtable>
        <mtr>
          <mtd>
            <mrow>
              <mi>V</mi>
              <mrow>
                <mi/>
                <mo stretchy="false">=</mo>
                <mi/>
              </mrow>
              <mrow>
                <mfrac>
                  <mi>h</mi>
                  <mn>3</mn>
                </mfrac>
                <mfenced open="(" close=")">
                  <mrow>
                    <mrow>
                      <mrow>
                        <msub>
                          <mi>A</mi>
                          <mn>0</mn>
                        </msub>
                        <mo stretchy="false">+</mo>
                        <msub>
                          <mi>A</mi>
                          <mn>1</mn>
                        </msub>
                      </mrow>
                      <mo stretchy="false">+</mo>
                      <msqrt>
                        <mrow>
                          <msub>
                            <mi>A</mi>
                            <mn>0</mn>
                          </msub>
                          <msub>
                            <mi>A</mi>
                            <mn>1</mn>
                          </msub>
                        </mrow>
                      </msqrt>
                    </mrow>
                  </mrow>
                </mfenced>
              </mrow>
            </mrow>
          </mtd>
        </mtr>
        <mtr>
          <mtd>
            <mrow>
              <mphantom>
                <mstyle>
                  <mrow>
                    <mi>V</mi>
                  </mrow>
                </mstyle>
              </mphantom>
              <mrow>
                <mi/>
                <mo stretchy="false">=</mo>
                <mi/>
              </mrow>
              <mrow>
                <mfrac>
                  <mn>14</mn>
                  <mn>3</mn>
                </mfrac>
                <mfenced open="(" close=")">
                  <mrow>
                    <mrow>
                      <mrow>
                        <mn>85.2757</mn>
                        <mo stretchy="false">+</mo>
                        <mn>100.9987</mn>
                      </mrow>
                      <mo stretchy="false">+</mo>
                      <msqrt>
                        <mrow>
                          <mn>85.2757</mn>
                          <mrow>
                            <mo stretchy="false">(</mo>
                            <mrow>
                              <mn>100.9987</mn>
                            </mrow>
                            <mo stretchy="false">)</mo>
                          </mrow>
                        </mrow>
                      </msqrt>
                    </mrow>
                  </mrow>
                </mfenced>
                <mrow>
                  <mi/>
                  <mo stretchy="false">=</mo>
                  <mi/>
                </mrow>
                <mn>1302.37</mn>
                <msup>
                  <mtext> in</mtext>
                  <mn>3</mn>
                </msup>
              </mrow>
            </mrow>
          </mtd>
        </mtr>
      </mtable>
    </mrow>
    <annotation encoding="StarMath 5.0">alignl stack {
V `=` {alignc h over 3 left ( A_0 + A_1 + sqrt{A_0 A_1} right )}  #
phantom V `=` {alignc 14 over 3 left ( 85.2757 + 100.9987 + sqrt{85.2757(100.9987)} right ) `=` 1302.37 " in"^3}
}</annotation>
  </semantics>
</math>
</file>

<file path=Object 26/content.xml><?xml version="1.0" encoding="utf-8"?>
<math xmlns="http://www.w3.org/1998/Math/MathML">
  <semantics>
    <mrow>
      <mo stretchy="false">σ</mo>
      <mrow>
        <mi/>
        <mo stretchy="false">=</mo>
        <mi/>
      </mrow>
      <mfrac>
        <mi>D</mi>
        <mi>d</mi>
      </mfrac>
      <mrow>
        <mi/>
        <mo stretchy="false">−</mo>
        <mn>1</mn>
      </mrow>
      <mrow>
        <mi/>
        <mo stretchy="false">=</mo>
        <mi/>
      </mrow>
      <mn>0.08829</mn>
    </mrow>
    <annotation encoding="StarMath 5.0">%sigma `=` D over d `- 1 `=` 0.08829</annotation>
  </semantics>
</math>
</file>

<file path=Object 27/content.xml><?xml version="1.0" encoding="utf-8"?>
<math xmlns="http://www.w3.org/1998/Math/MathML">
  <semantics>
    <msub>
      <mi>v</mi>
      <mi>x</mi>
    </msub>
    <annotation encoding="StarMath 5.0">v_x</annotation>
  </semantics>
</math>
</file>

<file path=Object 28/content.xml><?xml version="1.0" encoding="utf-8"?>
<math xmlns="http://www.w3.org/1998/Math/MathML">
  <semantics>
    <mrow>
      <mi>d</mi>
    </mrow>
    <annotation encoding="StarMath 5.0">d</annotation>
  </semantics>
</math>
</file>

<file path=Object 29/content.xml><?xml version="1.0" encoding="utf-8"?>
<math xmlns="http://www.w3.org/1998/Math/MathML">
  <semantics>
    <mrow>
      <mn>1</mn>
      <mo stretchy="false">+</mo>
      <mo stretchy="false">σ</mo>
    </mrow>
    <annotation encoding="StarMath 5.0">1 + %sigma</annotation>
  </semantics>
</math>
</file>

<file path=Object 3/content.xml><?xml version="1.0" encoding="utf-8"?>
<math xmlns="http://www.w3.org/1998/Math/MathML">
  <semantics>
    <msub>
      <mi>A</mi>
      <mn>0</mn>
    </msub>
    <annotation encoding="StarMath 5.0">A_0</annotation>
  </semantics>
</math>
</file>

<file path=Object 30/content.xml><?xml version="1.0" encoding="utf-8"?>
<math xmlns="http://www.w3.org/1998/Math/MathML">
  <semantics>
    <mrow>
      <mrow>
        <mi>x</mi>
        <mo stretchy="false">∈</mo>
        <mrow>
          <mo stretchy="false">[</mo>
          <mrow>
            <mn>0,1</mn>
          </mrow>
          <mo stretchy="false">]</mo>
        </mrow>
      </mrow>
    </mrow>
    <annotation encoding="StarMath 5.0">x in [0,1]</annotation>
  </semantics>
</math>
</file>

<file path=Object 32/content.xml><?xml version="1.0" encoding="utf-8"?>
<math xmlns="http://www.w3.org/1998/Math/MathML">
  <semantics>
    <mrow>
      <mi mathvariant="italic">xh</mi>
      <mo stretchy="false">+</mo>
      <mo stretchy="false">δ</mo>
    </mrow>
    <annotation encoding="StarMath 5.0">xh + %delta</annotation>
  </semantics>
</math>
</file>

<file path=Object 33/content.xml><?xml version="1.0" encoding="utf-8"?>
<math xmlns="http://www.w3.org/1998/Math/MathML">
  <semantics>
    <mrow>
      <mi mathvariant="italic">xh</mi>
      <mo stretchy="false">+</mo>
      <mo stretchy="false">δ</mo>
    </mrow>
    <annotation encoding="StarMath 5.0">xh + %delta</annotation>
  </semantics>
</math>
</file>

<file path=Object 34/content.xml><?xml version="1.0" encoding="utf-8"?>
<math xmlns="http://www.w3.org/1998/Math/MathML">
  <semantics>
    <mrow>
      <mrow>
        <mn>1</mn>
        <mi mathvariant="normal">/</mi>
        <mi>cos</mi>
      </mrow>
      <mo stretchy="false">θ</mo>
    </mrow>
    <annotation encoding="StarMath 5.0">1/cos %theta</annotation>
  </semantics>
</math>
</file>

<file path=Object 35/content.xml><?xml version="1.0" encoding="utf-8"?>
<math xmlns="http://www.w3.org/1998/Math/MathML">
  <semantics>
    <mrow>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mi/>
        <mi mathvariant="normal">=</mi>
        <mi/>
      </mrow>
      <mfrac>
        <mn>1</mn>
        <mn>0.08829</mn>
      </mfrac>
      <mfenced open="[" close="]">
        <mrow>
          <mroot>
            <mrow>
              <mn>1</mn>
              <mo stretchy="false">+</mo>
              <mfrac>
                <mrow>
                  <mn>3</mn>
                  <mrow>
                    <mo stretchy="false">(</mo>
                    <mn>0.08829</mn>
                    <mo stretchy="false">)</mo>
                  </mrow>
                  <mn>231</mn>
                </mrow>
                <mrow>
                  <mn>85.2757</mn>
                  <mrow>
                    <mo stretchy="false">(</mo>
                    <mn>14</mn>
                    <mo stretchy="false">)</mo>
                  </mrow>
                </mrow>
              </mfrac>
            </mrow>
            <mn>3</mn>
          </mroot>
          <mi mathvariant="normal">−</mi>
          <mn>1</mn>
        </mrow>
      </mfenced>
      <mrow>
        <mi/>
        <mi mathvariant="normal">=</mi>
        <mi/>
      </mrow>
      <mfrac>
        <mn>0.01680</mn>
        <mn>0.08829</mn>
      </mfrac>
      <mrow>
        <mi/>
        <mi mathvariant="normal">=</mi>
        <mi/>
      </mrow>
      <mn>0.1903</mn>
    </mrow>
    <annotation encoding="StarMath 5.0">x `=` 1 over %sigma left [ nroot{3}{1 + {3 %sigma v_x} over {A_0 h}} ``-` 1 right ]
`=` 1 over 0.08829 left [ nroot{3}{1 + {3(0.08829)231} over {85.2757(14)}} - 1 right ]
`=` 0.01680 over 0.08829 `=` 0.1903</annotation>
  </semantics>
</math>
</file>

<file path=Object 36/content.xml><?xml version="1.0" encoding="utf-8"?>
<math xmlns="http://www.w3.org/1998/Math/MathML">
  <semantics>
    <mfrac>
      <msub>
        <mi>v</mi>
        <mi>x</mi>
      </msub>
      <mrow>
        <msub>
          <mi>A</mi>
          <mn>0</mn>
        </msub>
        <mi>h</mi>
      </mrow>
    </mfrac>
    <annotation encoding="StarMath 5.0">v_x over {A_0 h}</annotation>
  </semantics>
</math>
</file>

<file path=Object 39/content.xml><?xml version="1.0" encoding="utf-8"?>
<math xmlns="http://www.w3.org/1998/Math/MathML">
  <semantics>
    <msub>
      <mi>v</mi>
      <mi>x</mi>
    </msub>
    <annotation encoding="StarMath 5.0">v_x</annotation>
  </semantics>
</math>
</file>

<file path=Object 4/content.xml><?xml version="1.0" encoding="utf-8"?>
<math xmlns="http://www.w3.org/1998/Math/MathML" display="block">
  <semantics>
    <mrow>
      <mi mathvariant="normal">σ</mi>
      <mrow>
        <mspace width="0.5em"/>
        <mo stretchy="false">≥</mo>
        <mspace width="0.5em"/>
      </mrow>
      <mn>0</mn>
    </mrow>
    <annotation encoding="StarMath 5.0">%sigma `&gt;=` 0</annotation>
  </semantics>
</math>
</file>

<file path=Object 40/content.xml><?xml version="1.0" encoding="utf-8"?>
<math xmlns="http://www.w3.org/1998/Math/MathML">
  <semantics>
    <mrow>
      <msub>
        <mi>v</mi>
        <mi>x</mi>
      </msub>
      <mrow>
        <mi/>
        <mi mathvariant="normal">=</mi>
        <mi/>
      </mrow>
      <mfrac>
        <mi mathvariant="italic">xh</mi>
        <mn>3</mn>
      </mfrac>
      <mfenced open="" close="">
        <mrow>
          <mrow>
            <msub>
              <mi>A</mi>
              <mn>0</mn>
            </msub>
            <mo stretchy="false">+</mo>
            <msup>
              <mrow>
                <mo stretchy="false">(</mo>
                <mrow>
                  <mrow>
                    <mn>1</mn>
                    <mo stretchy="false">+</mo>
                    <mi>x</mi>
                  </mrow>
                  <mo stretchy="false">σ</mo>
                </mrow>
                <mo stretchy="false">)</mo>
              </mrow>
              <mn>2</mn>
            </msup>
          </mrow>
          <mrow>
            <msub>
              <mi>A</mi>
              <mn>0</mn>
            </msub>
            <mo stretchy="false">+</mo>
            <msqrt>
              <mrow>
                <msub>
                  <mi>A</mi>
                  <mn>0</mn>
                </msub>
                <msub>
                  <mi>A</mi>
                  <mn>0</mn>
                </msub>
                <msup>
                  <mrow>
                    <mo stretchy="false">(</mo>
                    <mrow>
                      <mrow>
                        <mn>1</mn>
                        <mo stretchy="false">+</mo>
                        <mi>x</mi>
                      </mrow>
                      <mo stretchy="false">σ</mo>
                    </mrow>
                    <mo stretchy="false">)</mo>
                  </mrow>
                  <mn>2</mn>
                </msup>
              </mrow>
            </msqrt>
          </mrow>
        </mrow>
      </mfenced>
    </mrow>
    <annotation encoding="StarMath 5.0">v_x `=` {xh} over 3 left (A_0 + (1 + x%sigma)^2 A_0 + sqrt{A_0 A_0(1 + x%sigma)^2} right )</annotation>
  </semantics>
</math>
</file>

<file path=Object 41/content.xml><?xml version="1.0" encoding="utf-8"?>
<math xmlns="http://www.w3.org/1998/Math/MathML">
  <semantics>
    <msub>
      <mi>A</mi>
      <mn>0</mn>
    </msub>
    <annotation encoding="StarMath 5.0">A_0</annotation>
  </semantics>
</math>
</file>

<file path=Object 42/content.xml><?xml version="1.0" encoding="utf-8"?>
<math xmlns="http://www.w3.org/1998/Math/MathML">
  <semantics>
    <msup>
      <mi>d</mi>
      <mn>2</mn>
    </msup>
    <annotation encoding="StarMath 5.0">d^2</annotation>
  </semantics>
</math>
</file>

<file path=Object 43/content.xml><?xml version="1.0" encoding="utf-8"?>
<math xmlns="http://www.w3.org/1998/Math/MathML">
  <semantics>
    <mrow>
      <mrow>
        <mo stretchy="false">(</mo>
        <mrow>
          <mrow>
            <mn>4</mn>
            <mo stretchy="false">−</mo>
            <mo stretchy="false">π</mo>
          </mrow>
        </mrow>
        <mo stretchy="false">)</mo>
      </mrow>
      <msup>
        <mi>r</mi>
        <mn>2</mn>
      </msup>
    </mrow>
    <annotation encoding="StarMath 5.0">(4-%pi)r^2</annotation>
  </semantics>
</math>
</file>

<file path=Object 44/content.xml><?xml version="1.0" encoding="utf-8"?>
<math xmlns="http://www.w3.org/1998/Math/MathML">
  <semantics>
    <mrow>
      <msub>
        <mi>A</mi>
        <mn>0</mn>
      </msub>
      <mrow>
        <mi/>
        <mo stretchy="false">=</mo>
        <mi/>
      </mrow>
      <mrow>
        <msup>
          <mn>20.7</mn>
          <mn>2</mn>
        </msup>
        <mo stretchy="false">−</mo>
        <mrow>
          <mo stretchy="false">(</mo>
          <mrow>
            <mrow>
              <mn>4</mn>
              <mo stretchy="false">−</mo>
              <mo stretchy="false">π</mo>
            </mrow>
          </mrow>
          <mo stretchy="false">)</mo>
        </mrow>
      </mrow>
      <msup>
        <mn>3.2</mn>
        <mn>2</mn>
      </msup>
      <mrow>
        <mi/>
        <mo stretchy="false">=</mo>
        <mi/>
      </mrow>
      <mn>419.7</mn>
      <msup>
        <mtext>cm</mtext>
        <mn>2</mn>
      </msup>
    </mrow>
    <annotation encoding="StarMath 5.0">A_0 `=` 20.7^2 - (4-%pi) 3.2^2 `=` 419.7 "cm"^2</annotation>
  </semantics>
</math>
</file>

<file path=Object 45/content.xml><?xml version="1.0" encoding="utf-8"?>
<math xmlns="http://www.w3.org/1998/Math/MathML">
  <semantics>
    <mrow>
      <msub>
        <mi>A</mi>
        <mn>1</mn>
      </msub>
      <mrow>
        <mi/>
        <mo stretchy="false">=</mo>
        <mi/>
      </mrow>
      <mrow>
        <msup>
          <mn>23.1</mn>
          <mn>2</mn>
        </msup>
        <mo stretchy="false">−</mo>
        <mrow>
          <mo stretchy="false">(</mo>
          <mrow>
            <mrow>
              <mn>4</mn>
              <mo stretchy="false">−</mo>
              <mo stretchy="false">π</mo>
            </mrow>
          </mrow>
          <mo stretchy="false">)</mo>
        </mrow>
      </mrow>
      <msup>
        <mn>3.2</mn>
        <mn>2</mn>
      </msup>
      <mrow>
        <mi/>
        <mo stretchy="false">=</mo>
        <mi/>
      </mrow>
      <mn>524.8</mn>
      <msup>
        <mtext> cm</mtext>
        <mn>2</mn>
      </msup>
    </mrow>
    <annotation encoding="StarMath 5.0">A_1 `=` 23.1^2 - (4-%pi)3.2^2 `=` 524.8 " cm"^2</annotation>
  </semantics>
</math>
</file>

<file path=Object 46/content.xml><?xml version="1.0" encoding="utf-8"?>
<math xmlns="http://www.w3.org/1998/Math/MathML">
  <semantics>
    <mrow>
      <mn>15550</mn>
      <msup>
        <mtext> cm</mtext>
        <mn>3</mn>
      </msup>
    </mrow>
    <annotation encoding="StarMath 5.0">15550 " cm"^3</annotation>
  </semantics>
</math>
</file>

<file path=Object 47/content.xml><?xml version="1.0" encoding="utf-8"?>
<math xmlns="http://www.w3.org/1998/Math/MathML">
  <semantics>
    <mrow>
      <mi>y</mi>
      <mrow>
        <mi/>
        <mi mathvariant="normal">=</mi>
        <mi/>
      </mrow>
      <mfrac>
        <mrow>
          <mi mathvariant="italic">xh</mi>
          <mo stretchy="false">+</mo>
          <mo stretchy="false">δ</mo>
        </mrow>
        <mrow>
          <mi>cos</mi>
          <mrow>
            <mo stretchy="false">(</mo>
            <mrow>
              <mn>2.05</mn>
              <mi>°</mi>
            </mrow>
            <mo stretchy="false">)</mo>
          </mrow>
        </mrow>
      </mfrac>
      <mrow>
        <mi/>
        <mi mathvariant="normal">=</mi>
        <mi/>
      </mrow>
      <mfrac>
        <mrow>
          <mn>0.1903</mn>
          <mrow>
            <mrow>
              <mo stretchy="false">(</mo>
              <mn>14</mn>
              <mo stretchy="false">)</mo>
            </mrow>
            <mo stretchy="false">+</mo>
            <mn>0.47</mn>
          </mrow>
        </mrow>
        <mn>0.9994</mn>
      </mfrac>
      <mrow>
        <mi/>
        <mi mathvariant="normal">=</mi>
        <mi/>
      </mrow>
      <mn>3.14</mn>
    </mrow>
    <annotation encoding="StarMath 5.0">y `=` {xh + %delta} over {cos(2.05°)} 
`=` {0.1903(14) + 0.47} over 0.9994 `=` 3.14</annotation>
  </semantics>
</math>
</file>

<file path=Object 48/content.xml><?xml version="1.0" encoding="utf-8"?>
<math xmlns="http://www.w3.org/1998/Math/MathML">
  <semantics>
    <mrow>
      <mi>x</mi>
      <mrow>
        <mi/>
        <mi mathvariant="normal">=</mi>
        <mi/>
      </mrow>
      <mfrac>
        <mrow>
          <mroot>
            <mrow>
              <mn>1</mn>
              <mo stretchy="false">+</mo>
              <mfrac>
                <mrow>
                  <mn>3</mn>
                  <mrow>
                    <mo stretchy="false">(</mo>
                    <mn>0.1159</mn>
                    <mo stretchy="false">)</mo>
                  </mrow>
                  <mrow>
                    <mo stretchy="false">(</mo>
                    <mn>9000</mn>
                    <mo stretchy="false">)</mo>
                  </mrow>
                </mrow>
                <mrow>
                  <mn>419.8</mn>
                  <mrow>
                    <mo stretchy="false">(</mo>
                    <mn>33.0</mn>
                    <mo stretchy="false">)</mo>
                  </mrow>
                </mrow>
              </mfrac>
            </mrow>
            <mn>3</mn>
          </mroot>
          <mi mathvariant="normal">−</mi>
          <mn>1</mn>
        </mrow>
        <mn>0.1159</mn>
      </mfrac>
      <mrow>
        <mi/>
        <mi mathvariant="normal">=</mi>
        <mi/>
      </mrow>
      <mn>0.6060</mn>
    </mrow>
    <annotation encoding="StarMath 5.0">x `=` {nroot{3}{1 + {3(0.1159)(9000)} over {419.8(33.0)}} - 1} over 0.1159
`=` 0.6060</annotation>
  </semantics>
</math>
</file>

<file path=Object 49/content.xml><?xml version="1.0" encoding="utf-8"?>
<math xmlns="http://www.w3.org/1998/Math/MathML">
  <semantics>
    <mrow>
      <mi>y</mi>
      <mrow>
        <mi/>
        <mi mathvariant="normal">=</mi>
        <mi/>
      </mrow>
      <mrow>
        <mo stretchy="false">(</mo>
        <mrow>
          <mn>0.6060</mn>
          <mrow>
            <mrow>
              <mo stretchy="false">(</mo>
              <mn>33</mn>
              <mo stretchy="false">)</mo>
            </mrow>
            <mo stretchy="false">+</mo>
            <mn>0.3</mn>
          </mrow>
        </mrow>
        <mo stretchy="false">)</mo>
      </mrow>
      <msqrt>
        <mrow>
          <mn>1</mn>
          <mo stretchy="false">+</mo>
          <msup>
            <mfenced open="" close="">
              <mfrac>
                <mrow>
                  <mn>0.1159</mn>
                  <mrow>
                    <mo stretchy="false">(</mo>
                    <mn>23.1</mn>
                    <mo stretchy="false">)</mo>
                  </mrow>
                </mrow>
                <mrow>
                  <mn>2</mn>
                  <mrow>
                    <mo stretchy="false">(</mo>
                    <mn>33</mn>
                    <mo stretchy="false">)</mo>
                  </mrow>
                </mrow>
              </mfrac>
            </mfenced>
            <mn>2</mn>
          </msup>
        </mrow>
      </msqrt>
      <mrow>
        <mi/>
        <mi mathvariant="normal">=</mi>
        <mi/>
      </mrow>
      <mn>20.32</mn>
      <mtext> cm</mtext>
    </mrow>
    <annotation encoding="StarMath 5.0">y `=` (0.6060(33) + 0.3)sqrt{1 + left ({0.1159(23.1)}over{2(33)} right)^2}
`=` 20.32 " cm"</annotation>
  </semantics>
</math>
</file>

<file path=Object 5/content.xml><?xml version="1.0" encoding="utf-8"?>
<math xmlns="http://www.w3.org/1998/Math/MathML">
  <semantics>
    <mrow>
      <msub>
        <mi>A</mi>
        <mn>1</mn>
      </msub>
      <mrow>
        <mi/>
        <mi mathvariant="normal">=</mi>
        <mi/>
      </mrow>
      <msup>
        <mfenced open="" close="">
          <mrow>
            <mn>1</mn>
            <mo stretchy="false">+</mo>
            <mo stretchy="false">σ</mo>
          </mrow>
        </mfenced>
        <mn>2</mn>
      </msup>
      <msub>
        <mi>A</mi>
        <mn>0</mn>
      </msub>
    </mrow>
    <annotation encoding="StarMath 5.0">A_1 `=` left ( 1 + %sigma right )^2 A_0</annotation>
  </semantics>
</math>
</file>

<file path=Object 50/content.xml><?xml version="1.0" encoding="utf-8"?>
<math xmlns="http://www.w3.org/1998/Math/MathML">
  <semantics>
    <msup>
      <mi>r</mi>
      <mn>2</mn>
    </msup>
    <annotation encoding="StarMath 5.0">r^2</annotation>
  </semantics>
</math>
</file>

<file path=Object 51/content.xml><?xml version="1.0" encoding="utf-8"?>
<math xmlns="http://www.w3.org/1998/Math/MathML">
  <semantics>
    <mrow>
      <mfrac>
        <mo stretchy="false">π</mo>
        <mn>4</mn>
      </mfrac>
      <msup>
        <mi>r</mi>
        <mn>2</mn>
      </msup>
    </mrow>
    <annotation encoding="StarMath 5.0">%pi over 4 r^2</annotation>
  </semantics>
</math>
</file>

<file path=Object 52/content.xml><?xml version="1.0" encoding="utf-8"?>
<math xmlns="http://www.w3.org/1998/Math/MathML">
  <semantics>
    <mrow>
      <mrow>
        <mo stretchy="false">(</mo>
        <mrow>
          <mn>4</mn>
          <mrow>
            <mi/>
            <mo stretchy="false">−</mo>
            <mo stretchy="false">π</mo>
          </mrow>
        </mrow>
        <mo stretchy="false">)</mo>
      </mrow>
      <msup>
        <mi>r</mi>
        <mn>2</mn>
      </msup>
    </mrow>
    <annotation encoding="StarMath 5.0"> (4 `- %pi)r^2</annotation>
  </semantics>
</math>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76cm"/>
    </style:style>
    <style:style style:name="gr2" style:family="graphic" style:parent-style-name="standard">
      <style:graphic-properties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589cm" svg:height="0.437cm" svg:x="5.675cm" svg:y="5.603cm">
          <draw:text-box>
            <text:p text:style-name="P1">Bottom</text:p>
          </draw:text-box>
        </draw:frame>
        <draw:line draw:style-name="gr2" draw:text-style-name="P1" draw:layer="layout" svg:x1="2.935cm" svg:y1="3.534cm" svg:x2="4.165cm" svg:y2="5.854cm">
          <text:p/>
        </draw:line>
        <draw:line draw:style-name="gr2" draw:text-style-name="P1" draw:layer="layout" svg:x1="6.066cm" svg:y1="2.821cm" svg:x2="6.154cm" svg:y2="5.401cm">
          <text:p/>
        </draw:line>
        <draw:path draw:style-name="Top" draw:layer="layout" svg:width="5.838cm" svg:height="1.312cm" svg:x="2.935cm" svg:y="2.821cm" svg:viewBox="0 0 5839 1313" svg:d="m3131 0c-2728 197-3131 713-3131 713l83 517c0 0 2325 83 2294 83s2522-207 2501-207 941-723 961-723-1333-228-1333-228v-10z">
          <text:p/>
        </draw:path>
        <draw:path draw:style-name="Bottom" draw:layer="layout" svg:width="3.708cm" svg:height="0.833cm" svg:x="4.165cm" svg:y="5.401cm" svg:viewBox="0 0 3709 834" svg:d="m1989 0c-1733 125-1989 453-1989 453l53 328c0 0 1477 53 1457 53s1602-131 1589-131 597-460 610-460-847-145-847-145v-6z">
          <text:p/>
        </draw:path>
        <draw:line draw:style-name="gr2" draw:text-style-name="P1" draw:layer="layout" svg:x1="8.774cm" svg:y1="3.204cm" svg:x2="7.874cm" svg:y2="5.644cm">
          <text:p/>
        </draw:line>
        <draw:line draw:style-name="gr2" draw:text-style-name="P1" draw:layer="layout" svg:x1="7.813cm" svg:y1="3.927cm" svg:x2="7.264cm" svg:y2="6.104cm">
          <text:p/>
        </draw:line>
        <draw:line draw:style-name="gr2" draw:text-style-name="P1" draw:layer="layout" svg:x1="5.312cm" svg:y1="4.134cm" svg:x2="5.675cm" svg:y2="6.235cm">
          <text:p/>
        </draw:line>
        <draw:line draw:style-name="gr2" draw:text-style-name="P1" draw:layer="layout" svg:x1="3.018cm" svg:y1="4.051cm" svg:x2="4.218cm" svg:y2="6.182cm">
          <text:p/>
        </draw:line>
        <draw:frame draw:style-name="gr1" draw:layer="layout" svg:width="1.185cm" svg:height="0.437cm" svg:x="4.532cm" svg:y="3.256cm">
          <draw:text-box>
            <text:p text:style-name="P1">Top</text:p>
          </draw:text-box>
        </draw:frame>
        <draw:polygon draw:style-name="Side" draw:layer="layout" svg:width="5.721cm" svg:height="3.14cm" draw:transform="rotate (-0.0361283155174619) translate (3.05608384297226cm 2.99733139474202cm)" svg:viewBox="0 0 5722 3141" draw:points="0,6824 2296,6824 4787,6527 5722,5770 4910,8241 4317,8723 2734,8911 1276,8911">
          <text:p/>
        </draw:polygon>
      </draw:page>
    </office:drawing>
  </office:body>
</office:document-content>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25cm" svg:stroke-color="#000000" draw:marker-start-width="0.33cm" draw:marker-start-center="false" draw:marker-end-width="0.33cm" draw:marker-end-center="false" draw:fill="none" draw:fill-color="#99cc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op" style:family="graphic" style:parent-style-name="standard">
      <style:graphic-properties draw:fill="solid" draw:fill-color="#ffffcc" draw:opacity="65%" draw:textarea-horizontal-align="center" draw:textarea-vertical-align="middle" draw:shadow-opacity="65%"/>
      <style:paragraph-properties fo:text-align="center"/>
    </style:style>
    <style:style style:name="Bottom" style:family="graphic" style:parent-style-name="Top">
      <style:graphic-properties draw:fill-color="#e6e6e6"/>
    </style:style>
    <style:style style:name="Side" style:family="graphic" style:parent-style-name="objectwithoutfill">
      <style:graphic-properties draw:fill="solid" draw:opacity="25%" draw:textarea-horizontal-align="center" draw:textarea-vertical-align="middle" draw:shadow-opacity="25%"/>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76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solid" draw:fill-color="#ffffff" fo:min-height="1.047cm"/>
    </style:style>
    <style:style style:name="gr4"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33% 58%"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589cm" svg:height="0.437cm" svg:x="4.165cm" svg:y="5.745cm">
          <draw:text-box>
            <text:p text:style-name="P1">Bottom</text:p>
          </draw:text-box>
        </draw:frame>
        <draw:line draw:style-name="gr2" draw:text-style-name="P1" draw:layer="layout" svg:x1="2.935cm" svg:y1="3.534cm" svg:x2="4.165cm" svg:y2="5.854cm">
          <text:p/>
        </draw:line>
        <draw:line draw:style-name="gr2" draw:text-style-name="P1" draw:layer="layout" svg:x1="6.066cm" svg:y1="2.821cm" svg:x2="6.154cm" svg:y2="5.401cm">
          <text:p/>
        </draw:line>
        <draw:path draw:style-name="Top" draw:layer="layout" svg:width="5.838cm" svg:height="1.312cm" svg:x="2.935cm" svg:y="2.821cm" svg:viewBox="0 0 5839 1313" svg:d="m3131 0c-2728 197-3131 713-3131 713l83 517c0 0 2325 83 2294 83s2522-207 2501-207 941-723 961-723-1333-228-1333-228v-10z">
          <text:p/>
        </draw:path>
        <draw:path draw:style-name="Bottom" draw:layer="layout" svg:width="3.708cm" svg:height="0.833cm" svg:x="4.165cm" svg:y="5.401cm" svg:viewBox="0 0 3709 834" svg:d="m1989 0c-1733 125-1989 453-1989 453l53 328c0 0 1477 53 1457 53s1602-131 1589-131 597-460 610-460-847-145-847-145v-6z">
          <text:p/>
        </draw:path>
        <draw:line draw:style-name="gr2" draw:text-style-name="P1" draw:layer="layout" svg:x1="8.774cm" svg:y1="3.204cm" svg:x2="7.874cm" svg:y2="5.644cm">
          <text:p/>
        </draw:line>
        <draw:line draw:style-name="gr2" draw:text-style-name="P1" draw:layer="layout" svg:x1="7.813cm" svg:y1="3.927cm" svg:x2="7.264cm" svg:y2="6.104cm">
          <text:p/>
        </draw:line>
        <draw:line draw:style-name="gr2" draw:text-style-name="P1" draw:layer="layout" svg:x1="5.312cm" svg:y1="4.134cm" svg:x2="5.675cm" svg:y2="6.235cm">
          <text:p/>
        </draw:line>
        <draw:line draw:style-name="gr2" draw:text-style-name="P1" draw:layer="layout" svg:x1="3.018cm" svg:y1="4.051cm" svg:x2="4.218cm" svg:y2="6.182cm">
          <text:p/>
        </draw:line>
        <draw:frame draw:style-name="gr1" draw:layer="layout" svg:width="1.185cm" svg:height="0.437cm" svg:x="3.14cm" svg:y="3.452cm">
          <draw:text-box>
            <text:p text:style-name="P1">Top</text:p>
          </draw:text-box>
        </draw:frame>
        <draw:polygon draw:style-name="Side" draw:layer="layout" svg:width="5.721cm" svg:height="3.14cm" draw:transform="rotate (-0.0361283155174619) translate (3.05608384296928cm 2.9973313947555cm)" svg:viewBox="0 0 5722 3141" draw:points="0,6824 2296,6824 4787,6527 5722,5770 4910,8241 4317,8723 2734,8911 1276,8911">
          <text:p/>
        </draw:polygon>
        <draw:polygon draw:style-name="Cut_20_lines" draw:layer="layout" svg:width="8.991cm" svg:height="4.769cm" draw:transform="skewX (-0.0115191730631604) rotate (-0.0963421747112554) translate (2.1510005322186cm 1.64788899146546cm)" svg:viewBox="0 0 8992 4770" draw:points="9,2867 8597,2867 8992,7637 463,7101 21,2877 0,2879">
          <text:p/>
        </draw:polygon>
        <draw:g>
          <draw:line draw:style-name="Cut_20_lines" draw:layer="layout" svg:x1="3.6cm" svg:y1="3.204cm" svg:x2="8.213cm" svg:y2="3.635cm">
            <text:p/>
          </draw:line>
          <draw:line draw:style-name="Cut_20_lines" draw:layer="layout" svg:x1="7.58cm" svg:y1="5.878cm" svg:x2="8.213cm" svg:y2="3.635cm">
            <text:p/>
          </draw:line>
          <draw:line draw:style-name="Cut_20_lines" draw:layer="layout" svg:x1="3.6cm" svg:y1="3.204cm" svg:x2="4.82cm" svg:y2="5.579cm">
            <text:p/>
          </draw:line>
          <draw:line draw:style-name="Cut_20_lines" draw:layer="layout" svg:x1="7.58cm" svg:y1="5.878cm" svg:x2="4.82cm" svg:y2="5.579cm">
            <text:p/>
          </draw:line>
        </draw:g>
        <draw:line draw:style-name="Arrow" draw:layer="layout" svg:x1="8.443cm" svg:y1="5.292cm" svg:x2="7.874cm" svg:y2="4.763cm">
          <text:p/>
        </draw:line>
        <draw:frame draw:style-name="gr3" draw:layer="layout" svg:width="3.06cm" svg:height="1.309cm" svg:x="8.535cm" svg:y="5.269cm">
          <draw:text-box>
            <text:p>Volume calibration marks along this line</text:p>
          </draw:text-box>
        </draw:frame>
        <draw:measure draw:style-name="gr4" draw:text-style-name="P1" draw:layer="measurelines" svg:x1="3.6cm" svg:y1="3.204cm" svg:x2="8.213cm" svg:y2="3.635cm">
          <text:p text:style-name="P2"><text:span text:style-name="T1">d</text:span><text:span text:style-name="T2">x</text:span></text:p>
        </draw:measure>
      </draw:page>
    </office:drawing>
  </office:body>
</office:document-content>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25cm" svg:stroke-color="#000000" draw:marker-start-width="0.33cm" draw:marker-start-center="false" draw:marker-end-width="0.33cm" draw:marker-end-center="false" draw:fill="none" draw:fill-color="#99cc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op" style:family="graphic" style:parent-style-name="standard">
      <style:graphic-properties draw:fill="solid" draw:fill-color="#ffffcc" draw:opacity="65%" draw:textarea-horizontal-align="center" draw:textarea-vertical-align="middle" draw:shadow-opacity="65%"/>
      <style:paragraph-properties fo:text-align="center"/>
    </style:style>
    <style:style style:name="Bottom" style:family="graphic" style:parent-style-name="Top">
      <style:graphic-properties draw:fill-color="#e6e6e6"/>
    </style:style>
    <style:style style:name="Side" style:family="graphic" style:parent-style-name="objectwithoutfill">
      <style:graphic-properties draw:fill="solid" draw:opacity="25%" draw:textarea-horizontal-align="center" draw:textarea-vertical-align="middle" draw:shadow-opacity="25%"/>
      <style:paragraph-properties fo:text-align="center"/>
    </style:style>
    <style:style style:name="Cutting_20_plane" style:display-name="Cutting plane" style:family="graphic" style:parent-style-name="objectwithoutfill">
      <style:graphic-properties draw:fill="none" draw:fill-color="#f5f5f5" draw:opacity="50%" draw:textarea-horizontal-align="center" draw:textarea-vertical-align="middle" draw:shadow-opacity="50%"/>
      <style:paragraph-properties fo:text-align="center"/>
    </style:style>
    <style:style style:name="Cut_20_lines" style:display-name="Cut lines" style:family="graphic" style:parent-style-name="standard">
      <style:graphic-properties draw:stroke="dash" draw:stroke-dash="Ultrafine_20_Dashed" svg:stroke-width="0.025cm" svg:stroke-color="#000000" draw:marker-start-width="0.33cm" draw:marker-start-center="false" draw:marker-end-width="0.33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Cut_20_lines" style:display-name="Cut lin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5/content.xml><?xml version="1.0" encoding="utf-8"?>
<math xmlns="http://www.w3.org/1998/Math/MathML">
  <semantics>
    <mrow>
      <mi>tan</mi>
      <mo stretchy="false">θ</mo>
      <mrow>
        <mi/>
        <mi mathvariant="normal">=</mi>
        <mi/>
      </mrow>
      <mfrac>
        <mrow>
          <mo stretchy="false">σ</mo>
          <mi>d</mi>
        </mrow>
        <mn>2h</mn>
      </mfrac>
    </mrow>
    <annotation encoding="StarMath 5.0">tan %theta `=` {%sigma d} over {2h}</annotation>
  </semantics>
</math>
</file>

<file path=Object 56/content.xml><?xml version="1.0" encoding="utf-8"?>
<math xmlns="http://www.w3.org/1998/Math/MathML">
  <semantics>
    <mrow>
      <msub>
        <mi>v</mi>
        <mi>x</mi>
      </msub>
      <mrow>
        <mi/>
        <mi mathvariant="normal">≤</mi>
        <mi/>
      </mrow>
      <mi>V</mi>
    </mrow>
    <annotation encoding="StarMath 5.0">v_x `&lt;=` V</annotation>
  </semantics>
</math>
</file>

<file path=Object 57/content.xml><?xml version="1.0" encoding="utf-8"?>
<math xmlns="http://www.w3.org/1998/Math/MathML">
  <semantics>
    <msub>
      <mi>A</mi>
      <mn>1</mn>
    </msub>
    <annotation encoding="StarMath 5.0">A_1</annotation>
  </semantics>
</math>
</file>

<file path=Object 58/content.xml><?xml version="1.0" encoding="utf-8"?>
<math xmlns="http://www.w3.org/1998/Math/MathML">
  <semantics>
    <msub>
      <mi>A</mi>
      <mn>0</mn>
    </msub>
    <annotation encoding="StarMath 5.0">A_0</annotation>
  </semantics>
</math>
</file>

<file path=Object 59/content.xml><?xml version="1.0" encoding="utf-8"?>
<math xmlns="http://www.w3.org/1998/Math/MathML">
  <semantics>
    <mrow>
      <msub>
        <mi>A</mi>
        <mn>0</mn>
      </msub>
      <mtext> and </mtext>
      <msub>
        <mi>A</mi>
        <mn>1</mn>
      </msub>
    </mrow>
    <annotation encoding="StarMath 5.0">A_0 " and " A_1</annotation>
  </semantics>
</math>
</file>

<file path=Object 6/content.xml><?xml version="1.0" encoding="utf-8"?>
<math xmlns="http://www.w3.org/1998/Math/MathML">
  <semantics>
    <mrow>
      <mi>V</mi>
      <mrow>
        <mi/>
        <mi mathvariant="normal">=</mi>
        <mi/>
      </mrow>
      <mfrac>
        <mi>h</mi>
        <mn>3</mn>
      </mfrac>
      <mrow>
        <mo stretchy="false">(</mo>
        <mrow>
          <mrow>
            <msub>
              <mi>A</mi>
              <mn>0</mn>
            </msub>
            <mo stretchy="false">+</mo>
            <msub>
              <mi>A</mi>
              <mn>1</mn>
            </msub>
          </mrow>
          <mo stretchy="false">+</mo>
          <msqrt>
            <mrow>
              <msub>
                <mi>A</mi>
                <mn>0</mn>
              </msub>
              <msub>
                <mi>A</mi>
                <mn>1</mn>
              </msub>
            </mrow>
          </msqrt>
        </mrow>
        <mo stretchy="false">)</mo>
      </mrow>
    </mrow>
    <annotation encoding="StarMath 5.0">V `=` h over 3 (A_0 + A_1 + sqrt{A_0 A_1}) </annotation>
  </semantics>
</math>
</file>

<file path=Object 60/content.xml><?xml version="1.0" encoding="utf-8"?>
<math xmlns="http://www.w3.org/1998/Math/MathML">
  <semantics>
    <msub>
      <mi>v</mi>
      <mi>x</mi>
    </msub>
    <annotation encoding="StarMath 5.0">v_x</annotation>
  </semantics>
</math>
</file>

<file path=Object 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Arial3" svg:font-family="Arial" style:font-pitch="variable" style:font-charset="x-symbol"/>
    <style:font-face style:name="Lucida Sans Unicode2" svg:font-family="'Lucida Sans Unicode'" style:font-pitch="variable" style:font-charset="x-symbol"/>
    <style:font-face style:name="OpenSymbol" svg:font-family="OpenSymbol" style:font-pitch="variable" style:font-charset="x-symbol"/>
    <style:font-face style:name="Arial2" svg:font-family="Arial" style:font-family-generic="roman" style:font-pitch="variable" style:font-charset="x-symbol"/>
    <style:font-face style:name="Arial5" svg:font-family="Arial" style:font-family-generic="system" style:font-pitch="variable" style:font-charset="x-symbol"/>
    <style:font-face style:name="Lucida Sans Unicode1" svg:font-family="'Lucida Sans Unicode'" style:font-family-generic="system"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measure">
      <style:graphic-properties draw:textarea-horizontal-align="center" draw:textarea-vertical-align="middle"/>
    </style:style>
    <style:style style:name="gr2" style:family="graphic" style:parent-style-name="measure" style:list-style-name="L1">
      <style:graphic-properties draw:textarea-horizontal-align="center" draw:textarea-vertical-align="middle" draw:placing="below"/>
    </style:style>
    <style:style style:name="gr3" style:family="graphic" style:parent-style-name="standard">
      <style:graphic-properties draw:stroke="none" svg:stroke-color="#000000" draw:fill="none" draw:fill-color="#ffffff" fo:min-height="0.226cm"/>
    </style:style>
    <style:style style:name="gr4" style:family="graphic" style:parent-style-name="standard">
      <style:graphic-properties svg:stroke-width="0.051cm" draw:marker-start-width="0.381cm" draw:marker-end-width="0.381cm" draw:textarea-horizontal-align="center" draw:textarea-vertical-align="middle" fo:padding-top="0.025cm" fo:padding-bottom="0.025cm" fo:padding-left="0.025cm" fo:padding-right="0.025cm"/>
    </style:style>
    <style:style style:name="gr5" style:family="graphic" style:parent-style-name="measure">
      <style:graphic-properties svg:stroke-width="0.025cm" svg:stroke-color="#ff0000" draw:marker-start-width="0.229cm" draw:marker-end-width="0.229cm" draw:textarea-horizontal-align="center" draw:textarea-vertical-align="middle"/>
    </style:style>
    <style:style style:name="gr6" style:family="graphic" style:parent-style-name="standard">
      <style:graphic-properties draw:stroke="none" svg:stroke-color="#000000" draw:fill="none" draw:fill-color="#ffffff" fo:min-height="0.801cm"/>
    </style:style>
    <style:style style:name="gr7" style:family="graphic" style:parent-style-name="objectwithoutfill">
      <style:graphic-properties svg:stroke-width="0.05cm" draw:marker-start-width="0.45cm" draw:marker-end="Arrow" draw:marker-end-width="0.25cm" draw:fill="none" draw:textarea-horizontal-align="center" draw:textarea-vertical-align="middle" fo:padding-top="0.025cm" fo:padding-bottom="0.025cm" fo:padding-left="0.025cm" fo:padding-right="0.02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P4" style:family="paragraph">
      <style:text-properties fo:color="#ff0000" fo:font-size="14pt" fo:font-weight="bold" style:font-size-asian="14pt" style:font-weight-asian="bold" style:font-size-complex="14pt" style:font-weight-complex="bold"/>
    </style:style>
    <style:style style:name="P5" style:family="paragraph">
      <style:text-properties fo:font-style="italic" fo:font-weight="bold" style:font-style-asian="italic" style:font-weight-asian="bold" style:font-style-complex="italic" style:font-weight-complex="bold"/>
    </style:style>
    <style:style style:name="T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OpenSymbol2" style:font-size-asian="18pt" style:font-style-asian="normal" style:font-weight-asian="normal" style:font-name-complex="OpenSymbol2"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OpenSymbol2" fo:font-size="12pt" fo:font-style="normal" fo:text-shadow="none" style:text-underline-style="none" fo:font-weight="normal" style:letter-kerning="true" style:font-name-asian="OpenSymbol2" style:font-size-asian="18pt" style:font-style-asian="normal" style:font-weight-asian="normal" style:font-name-complex="OpenSymbol2"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OpenSymbol2" style:font-size-asian="18pt" style:font-style-asian="normal" style:font-weight-asian="normal" style:font-name-complex="OpenSymbol2" style:font-size-complex="18pt" style:font-style-complex="normal" style:font-weight-complex="normal" style:text-emphasize="none" style:font-relief="none" style:text-overline-style="none" style:text-overline-color="font-color"/>
    </style:style>
    <style:style style:name="T5" style:family="text">
      <style:text-properties style:text-position="sub 58%"/>
    </style:style>
    <style:style style:name="T6" style:family="text">
      <style:text-properties style:use-window-font-color="true" style:text-outline="false" style:text-line-through-style="none" style:text-line-through-type="none" style:text-position="sub 58%" style:font-name="Arial" fo:font-size="12pt" fo:font-style="normal" fo:text-shadow="none" style:text-underline-style="none" fo:font-weight="normal" style:letter-kerning="true" style:font-name-asian="Lucida Sans Unicode"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7" style:family="text">
      <style:text-properties fo:color="#ff0000" fo:font-size="14pt" fo:font-weight="bold" style:font-size-asian="14pt" style:font-weight-asian="bold" style:font-size-complex="14pt" style:font-weight-complex="bold"/>
    </style:style>
    <style:style style:name="T8"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Bucket_2c__20_filled" xml:id="id2" draw:id="id2" draw:layer="layout" svg:width="3.006cm" svg:height="3.315cm" draw:transform="rotate (1.79507113567617) translate (4.69475882847379cm 6.88170853970379cm)" svg:viewBox="0 0 3007 3316" draw:points="512,0 3007,0 2251,3316 0,2243">
          <text:p/>
        </draw:polygon>
        <draw:measure draw:style-name="gr1" draw:text-style-name="P2" draw:layer="measurelines" svg:x1="5.923cm" svg:y1="6.383cm" svg:x2="5.923cm" svg:y2="3.95cm">
          <text:p text:style-name="P1"><text:span text:style-name="T1"><text:s/></text:span></text:p>
        </draw:measure>
        <draw:polygon draw:style-name="Bucket" xml:id="id5" draw:id="id5" draw:layer="layout" svg:width="4.776cm" svg:height="4.008cm" draw:transform="rotate (1.78180663336101) translate (4.68154865854044cm 6.85412000677184cm)" svg:viewBox="0 0 4777 4009" draw:points="482,1 4777,0 3918,4009 0,2250">
          <text:p/>
        </draw:polygon>
        <draw:measure draw:style-name="gr1" draw:text-style-name="P2" draw:layer="measurelines" svg:x1="7.781cm" svg:y1="2.183cm" svg:x2="7.781cm" svg:y2="6.383cm">
          <text:p text:style-name="P1"><text:span text:style-name="T1"><text:s/></text:span></text:p>
        </draw:measure>
        <draw:measure draw:style-name="gr2" draw:text-style-name="P3" draw:layer="measurelines" svg:x1="4.581cm" svg:y1="6.383cm" svg:x2="6.881cm" svg:y2="6.383cm">
          <text:p text:style-name="P3"><text:span text:style-name="T1">d</text:span></text:p>
        </draw:measure>
        <draw:measure draw:style-name="gr1" draw:text-style-name="P2" draw:layer="measurelines" svg:x1="3.681cm" svg:y1="2.183cm" svg:x2="7.781cm" svg:y2="2.183cm">
          <text:p text:style-name="P1"><text:span text:style-name="T2">D = (1+</text:span><text:span text:style-name="T3">)</text:span><text:span text:style-name="T4">d</text:span></text:p>
        </draw:measure>
        <draw:frame draw:style-name="gr3" draw:text-style-name="P2" draw:layer="layout" svg:width="1.895cm" svg:height="1.009cm" svg:x="5.4cm" svg:y="4.367cm">
          <draw:text-box>
            <text:p text:style-name="P2">Volume</text:p>
            <text:p text:style-name="P2">v<text:span text:style-name="T5">x</text:span></text:p>
          </draw:text-box>
        </draw:frame>
        <draw:frame draw:style-name="gr3" xml:id="id1" draw:id="id1" draw:layer="layout" svg:width="0.476cm" svg:height="0.568cm" svg:x="3.058cm" svg:y="6.636cm">
          <draw:text-box>
            <text:p>A<text:span text:style-name="T5">0</text:span></text:p>
          </draw:text-box>
        </draw:frame>
        <draw:connector draw:style-name="Connector" draw:layer="layout" draw:type="curve" svg:x1="3.534cm" svg:y1="6.92cm" svg:x2="5.726cm" svg:y2="6.383cm" draw:start-shape="id1" draw:start-glue-point="1" draw:end-shape="id2" draw:end-glue-point="2" svg:d="M3534 6920c1462 0 2192-179 2192-537" svg:viewBox="0 0 2193 538">
          <text:p/>
        </draw:connector>
        <draw:frame draw:style-name="gr3" xml:id="id3" draw:id="id3" draw:layer="layout" svg:width="0.363cm" svg:height="0.442cm" svg:x="4.967cm" svg:y="3.22cm">
          <draw:text-box>
            <text:p>A</text:p>
          </draw:text-box>
        </draw:frame>
        <draw:connector draw:style-name="Connector" draw:layer="layout" draw:type="curve" svg:x1="5.33cm" svg:y1="3.441cm" svg:x2="5.726cm" svg:y2="3.95cm" draw:start-shape="id3" draw:start-glue-point="1" draw:end-shape="id2" draw:end-glue-point="0" svg:d="M5330 3441c264 0 396 169 396 509" svg:viewBox="0 0 397 510">
          <text:p/>
        </draw:connector>
        <draw:frame draw:style-name="gr3" draw:text-style-name="P2" xml:id="id4" draw:id="id4" draw:layer="layout" svg:width="0.585cm" svg:height="0.568cm" svg:x="2.57cm" svg:y="1.401cm">
          <draw:text-box>
            <text:p text:style-name="P2">A<text:span text:style-name="T5">1</text:span></text:p>
          </draw:text-box>
        </draw:frame>
        <draw:connector draw:style-name="Connector" draw:layer="layout" draw:type="curve" svg:x1="3.155cm" svg:y1="1.685cm" svg:x2="5.731cm" svg:y2="2.183cm" draw:start-shape="id4" draw:start-glue-point="1" draw:end-shape="id5" svg:d="M3155 1685c1718 0 2576 166 2576 498" svg:viewBox="0 0 2577 499">
          <text:p/>
        </draw:connector>
        <draw:line draw:style-name="gr4" draw:text-style-name="P2" draw:layer="layout" svg:x1="4.026cm" svg:y1="3.95cm" svg:x2="7.427cm" svg:y2="3.95cm">
          <text:p/>
        </draw:line>
        <draw:measure draw:style-name="gr1" draw:text-style-name="P2" draw:layer="measurelines" svg:x1="4.026cm" svg:y1="3.95cm" svg:x2="7.427cm" svg:y2="3.95cm">
          <text:p text:style-name="P1"><text:span text:style-name="T1">d</text:span><text:span text:style-name="T6">x</text:span></text:p>
        </draw:measure>
        <draw:measure draw:style-name="gr5" draw:text-style-name="P2" draw:layer="measurelines" svg:x1="4.581cm" svg:y1="6.383cm" svg:x2="4.026cm" svg:y2="3.95cm">
          <text:p text:style-name="P1"><text:span text:style-name="T1"><text:s/></text:span></text:p>
        </draw:measure>
        <draw:frame draw:style-name="gr6" draw:text-style-name="P4" draw:layer="layout" svg:width="0.703cm" svg:height="0.801cm" svg:x="3.168cm" svg:y="5.226cm">
          <draw:text-box>
            <text:p><text:span text:style-name="T7">y</text:span></text:p>
          </draw:text-box>
        </draw:frame>
        <draw:frame draw:style-name="gr3" draw:layer="layout" svg:width="0.476cm" svg:height="0.442cm" svg:x="4.597cm" svg:y="4.817cm">
          <draw:text-box>
            <text:p>xh</text:p>
          </draw:text-box>
        </draw:frame>
        <draw:frame draw:style-name="gr3" draw:layer="layout" svg:width="0.476cm" svg:height="0.442cm" svg:x="8.708cm" svg:y="4.086cm">
          <draw:text-box>
            <text:p>h</text:p>
          </draw:text-box>
        </draw:frame>
        <draw:line draw:style-name="gr7" draw:text-style-name="P2" draw:layer="layout" svg:x1="10.098cm" svg:y1="2.919cm" svg:x2="10.098cm" svg:y2="4.137cm">
          <text:p/>
        </draw:line>
        <draw:frame draw:style-name="gr8" draw:text-style-name="P5" draw:layer="layout" svg:width="0.239cm" svg:height="0.442cm" svg:x="10.319cm" svg:y="3.188cm">
          <draw:text-box>
            <text:p><text:span text:style-name="T8">g</text:span></text:p>
          </draw:text-box>
        </draw:frame>
      </draw:page>
    </office:drawing>
  </office:body>
</office:document-content>
</file>

<file path=Object 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Arial3" svg:font-family="Arial" style:font-pitch="variable" style:font-charset="x-symbol"/>
    <style:font-face style:name="Lucida Sans Unicode2" svg:font-family="'Lucida Sans Unicode'" style:font-pitch="variable" style:font-charset="x-symbol"/>
    <style:font-face style:name="OpenSymbol" svg:font-family="OpenSymbol" style:font-pitch="variable" style:font-charset="x-symbol"/>
    <style:font-face style:name="Arial2" svg:font-family="Arial" style:font-family-generic="roman" style:font-pitch="variable" style:font-charset="x-symbol"/>
    <style:font-face style:name="Arial5" svg:font-family="Arial" style:font-family-generic="system" style:font-pitch="variable" style:font-charset="x-symbol"/>
    <style:font-face style:name="Lucida Sans Unicode1" svg:font-family="'Lucida Sans Unicode'" style:font-family-generic="system"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1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152cm" draw:marker-end="Arrow" draw:marker-end-width="0.152cm" draw:fill="none" draw:fill-image-width="0cm" draw:fill-image-height="0cm" draw:show-unit="true"/>
      <style:text-properties fo:font-size="12pt"/>
    </style:style>
    <style:style style:name="Bucket" style:family="graphic" style:parent-style-name="objectwithoutfill">
      <style:graphic-properties draw:stroke-dash="Dashed_20__28_var_29__20_2" svg:stroke-width="0.051cm" draw:marker-start-width="0.381cm" draw:marker-end-width="0.381cm" draw:fill="none" draw:fill-gradient-name="Gradient_20_7" draw:fill-hatch-name="Hatch_20_1" draw:fill-image-name="Bitmape_20_1" draw:textarea-horizontal-align="center" draw:textarea-vertical-align="middle"/>
      <style:paragraph-properties fo:text-align="center"/>
    </style:style>
    <style:style style:name="Bucket_2c__20_filled" style:display-name="Bucket, filled" style:family="graphic" style:parent-style-name="Bucket">
      <style:graphic-properties draw:stroke="none" svg:stroke-width="0.025cm" draw:marker-start-width="0.33cm" draw:marker-end-width="0.33cm" draw:fill="solid" draw:fill-color="#ffff00" draw:opacity="20%" draw:fill-image-width="0cm" draw:fill-image-height="0cm" draw:shadow-opacity="20%"/>
    </style:style>
    <style:style style:name="Connector"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2/content.xml><?xml version="1.0" encoding="utf-8"?>
<math xmlns="http://www.w3.org/1998/Math/MathML">
  <semantics>
    <msub>
      <mi>v</mi>
      <mi>x</mi>
    </msub>
    <annotation encoding="StarMath 5.0">v_x</annotation>
  </semantics>
</math>
</file>

<file path=Object 63/content.xml><?xml version="1.0" encoding="utf-8"?>
<math xmlns="http://www.w3.org/1998/Math/MathML">
  <semantics>
    <msub>
      <mi>d</mi>
      <mi>x</mi>
    </msub>
    <annotation encoding="StarMath 5.0">d_x</annotation>
  </semantics>
</math>
</file>

<file path=Object 64/content.xml><?xml version="1.0" encoding="utf-8"?>
<math xmlns="http://www.w3.org/1998/Math/MathML">
  <semantics>
    <msub>
      <mi>d</mi>
      <mi>x</mi>
    </msub>
    <annotation encoding="StarMath 5.0">d_x</annotation>
  </semantics>
</math>
</file>

<file path=Object 65/content.xml><?xml version="1.0" encoding="utf-8"?>
<math xmlns="http://www.w3.org/1998/Math/MathML">
  <semantics>
    <msub>
      <mi>d</mi>
      <mi>x</mi>
    </msub>
    <annotation encoding="StarMath 5.0">d_x</annotation>
  </semantics>
</math>
</file>

<file path=Object 66/content.xml><?xml version="1.0" encoding="utf-8"?>
<math xmlns="http://www.w3.org/1998/Math/MathML">
  <semantics>
    <msub>
      <mi>d</mi>
      <mi>x</mi>
    </msub>
    <annotation encoding="StarMath 5.0">d_x</annotation>
  </semantics>
</math>
</file>

<file path=Object 67/content.xml><?xml version="1.0" encoding="utf-8"?>
<math xmlns="http://www.w3.org/1998/Math/MathML">
  <semantics>
    <msub>
      <mi>d</mi>
      <mi>x</mi>
    </msub>
    <annotation encoding="StarMath 5.0">d_x</annotation>
  </semantics>
</math>
</file>

<file path=Object 68/content.xml><?xml version="1.0" encoding="utf-8"?>
<math xmlns="http://www.w3.org/1998/Math/MathML">
  <semantics>
    <mo stretchy="false">σ</mo>
    <annotation encoding="StarMath 5.0">%sigma</annotation>
  </semantics>
</math>
</file>

<file path=Object 69/content.xml><?xml version="1.0" encoding="utf-8"?>
<math xmlns="http://www.w3.org/1998/Math/MathML">
  <semantics>
    <msub>
      <mi>A</mi>
      <mn>0</mn>
    </msub>
    <annotation encoding="StarMath 5.0">A_0</annotation>
  </semantics>
</math>
</file>

<file path=Object 7/content.xml><?xml version="1.0" encoding="utf-8"?>
<math xmlns="http://www.w3.org/1998/Math/MathML">
  <semantics>
    <msub>
      <mi>A</mi>
      <mn>0</mn>
    </msub>
    <annotation encoding="StarMath 5.0">A_0</annotation>
  </semantics>
</math>
</file>

<file path=Object 70/content.xml><?xml version="1.0" encoding="utf-8"?>
<math xmlns="http://www.w3.org/1998/Math/MathML">
  <semantics>
    <msub>
      <mi>A</mi>
      <mn>1</mn>
    </msub>
    <annotation encoding="StarMath 5.0">A_1</annotation>
  </semantics>
</math>
</file>

<file path=Object 71/content.xml><?xml version="1.0" encoding="utf-8"?>
<math xmlns="http://www.w3.org/1998/Math/MathML">
  <semantics>
    <msub>
      <mi>A</mi>
      <mn>1</mn>
    </msub>
    <annotation encoding="StarMath 5.0">A_1</annotation>
  </semantics>
</math>
</file>

<file path=Object 72/content.xml><?xml version="1.0" encoding="utf-8"?>
<math xmlns="http://www.w3.org/1998/Math/MathML">
  <semantics>
    <mo stretchy="false">δ</mo>
    <annotation encoding="StarMath 5.0">%delta</annotation>
  </semantics>
</math>
</file>

<file path=Object 73/content.xml><?xml version="1.0" encoding="utf-8"?>
<math xmlns="http://www.w3.org/1998/Math/MathML">
  <semantics>
    <msub>
      <mi>v</mi>
      <mi>x</mi>
    </msub>
    <annotation encoding="StarMath 5.0">v_x</annotation>
  </semantics>
</math>
</file>

<file path=Object 74/content.xml><?xml version="1.0" encoding="utf-8"?>
<math xmlns="http://www.w3.org/1998/Math/MathML">
  <semantics>
    <msub>
      <mi>v</mi>
      <mi>x</mi>
    </msub>
    <annotation encoding="StarMath 5.0">v_x</annotation>
  </semantics>
</math>
</file>

<file path=Object 75/content.xml><?xml version="1.0" encoding="utf-8"?>
<math xmlns="http://www.w3.org/1998/Math/MathML">
  <semantics>
    <msub>
      <mi>d</mi>
      <mi>x</mi>
    </msub>
    <annotation encoding="StarMath 5.0">d_x</annotation>
  </semantics>
</math>
</file>

<file path=Object 76/content.xml><?xml version="1.0" encoding="utf-8"?>
<math xmlns="http://www.w3.org/1998/Math/MathML">
  <semantics>
    <msub>
      <mi>A</mi>
      <mn>0</mn>
    </msub>
    <annotation encoding="StarMath 5.0">A_0</annotation>
  </semantics>
</math>
</file>

<file path=Object 77/content.xml><?xml version="1.0" encoding="utf-8"?>
<math xmlns="http://www.w3.org/1998/Math/MathML">
  <semantics>
    <mrow>
      <mo stretchy="false">σ</mo>
      <mrow>
        <mi/>
        <mo stretchy="false">=</mo>
        <mi/>
      </mrow>
      <mfrac>
        <mi>D</mi>
        <mi>d</mi>
      </mfrac>
      <mrow>
        <mi/>
        <mo stretchy="false">−</mo>
        <mn>1</mn>
      </mrow>
    </mrow>
    <annotation encoding="StarMath 5.0">%sigma `=` D over d `- 1</annotation>
  </semantics>
</math>
</file>

<file path=Object 78/content.xml><?xml version="1.0" encoding="utf-8"?>
<math xmlns="http://www.w3.org/1998/Math/MathML">
  <semantics>
    <mrow>
      <msub>
        <mi>A</mi>
        <mn>0</mn>
      </msub>
      <mrow>
        <mi/>
        <mi mathvariant="normal">=</mi>
        <mi/>
      </mrow>
      <mo stretchy="false">π</mo>
      <mfrac>
        <msup>
          <mi>d</mi>
          <mn>2</mn>
        </msup>
        <mn>4</mn>
      </mfrac>
    </mrow>
    <annotation encoding="StarMath 5.0">A_0 `=` %pi d^2 over 4 </annotation>
  </semantics>
</math>
</file>

<file path=Object 79/content.xml><?xml version="1.0" encoding="utf-8"?>
<math xmlns="http://www.w3.org/1998/Math/MathML">
  <semantics>
    <msub>
      <mi>v</mi>
      <mi>x</mi>
    </msub>
    <annotation encoding="StarMath 5.0">v_x</annotation>
  </semantics>
</math>
</file>

<file path=Object 8/content.xml><?xml version="1.0" encoding="utf-8"?>
<math xmlns="http://www.w3.org/1998/Math/MathML">
  <semantics>
    <msub>
      <mi>A</mi>
      <mn>1</mn>
    </msub>
    <annotation encoding="StarMath 5.0">A_1</annotation>
  </semantics>
</math>
</file>

<file path=Object 80/content.xml><?xml version="1.0" encoding="utf-8"?>
<math xmlns="http://www.w3.org/1998/Math/MathML">
  <semantics>
    <msub>
      <mi>v</mi>
      <mi>x</mi>
    </msub>
    <annotation encoding="StarMath 5.0">v_x</annotation>
  </semantics>
</math>
</file>

<file path=Object 81/content.xml><?xml version="1.0" encoding="utf-8"?>
<math xmlns="http://www.w3.org/1998/Math/MathML">
  <semantics>
    <mo stretchy="false">δ</mo>
    <annotation encoding="StarMath 5.0">%delta</annotation>
  </semantics>
</math>
</file>

<file path=Object 82/content.xml><?xml version="1.0" encoding="utf-8"?>
<math xmlns="http://www.w3.org/1998/Math/MathML">
  <semantics>
    <mo stretchy="false">δ</mo>
    <annotation encoding="StarMath 5.0">%delta</annotation>
  </semantics>
</math>
</file>

<file path=Object 83/content.xml><?xml version="1.0" encoding="utf-8"?>
<math xmlns="http://www.w3.org/1998/Math/MathML">
  <semantics>
    <mo stretchy="false">δ</mo>
    <annotation encoding="StarMath 5.0">%delta</annotation>
  </semantics>
</math>
</file>

<file path=Object 84/content.xml><?xml version="1.0" encoding="utf-8"?>
<math xmlns="http://www.w3.org/1998/Math/MathML">
  <semantics>
    <mrow>
      <mo stretchy="false">σ</mo>
      <mrow>
        <mi/>
        <mo stretchy="false">=</mo>
        <mi/>
      </mrow>
      <mfrac>
        <mn>11.34</mn>
        <mn>10.42</mn>
      </mfrac>
      <mrow>
        <mi/>
        <mo stretchy="false">−</mo>
        <mn>1</mn>
      </mrow>
      <mrow>
        <mi/>
        <mo stretchy="false">=</mo>
        <mi/>
      </mrow>
      <mn>0.0882917</mn>
    </mrow>
    <annotation encoding="StarMath 5.0">%sigma `=` 11.34 over 10.42 `- 1 `=` 0.0882917</annotation>
  </semantics>
</math>
</file>

<file path=Object 85/content.xml><?xml version="1.0" encoding="utf-8"?>
<math xmlns="http://www.w3.org/1998/Math/MathML">
  <semantics>
    <msub>
      <mi>A</mi>
      <mn>0</mn>
    </msub>
    <annotation encoding="StarMath 5.0">A_0</annotation>
  </semantics>
</math>
</file>

<file path=Object 86/content.xml><?xml version="1.0" encoding="utf-8"?>
<math xmlns="http://www.w3.org/1998/Math/MathML">
  <semantics>
    <mtable>
      <mtr>
        <mtd>
          <mrow>
            <mi>x</mi>
            <mrow>
              <mi/>
              <mi mathvariant="normal">=</mi>
              <mi/>
            </mrow>
            <mn>0.4896708</mn>
          </mrow>
        </mtd>
      </mtr>
      <mtr>
        <mtd>
          <mrow>
            <mi>y</mi>
            <mrow>
              <mi/>
              <mi mathvariant="normal">=</mi>
              <mi/>
            </mrow>
            <mn>7.334</mn>
          </mrow>
        </mtd>
      </mtr>
    </mtable>
    <annotation encoding="StarMath 5.0">stack {
alignl x `=` 0.4896708 #
alignl y `=` 7.334
}</annotation>
  </semantics>
</math>
</file>

<file path=Object 87/content.xml><?xml version="1.0" encoding="utf-8"?>
<math xmlns="http://www.w3.org/1998/Math/MathML">
  <semantics>
    <mrow>
      <mn>0</mn>
      <mrow>
        <mi/>
        <mo stretchy="false">&lt;</mo>
        <mi/>
      </mrow>
      <mi>x</mi>
      <mrow>
        <mi/>
        <mi mathvariant="normal">≤</mi>
        <mi/>
      </mrow>
      <mn>1</mn>
    </mrow>
    <annotation encoding="StarMath 5.0">0 `&lt;` x `&lt;=` 1</annotation>
  </semantics>
</math>
</file>

<file path=Object 9/content.xml><?xml version="1.0" encoding="utf-8"?>
<math xmlns="http://www.w3.org/1998/Math/MathML">
  <semantics>
    <mrow>
      <msub>
        <mi>d</mi>
        <mi>x</mi>
      </msub>
      <mrow>
        <mi/>
        <mi mathvariant="normal">=</mi>
        <mi/>
      </mrow>
      <mi>d</mi>
      <mrow>
        <mo stretchy="false">(</mo>
        <mrow>
          <mrow>
            <mn>1</mn>
            <mo stretchy="false">+</mo>
            <mi>x</mi>
          </mrow>
          <mo stretchy="false">σ</mo>
        </mrow>
        <mo stretchy="false">)</mo>
      </mrow>
    </mrow>
    <annotation encoding="StarMath 5.0">d_x `=` d( 1 + x %sigma)</annotation>
  </semantics>
</math>
</file>